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23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number-columns-repeated="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Najboljši</text:p>
          </table:table-cell>
          <table:table-cell office:value-type="string" calcext:value-type="string">
            <text:p>Povprečj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130476" calcext:value-type="float">
            <text:p>0,130476</text:p>
          </table:table-cell>
          <table:table-cell office:value-type="float" office:value="0.332857" calcext:value-type="float">
            <text:p>0,332857</text:p>
          </table:table-cell>
          <table:table-cell table:number-columns-repeated="6" office:value-type="float" office:value="0.333333" calcext:value-type="float">
            <text:p>0,333333</text:p>
          </table:table-cell>
          <table:table-cell office:value-type="float" office:value="0.334286" calcext:value-type="float">
            <text:p>0,334286</text:p>
          </table:table-cell>
          <table:table-cell office:value-type="float" office:value="0.53" calcext:value-type="float">
            <text:p>0,5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332762" calcext:value-type="float">
            <text:p>0,33276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50476" calcext:value-type="float">
            <text:p>0,250476</text:p>
          </table:table-cell>
          <table:table-cell table:number-columns-repeated="7" office:value-type="float" office:value="0.333333" calcext:value-type="float">
            <text:p>0,333333</text:p>
          </table:table-cell>
          <table:table-cell office:value-type="float" office:value="0.385714" calcext:value-type="float">
            <text:p>0,385714</text:p>
          </table:table-cell>
          <table:table-cell office:value-type="float" office:value="0.615238" calcext:value-type="float">
            <text:p>0,615238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358476" calcext:value-type="float">
            <text:p>0,35847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55714" calcext:value-type="float">
            <text:p>0,255714</text:p>
          </table:table-cell>
          <table:table-cell table:number-columns-repeated="6" office:value-type="float" office:value="0.333333" calcext:value-type="float">
            <text:p>0,333333</text:p>
          </table:table-cell>
          <table:table-cell office:value-type="float" office:value="0.336667" calcext:value-type="float">
            <text:p>0,336667</text:p>
          </table:table-cell>
          <table:table-cell office:value-type="float" office:value="0.466667" calcext:value-type="float">
            <text:p>0,466667</text:p>
          </table:table-cell>
          <table:table-cell office:value-type="float" office:value="0.651905" calcext:value-type="float">
            <text:p>0,651905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371095" calcext:value-type="float">
            <text:p>0,37109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317143" calcext:value-type="float">
            <text:p>0,317143</text:p>
          </table:table-cell>
          <table:table-cell table:number-columns-repeated="6" office:value-type="float" office:value="0.333333" calcext:value-type="float">
            <text:p>0,333333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564762" calcext:value-type="float">
            <text:p>0,564762</text:p>
          </table:table-cell>
          <table:table-cell office:value-type="float" office:value="0.665238" calcext:value-type="float">
            <text:p>0,665238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391857" calcext:value-type="float">
            <text:p>0,3918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9524" calcext:value-type="float">
            <text:p>0,009524</text:p>
          </table:table-cell>
          <table:table-cell office:value-type="float" office:value="0.30619" calcext:value-type="float">
            <text:p>0,30619</text:p>
          </table:table-cell>
          <table:table-cell table:number-columns-repeated="5" office:value-type="float" office:value="0.333333" calcext:value-type="float">
            <text:p>0,333333</text:p>
          </table:table-cell>
          <table:table-cell office:value-type="float" office:value="0.337143" calcext:value-type="float">
            <text:p>0,337143</text:p>
          </table:table-cell>
          <table:table-cell office:value-type="float" office:value="0.439048" calcext:value-type="float">
            <text:p>0,439048</text:p>
          </table:table-cell>
          <table:table-cell office:value-type="float" office:value="0.637619" calcext:value-type="float">
            <text:p>0,637619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405333" calcext:value-type="float">
            <text:p>0,40533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282857" calcext:value-type="float">
            <text:p>0,282857</text:p>
          </table:table-cell>
          <table:table-cell table:number-columns-repeated="5" office:value-type="float" office:value="0.333333" calcext:value-type="float">
            <text:p>0,333333</text:p>
          </table:table-cell>
          <table:table-cell office:value-type="float" office:value="0.394286" calcext:value-type="float">
            <text:p>0,394286</text:p>
          </table:table-cell>
          <table:table-cell office:value-type="float" office:value="0.573333" calcext:value-type="float">
            <text:p>0,573333</text:p>
          </table:table-cell>
          <table:table-cell office:value-type="float" office:value="0.664286" calcext:value-type="float">
            <text:p>0,664286</text:p>
          </table:table-cell>
          <table:table-cell office:value-type="float" office:value="0.674762" calcext:value-type="float">
            <text:p>0,674762</text:p>
          </table:table-cell>
          <table:table-cell office:value-type="float" office:value="0.828571" calcext:value-type="float">
            <text:p>0,828571</text:p>
          </table:table-cell>
          <table:table-cell office:value-type="float" office:value="0.425619" calcext:value-type="float">
            <text:p>0,42561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299048" calcext:value-type="float">
            <text:p>0,299048</text:p>
          </table:table-cell>
          <table:table-cell table:number-columns-repeated="5" office:value-type="float" office:value="0.333333" calcext:value-type="float">
            <text:p>0,333333</text:p>
          </table:table-cell>
          <table:table-cell office:value-type="float" office:value="0.427619" calcext:value-type="float">
            <text:p>0,427619</text:p>
          </table:table-cell>
          <table:table-cell office:value-type="float" office:value="0.594762" calcext:value-type="float">
            <text:p>0,59476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82857" calcext:value-type="float">
            <text:p>0,682857</text:p>
          </table:table-cell>
          <table:table-cell office:value-type="float" office:value="0.828571" calcext:value-type="float">
            <text:p>0,828571</text:p>
          </table:table-cell>
          <table:table-cell office:value-type="float" office:value="0.433762" calcext:value-type="float">
            <text:p>0,43376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52381" calcext:value-type="float">
            <text:p>0,152381</text:p>
          </table:table-cell>
          <table:table-cell office:value-type="float" office:value="0.31" calcext:value-type="float">
            <text:p>0,31</text:p>
          </table:table-cell>
          <table:table-cell table:number-columns-repeated="5" office:value-type="float" office:value="0.333333" calcext:value-type="float">
            <text:p>0,333333</text:p>
          </table:table-cell>
          <table:table-cell office:value-type="float" office:value="0.407143" calcext:value-type="float">
            <text:p>0,407143</text:p>
          </table:table-cell>
          <table:table-cell office:value-type="float" office:value="0.62381" calcext:value-type="float">
            <text:p>0,6238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22857" calcext:value-type="float">
            <text:p>0,722857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439714" calcext:value-type="float">
            <text:p>0,43971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74762" calcext:value-type="float">
            <text:p>0,274762</text:p>
          </table:table-cell>
          <table:table-cell table:number-columns-repeated="4" office:value-type="float" office:value="0.333333" calcext:value-type="float">
            <text:p>0,333333</text:p>
          </table:table-cell>
          <table:table-cell office:value-type="float" office:value="0.334286" calcext:value-type="float">
            <text:p>0,334286</text:p>
          </table:table-cell>
          <table:table-cell office:value-type="float" office:value="0.448095" calcext:value-type="float">
            <text:p>0,448095</text:p>
          </table:table-cell>
          <table:table-cell office:value-type="float" office:value="0.632381" calcext:value-type="float">
            <text:p>0,63238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42381" calcext:value-type="float">
            <text:p>0,742381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44319" calcext:value-type="float">
            <text:p>0,44319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,27</text:p>
          </table:table-cell>
          <table:table-cell table:number-columns-repeated="4" office:value-type="float" office:value="0.333333" calcext:value-type="float">
            <text:p>0,333333</text:p>
          </table:table-cell>
          <table:table-cell office:value-type="float" office:value="0.401429" calcext:value-type="float">
            <text:p>0,401429</text:p>
          </table:table-cell>
          <table:table-cell office:value-type="float" office:value="0.587143" calcext:value-type="float">
            <text:p>0,587143</text:p>
          </table:table-cell>
          <table:table-cell office:value-type="float" office:value="0.663333" calcext:value-type="float">
            <text:p>0,66333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65238" calcext:value-type="float">
            <text:p>0,765238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468714" calcext:value-type="float">
            <text:p>0,468714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9524" calcext:value-type="float">
            <text:p>0,009524</text:p>
          </table:table-cell>
          <table:table-cell office:value-type="float" office:value="0.308095" calcext:value-type="float">
            <text:p>0,308095</text:p>
          </table:table-cell>
          <table:table-cell table:number-columns-repeated="3" office:value-type="float" office:value="0.333333" calcext:value-type="float">
            <text:p>0,333333</text:p>
          </table:table-cell>
          <table:table-cell office:value-type="float" office:value="0.341429" calcext:value-type="float">
            <text:p>0,341429</text:p>
          </table:table-cell>
          <table:table-cell office:value-type="float" office:value="0.482381" calcext:value-type="float">
            <text:p>0,482381</text:p>
          </table:table-cell>
          <table:table-cell office:value-type="float" office:value="0.599048" calcext:value-type="float">
            <text:p>0,599048</text:p>
          </table:table-cell>
          <table:table-cell office:value-type="float" office:value="0.660476" calcext:value-type="float">
            <text:p>0,660476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77143" calcext:value-type="float">
            <text:p>0,777143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483524" calcext:value-type="float">
            <text:p>0,48352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133333" calcext:value-type="float">
            <text:p>0,133333</text:p>
          </table:table-cell>
          <table:table-cell office:value-type="float" office:value="0.322857" calcext:value-type="float">
            <text:p>0,322857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35238" calcext:value-type="float">
            <text:p>0,335238</text:p>
          </table:table-cell>
          <table:table-cell office:value-type="float" office:value="0.40381" calcext:value-type="float">
            <text:p>0,40381</text:p>
          </table:table-cell>
          <table:table-cell office:value-type="float" office:value="0.548571" calcext:value-type="float">
            <text:p>0,548571</text:p>
          </table:table-cell>
          <table:table-cell office:value-type="float" office:value="0.648095" calcext:value-type="float">
            <text:p>0,648095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798571" calcext:value-type="float">
            <text:p>0,798571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505714" calcext:value-type="float">
            <text:p>0,50571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95238" calcext:value-type="float">
            <text:p>0,295238</text:p>
          </table:table-cell>
          <table:table-cell office:value-type="float" office:value="0.330476" calcext:value-type="float">
            <text:p>0,330476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41429" calcext:value-type="float">
            <text:p>0,341429</text:p>
          </table:table-cell>
          <table:table-cell office:value-type="float" office:value="0.427143" calcext:value-type="float">
            <text:p>0,427143</text:p>
          </table:table-cell>
          <table:table-cell office:value-type="float" office:value="0.58619" calcext:value-type="float">
            <text:p>0,58619</text:p>
          </table:table-cell>
          <table:table-cell office:value-type="float" office:value="0.660952" calcext:value-type="float">
            <text:p>0,660952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85381" calcext:value-type="float">
            <text:p>0,85381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52" calcext:value-type="float">
            <text:p>0,5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314286" calcext:value-type="float">
            <text:p>0,314286</text:p>
          </table:table-cell>
          <table:table-cell office:value-type="float" office:value="0.332381" calcext:value-type="float">
            <text:p>0,332381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5" calcext:value-type="float">
            <text:p>0,35</text:p>
          </table:table-cell>
          <table:table-cell office:value-type="float" office:value="0.505714" calcext:value-type="float">
            <text:p>0,505714</text:p>
          </table:table-cell>
          <table:table-cell office:value-type="float" office:value="0.622381" calcext:value-type="float">
            <text:p>0,622381</text:p>
          </table:table-cell>
          <table:table-cell office:value-type="float" office:value="0.664286" calcext:value-type="float">
            <text:p>0,664286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73333" calcext:value-type="float">
            <text:p>0,673333</text:p>
          </table:table-cell>
          <table:table-cell office:value-type="float" office:value="0.885238" calcext:value-type="float">
            <text:p>0,885238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536667" calcext:value-type="float">
            <text:p>0,53666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0.333333" calcext:value-type="float">
            <text:p>0,333333</text:p>
          </table:table-cell>
          <table:table-cell office:value-type="float" office:value="0.39381" calcext:value-type="float">
            <text:p>0,39381</text:p>
          </table:table-cell>
          <table:table-cell office:value-type="float" office:value="0.570476" calcext:value-type="float">
            <text:p>0,570476</text:p>
          </table:table-cell>
          <table:table-cell office:value-type="float" office:value="0.652857" calcext:value-type="float">
            <text:p>0,652857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687619" calcext:value-type="float">
            <text:p>0,687619</text:p>
          </table:table-cell>
          <table:table-cell office:value-type="float" office:value="0.901905" calcext:value-type="float">
            <text:p>0,901905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554" calcext:value-type="float">
            <text:p>0,55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7619" calcext:value-type="float">
            <text:p>0,27619</text:p>
          </table:table-cell>
          <table:table-cell office:value-type="float" office:value="0.330476" calcext:value-type="float">
            <text:p>0,330476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90476" calcext:value-type="float">
            <text:p>0,390476</text:p>
          </table:table-cell>
          <table:table-cell office:value-type="float" office:value="0.559524" calcext:value-type="float">
            <text:p>0,559524</text:p>
          </table:table-cell>
          <table:table-cell office:value-type="float" office:value="0.661429" calcext:value-type="float">
            <text:p>0,661429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685238" calcext:value-type="float">
            <text:p>0,685238</text:p>
          </table:table-cell>
          <table:table-cell office:value-type="float" office:value="0.892857" calcext:value-type="float">
            <text:p>0,892857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552" calcext:value-type="float">
            <text:p>0,552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315714" calcext:value-type="float">
            <text:p>0,31571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39524" calcext:value-type="float">
            <text:p>0,339524</text:p>
          </table:table-cell>
          <table:table-cell office:value-type="float" office:value="0.482857" calcext:value-type="float">
            <text:p>0,482857</text:p>
          </table:table-cell>
          <table:table-cell office:value-type="float" office:value="0.637619" calcext:value-type="float">
            <text:p>0,637619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704762" calcext:value-type="float">
            <text:p>0,704762</text:p>
          </table:table-cell>
          <table:table-cell office:value-type="float" office:value="0.91" calcext:value-type="float">
            <text:p>0,91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572381" calcext:value-type="float">
            <text:p>0,57238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 office:value-type="float" office:value="0.333333" calcext:value-type="float">
            <text:p>0,333333</text:p>
          </table:table-cell>
          <table:table-cell office:value-type="float" office:value="0.398571" calcext:value-type="float">
            <text:p>0,398571</text:p>
          </table:table-cell>
          <table:table-cell office:value-type="float" office:value="0.577619" calcext:value-type="float">
            <text:p>0,577619</text:p>
          </table:table-cell>
          <table:table-cell office:value-type="float" office:value="0.663333" calcext:value-type="float">
            <text:p>0,663333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669048" calcext:value-type="float">
            <text:p>0,669048</text:p>
          </table:table-cell>
          <table:table-cell office:value-type="float" office:value="0.877619" calcext:value-type="float">
            <text:p>0,877619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551952" calcext:value-type="float">
            <text:p>0,55195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4" office:value-type="float" office:value="0.333333" calcext:value-type="float">
            <text:p>0,333333</text:p>
          </table:table-cell>
          <table:table-cell office:value-type="float" office:value="0.389524" calcext:value-type="float">
            <text:p>0,389524</text:p>
          </table:table-cell>
          <table:table-cell office:value-type="float" office:value="0.545238" calcext:value-type="float">
            <text:p>0,545238</text:p>
          </table:table-cell>
          <table:table-cell office:value-type="float" office:value="0.65" calcext:value-type="float">
            <text:p>0,65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670952" calcext:value-type="float">
            <text:p>0,670952</text:p>
          </table:table-cell>
          <table:table-cell office:value-type="float" office:value="0.878095" calcext:value-type="float">
            <text:p>0,878095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546714" calcext:value-type="float">
            <text:p>0,54671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4" office:value-type="float" office:value="0.333333" calcext:value-type="float">
            <text:p>0,333333</text:p>
          </table:table-cell>
          <table:table-cell office:value-type="float" office:value="0.341905" calcext:value-type="float">
            <text:p>0,341905</text:p>
          </table:table-cell>
          <table:table-cell office:value-type="float" office:value="0.474762" calcext:value-type="float">
            <text:p>0,474762</text:p>
          </table:table-cell>
          <table:table-cell office:value-type="float" office:value="0.629048" calcext:value-type="float">
            <text:p>0,629048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671429" calcext:value-type="float">
            <text:p>0,671429</text:p>
          </table:table-cell>
          <table:table-cell office:value-type="float" office:value="0.89" calcext:value-type="float">
            <text:p>0,89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534048" calcext:value-type="float">
            <text:p>0,534048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333333" calcext:value-type="float">
            <text:p>0,333333</text:p>
          </table:table-cell>
          <table:table-cell office:value-type="float" office:value="0.337619" calcext:value-type="float">
            <text:p>0,337619</text:p>
          </table:table-cell>
          <table:table-cell office:value-type="float" office:value="0.402381" calcext:value-type="float">
            <text:p>0,402381</text:p>
          </table:table-cell>
          <table:table-cell office:value-type="float" office:value="0.575238" calcext:value-type="float">
            <text:p>0,575238</text:p>
          </table:table-cell>
          <table:table-cell office:value-type="float" office:value="0.662857" calcext:value-type="float">
            <text:p>0,662857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682857" calcext:value-type="float">
            <text:p>0,682857</text:p>
          </table:table-cell>
          <table:table-cell office:value-type="float" office:value="0.910476" calcext:value-type="float">
            <text:p>0,910476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557143" calcext:value-type="float">
            <text:p>0,557143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office:value-type="float" office:value="0.333333" calcext:value-type="float">
            <text:p>0,333333</text:p>
          </table:table-cell>
          <table:table-cell office:value-type="float" office:value="0.34619" calcext:value-type="float">
            <text:p>0,34619</text:p>
          </table:table-cell>
          <table:table-cell office:value-type="float" office:value="0.500952" calcext:value-type="float">
            <text:p>0,500952</text:p>
          </table:table-cell>
          <table:table-cell office:value-type="float" office:value="0.630476" calcext:value-type="float">
            <text:p>0,630476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718571" calcext:value-type="float">
            <text:p>0,718571</text:p>
          </table:table-cell>
          <table:table-cell office:value-type="float" office:value="0.92619" calcext:value-type="float">
            <text:p>0,92619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578905" calcext:value-type="float">
            <text:p>0,57890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 office:value-type="float" office:value="0.333333" calcext:value-type="float">
            <text:p>0,333333</text:p>
          </table:table-cell>
          <table:table-cell office:value-type="float" office:value="0.335714" calcext:value-type="float">
            <text:p>0,335714</text:p>
          </table:table-cell>
          <table:table-cell office:value-type="float" office:value="0.411905" calcext:value-type="float">
            <text:p>0,411905</text:p>
          </table:table-cell>
          <table:table-cell office:value-type="float" office:value="0.614286" calcext:value-type="float">
            <text:p>0,614286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764762" calcext:value-type="float">
            <text:p>0,764762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573619" calcext:value-type="float">
            <text:p>0,573619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 office:value-type="float" office:value="0.333333" calcext:value-type="float">
            <text:p>0,333333</text:p>
          </table:table-cell>
          <table:table-cell office:value-type="float" office:value="0.36381" calcext:value-type="float">
            <text:p>0,36381</text:p>
          </table:table-cell>
          <table:table-cell office:value-type="float" office:value="0.530476" calcext:value-type="float">
            <text:p>0,530476</text:p>
          </table:table-cell>
          <table:table-cell office:value-type="float" office:value="0.651905" calcext:value-type="float">
            <text:p>0,651905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787143" calcext:value-type="float">
            <text:p>0,787143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594286" calcext:value-type="float">
            <text:p>0,594286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35238" calcext:value-type="float">
            <text:p>0,335238</text:p>
          </table:table-cell>
          <table:table-cell office:value-type="float" office:value="0.470476" calcext:value-type="float">
            <text:p>0,470476</text:p>
          </table:table-cell>
          <table:table-cell office:value-type="float" office:value="0.627143" calcext:value-type="float">
            <text:p>0,627143</text:p>
          </table:table-cell>
          <table:table-cell office:value-type="float" office:value="0.664762" calcext:value-type="float">
            <text:p>0,664762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680476" calcext:value-type="float">
            <text:p>0,680476</text:p>
          </table:table-cell>
          <table:table-cell office:value-type="float" office:value="0.846667" calcext:value-type="float">
            <text:p>0,846667</text:p>
          </table:table-cell>
          <table:table-cell office:value-type="float" office:value="0.943333" calcext:value-type="float">
            <text:p>0,943333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623476" calcext:value-type="float">
            <text:p>0,623476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348571" calcext:value-type="float">
            <text:p>0,348571</text:p>
          </table:table-cell>
          <table:table-cell office:value-type="float" office:value="0.536667" calcext:value-type="float">
            <text:p>0,536667</text:p>
          </table:table-cell>
          <table:table-cell office:value-type="float" office:value="0.650476" calcext:value-type="float">
            <text:p>0,650476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744762" calcext:value-type="float">
            <text:p>0,744762</text:p>
          </table:table-cell>
          <table:table-cell office:value-type="float" office:value="0.888571" calcext:value-type="float">
            <text:p>0,888571</text:p>
          </table:table-cell>
          <table:table-cell office:value-type="float" office:value="0.944286" calcext:value-type="float">
            <text:p>0,944286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644667" calcext:value-type="float">
            <text:p>0,64466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.333333" calcext:value-type="float">
            <text:p>0,333333</text:p>
          </table:table-cell>
          <table:table-cell office:value-type="float" office:value="0.417143" calcext:value-type="float">
            <text:p>0,417143</text:p>
          </table:table-cell>
          <table:table-cell office:value-type="float" office:value="0.627143" calcext:value-type="float">
            <text:p>0,627143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672381" calcext:value-type="float">
            <text:p>0,672381</text:p>
          </table:table-cell>
          <table:table-cell office:value-type="float" office:value="0.78381" calcext:value-type="float">
            <text:p>0,78381</text:p>
          </table:table-cell>
          <table:table-cell office:value-type="float" office:value="0.890952" calcext:value-type="float">
            <text:p>0,890952</text:p>
          </table:table-cell>
          <table:table-cell office:value-type="float" office:value="0.945238" calcext:value-type="float">
            <text:p>0,945238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667" calcext:value-type="float">
            <text:p>0,66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40476" calcext:value-type="float">
            <text:p>0,340476</text:p>
          </table:table-cell>
          <table:table-cell office:value-type="float" office:value="0.532857" calcext:value-type="float">
            <text:p>0,532857</text:p>
          </table:table-cell>
          <table:table-cell office:value-type="float" office:value="0.662381" calcext:value-type="float">
            <text:p>0,662381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667143" calcext:value-type="float">
            <text:p>0,667143</text:p>
          </table:table-cell>
          <table:table-cell office:value-type="float" office:value="0.752381" calcext:value-type="float">
            <text:p>0,752381</text:p>
          </table:table-cell>
          <table:table-cell office:value-type="float" office:value="0.802381" calcext:value-type="float">
            <text:p>0,802381</text:p>
          </table:table-cell>
          <table:table-cell office:value-type="float" office:value="0.920952" calcext:value-type="float">
            <text:p>0,920952</text:p>
          </table:table-cell>
          <table:table-cell office:value-type="float" office:value="0.946667" calcext:value-type="float">
            <text:p>0,946667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695857" calcext:value-type="float">
            <text:p>0,695857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44286" calcext:value-type="float">
            <text:p>0,344286</text:p>
          </table:table-cell>
          <table:table-cell office:value-type="float" office:value="0.558095" calcext:value-type="float">
            <text:p>0,558095</text:p>
          </table:table-cell>
          <table:table-cell office:value-type="float" office:value="0.663333" calcext:value-type="float">
            <text:p>0,663333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712857" calcext:value-type="float">
            <text:p>0,712857</text:p>
          </table:table-cell>
          <table:table-cell office:value-type="float" office:value="0.798095" calcext:value-type="float">
            <text:p>0,798095</text:p>
          </table:table-cell>
          <table:table-cell office:value-type="float" office:value="0.912857" calcext:value-type="float">
            <text:p>0,912857</text:p>
          </table:table-cell>
          <table:table-cell office:value-type="float" office:value="0.94619" calcext:value-type="float">
            <text:p>0,94619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693571" calcext:value-type="float">
            <text:p>0,69357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40619" calcext:value-type="float">
            <text:p>0,40619</text:p>
          </table:table-cell>
          <table:table-cell office:value-type="float" office:value="0.647619" calcext:value-type="float">
            <text:p>0,647619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671905" calcext:value-type="float">
            <text:p>0,671905</text:p>
          </table:table-cell>
          <table:table-cell office:value-type="float" office:value="0.771905" calcext:value-type="float">
            <text:p>0,771905</text:p>
          </table:table-cell>
          <table:table-cell office:value-type="float" office:value="0.839524" calcext:value-type="float">
            <text:p>0,839524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9524" calcext:value-type="float">
            <text:p>0,949524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722952" calcext:value-type="float">
            <text:p>0,722952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377619" calcext:value-type="float">
            <text:p>0,377619</text:p>
          </table:table-cell>
          <table:table-cell office:value-type="float" office:value="0.652857" calcext:value-type="float">
            <text:p>0,652857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677143" calcext:value-type="float">
            <text:p>0,677143</text:p>
          </table:table-cell>
          <table:table-cell office:value-type="float" office:value="0.76619" calcext:value-type="float">
            <text:p>0,76619</text:p>
          </table:table-cell>
          <table:table-cell office:value-type="float" office:value="0.804286" calcext:value-type="float">
            <text:p>0,804286</text:p>
          </table:table-cell>
          <table:table-cell office:value-type="float" office:value="0.939048" calcext:value-type="float">
            <text:p>0,939048</text:p>
          </table:table-cell>
          <table:table-cell office:value-type="float" office:value="0.95" calcext:value-type="float">
            <text:p>0,95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716714" calcext:value-type="float">
            <text:p>0,71671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45381" calcext:value-type="float">
            <text:p>0,45381</text:p>
          </table:table-cell>
          <table:table-cell office:value-type="float" office:value="0.663333" calcext:value-type="float">
            <text:p>0,663333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700476" calcext:value-type="float">
            <text:p>0,700476</text:p>
          </table:table-cell>
          <table:table-cell office:value-type="float" office:value="0.78381" calcext:value-type="float">
            <text:p>0,78381</text:p>
          </table:table-cell>
          <table:table-cell office:value-type="float" office:value="0.841429" calcext:value-type="float">
            <text:p>0,841429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51905" calcext:value-type="float">
            <text:p>0,951905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733762" calcext:value-type="float">
            <text:p>0,73376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13333" calcext:value-type="float">
            <text:p>0,513333</text:p>
          </table:table-cell>
          <table:table-cell office:value-type="float" office:value="0.664286" calcext:value-type="float">
            <text:p>0,664286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672381" calcext:value-type="float">
            <text:p>0,672381</text:p>
          </table:table-cell>
          <table:table-cell office:value-type="float" office:value="0.712857" calcext:value-type="float">
            <text:p>0,712857</text:p>
          </table:table-cell>
          <table:table-cell office:value-type="float" office:value="0.767143" calcext:value-type="float">
            <text:p>0,767143</text:p>
          </table:table-cell>
          <table:table-cell office:value-type="float" office:value="0.847143" calcext:value-type="float">
            <text:p>0,847143</text:p>
          </table:table-cell>
          <table:table-cell office:value-type="float" office:value="0.942857" calcext:value-type="float">
            <text:p>0,942857</text:p>
          </table:table-cell>
          <table:table-cell table:number-columns-repeated="2" office:value-type="float" office:value="0.952381" calcext:value-type="float">
            <text:p>0,952381</text:p>
          </table:table-cell>
          <table:table-cell office:value-type="float" office:value="0.740571" calcext:value-type="float">
            <text:p>0,74057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35714" calcext:value-type="float">
            <text:p>0,535714</text:p>
          </table:table-cell>
          <table:table-cell table:number-columns-repeated="3" office:value-type="float" office:value="0.666667" calcext:value-type="float">
            <text:p>0,666667</text:p>
          </table:table-cell>
          <table:table-cell office:value-type="float" office:value="0.679524" calcext:value-type="float">
            <text:p>0,679524</text:p>
          </table:table-cell>
          <table:table-cell office:value-type="float" office:value="0.733333" calcext:value-type="float">
            <text:p>0,733333</text:p>
          </table:table-cell>
          <table:table-cell office:value-type="float" office:value="0.781429" calcext:value-type="float">
            <text:p>0,781429</text:p>
          </table:table-cell>
          <table:table-cell office:value-type="float" office:value="0.877143" calcext:value-type="float">
            <text:p>0,877143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51429" calcext:value-type="float">
            <text:p>0,951429</text:p>
          </table:table-cell>
          <table:table-cell office:value-type="float" office:value="0.952381" calcext:value-type="float">
            <text:p>0,952381</text:p>
          </table:table-cell>
          <table:table-cell office:value-type="float" office:value="0.750143" calcext:value-type="float">
            <text:p>0,75014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361905" calcext:value-type="float">
            <text:p>0,361905</text:p>
          </table:table-cell>
          <table:table-cell office:value-type="float" office:value="0.628571" calcext:value-type="float">
            <text:p>0,628571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678571" calcext:value-type="float">
            <text:p>0,678571</text:p>
          </table:table-cell>
          <table:table-cell office:value-type="float" office:value="0.72381" calcext:value-type="float">
            <text:p>0,72381</text:p>
          </table:table-cell>
          <table:table-cell office:value-type="float" office:value="0.770952" calcext:value-type="float">
            <text:p>0,770952</text:p>
          </table:table-cell>
          <table:table-cell office:value-type="float" office:value="0.81" calcext:value-type="float">
            <text:p>0,81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44762" calcext:value-type="float">
            <text:p>0,944762</text:p>
          </table:table-cell>
          <table:table-cell table:number-columns-repeated="2" office:value-type="float" office:value="0.952381" calcext:value-type="float">
            <text:p>0,952381</text:p>
          </table:table-cell>
          <table:table-cell office:value-type="float" office:value="0.777571" calcext:value-type="float">
            <text:p>0,777571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438095" calcext:value-type="float">
            <text:p>0,438095</text:p>
          </table:table-cell>
          <table:table-cell office:value-type="float" office:value="0.648571" calcext:value-type="float">
            <text:p>0,64857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67619" calcext:value-type="float">
            <text:p>0,667619</text:p>
          </table:table-cell>
          <table:table-cell office:value-type="float" office:value="0.722857" calcext:value-type="float">
            <text:p>0,722857</text:p>
          </table:table-cell>
          <table:table-cell office:value-type="float" office:value="0.76619" calcext:value-type="float">
            <text:p>0,76619</text:p>
          </table:table-cell>
          <table:table-cell office:value-type="float" office:value="0.82619" calcext:value-type="float">
            <text:p>0,82619</text:p>
          </table:table-cell>
          <table:table-cell office:value-type="float" office:value="0.939048" calcext:value-type="float">
            <text:p>0,939048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8095" calcext:value-type="float">
            <text:p>0,948095</text:p>
          </table:table-cell>
          <table:table-cell table:number-columns-repeated="2" office:value-type="float" office:value="0.952381" calcext:value-type="float">
            <text:p>0,952381</text:p>
          </table:table-cell>
          <table:table-cell office:value-type="float" office:value="0.808048" calcext:value-type="float">
            <text:p>0,80804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79524" calcext:value-type="float">
            <text:p>0,579524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694286" calcext:value-type="float">
            <text:p>0,694286</text:p>
          </table:table-cell>
          <table:table-cell office:value-type="float" office:value="0.751429" calcext:value-type="float">
            <text:p>0,751429</text:p>
          </table:table-cell>
          <table:table-cell office:value-type="float" office:value="0.831905" calcext:value-type="float">
            <text:p>0,831905</text:p>
          </table:table-cell>
          <table:table-cell office:value-type="float" office:value="0.940476" calcext:value-type="float">
            <text:p>0,940476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50952" calcext:value-type="float">
            <text:p>0,950952</text:p>
          </table:table-cell>
          <table:table-cell table:number-columns-repeated="2" office:value-type="float" office:value="0.952381" calcext:value-type="float">
            <text:p>0,952381</text:p>
          </table:table-cell>
          <table:table-cell office:value-type="float" office:value="0.797714" calcext:value-type="float">
            <text:p>0,797714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72857" calcext:value-type="float">
            <text:p>0,572857</text:p>
          </table:table-cell>
          <table:table-cell table:number-columns-repeated="2" office:value-type="float" office:value="0.666667" calcext:value-type="float">
            <text:p>0,666667</text:p>
          </table:table-cell>
          <table:table-cell office:value-type="float" office:value="0.667619" calcext:value-type="float">
            <text:p>0,667619</text:p>
          </table:table-cell>
          <table:table-cell office:value-type="float" office:value="0.722381" calcext:value-type="float">
            <text:p>0,722381</text:p>
          </table:table-cell>
          <table:table-cell office:value-type="float" office:value="0.81381" calcext:value-type="float">
            <text:p>0,81381</text:p>
          </table:table-cell>
          <table:table-cell office:value-type="float" office:value="0.935714" calcext:value-type="float">
            <text:p>0,935714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5" calcext:value-type="float">
            <text:p>0,95</text:p>
          </table:table-cell>
          <table:table-cell table:number-columns-repeated="2" office:value-type="float" office:value="0.952381" calcext:value-type="float">
            <text:p>0,952381</text:p>
          </table:table-cell>
          <table:table-cell office:value-type="float" office:value="0.789095" calcext:value-type="float">
            <text:p>0,789095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93333" calcext:value-type="float">
            <text:p>0,59333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88571" calcext:value-type="float">
            <text:p>0,688571</text:p>
          </table:table-cell>
          <table:table-cell office:value-type="float" office:value="0.740476" calcext:value-type="float">
            <text:p>0,740476</text:p>
          </table:table-cell>
          <table:table-cell office:value-type="float" office:value="0.860952" calcext:value-type="float">
            <text:p>0,860952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table:number-columns-repeated="3" office:value-type="float" office:value="0.952381" calcext:value-type="float">
            <text:p>0,952381</text:p>
          </table:table-cell>
          <table:table-cell office:value-type="float" office:value="0.828714" calcext:value-type="float">
            <text:p>0,828714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30476" calcext:value-type="float">
            <text:p>0,630476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89524" calcext:value-type="float">
            <text:p>0,689524</text:p>
          </table:table-cell>
          <table:table-cell office:value-type="float" office:value="0.775238" calcext:value-type="float">
            <text:p>0,775238</text:p>
          </table:table-cell>
          <table:table-cell office:value-type="float" office:value="0.888571" calcext:value-type="float">
            <text:p>0,888571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50952" calcext:value-type="float">
            <text:p>0,950952</text:p>
          </table:table-cell>
          <table:table-cell table:number-columns-repeated="3" office:value-type="float" office:value="0.952381" calcext:value-type="float">
            <text:p>0,952381</text:p>
          </table:table-cell>
          <table:table-cell office:value-type="float" office:value="0.83919" calcext:value-type="float">
            <text:p>0,83919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47143" calcext:value-type="float">
            <text:p>0,64714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42857" calcext:value-type="float">
            <text:p>0,742857</text:p>
          </table:table-cell>
          <table:table-cell office:value-type="float" office:value="0.839524" calcext:value-type="float">
            <text:p>0,839524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5238" calcext:value-type="float">
            <text:p>0,945238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858429" calcext:value-type="float">
            <text:p>0,85842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66381" calcext:value-type="float">
            <text:p>0,6638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60476" calcext:value-type="float">
            <text:p>0,760476</text:p>
          </table:table-cell>
          <table:table-cell office:value-type="float" office:value="0.900476" calcext:value-type="float">
            <text:p>0,900476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619" calcext:value-type="float">
            <text:p>0,94619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868048" calcext:value-type="float">
            <text:p>0,868048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664286" calcext:value-type="float">
            <text:p>0,664286</text:p>
          </table:table-cell>
          <table:table-cell office:value-type="float" office:value="0.71381" calcext:value-type="float">
            <text:p>0,71381</text:p>
          </table:table-cell>
          <table:table-cell office:value-type="float" office:value="0.86381" calcext:value-type="float">
            <text:p>0,86381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50952" calcext:value-type="float">
            <text:p>0,950952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887857" calcext:value-type="float">
            <text:p>0,887857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466667" calcext:value-type="float">
            <text:p>0,466667</text:p>
          </table:table-cell>
          <table:table-cell office:value-type="float" office:value="0.653333" calcext:value-type="float">
            <text:p>0,653333</text:p>
          </table:table-cell>
          <table:table-cell office:value-type="float" office:value="0.670952" calcext:value-type="float">
            <text:p>0,670952</text:p>
          </table:table-cell>
          <table:table-cell office:value-type="float" office:value="0.819524" calcext:value-type="float">
            <text:p>0,819524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877429" calcext:value-type="float">
            <text:p>0,877429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466667" calcext:value-type="float">
            <text:p>0,466667</text:p>
          </table:table-cell>
          <table:table-cell office:value-type="float" office:value="0.648095" calcext:value-type="float">
            <text:p>0,648095</text:p>
          </table:table-cell>
          <table:table-cell office:value-type="float" office:value="0.697143" calcext:value-type="float">
            <text:p>0,697143</text:p>
          </table:table-cell>
          <table:table-cell office:value-type="float" office:value="0.922857" calcext:value-type="float">
            <text:p>0,922857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8095" calcext:value-type="float">
            <text:p>0,948095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89019" calcext:value-type="float">
            <text:p>0,89019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628571" calcext:value-type="float">
            <text:p>0,628571</text:p>
          </table:table-cell>
          <table:table-cell office:value-type="float" office:value="0.661905" calcext:value-type="float">
            <text:p>0,661905</text:p>
          </table:table-cell>
          <table:table-cell office:value-type="float" office:value="0.794762" calcext:value-type="float">
            <text:p>0,794762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5714" calcext:value-type="float">
            <text:p>0,945714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03095" calcext:value-type="float">
            <text:p>0,903095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447619" calcext:value-type="float">
            <text:p>0,447619</text:p>
          </table:table-cell>
          <table:table-cell office:value-type="float" office:value="0.638095" calcext:value-type="float">
            <text:p>0,638095</text:p>
          </table:table-cell>
          <table:table-cell office:value-type="float" office:value="0.751429" calcext:value-type="float">
            <text:p>0,751429</text:p>
          </table:table-cell>
          <table:table-cell office:value-type="float" office:value="0.937143" calcext:value-type="float">
            <text:p>0,937143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4286" calcext:value-type="float">
            <text:p>0,944286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895667" calcext:value-type="float">
            <text:p>0,895667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62857" calcext:value-type="float">
            <text:p>0,562857</text:p>
          </table:table-cell>
          <table:table-cell office:value-type="float" office:value="0.703333" calcext:value-type="float">
            <text:p>0,703333</text:p>
          </table:table-cell>
          <table:table-cell office:value-type="float" office:value="0.87619" calcext:value-type="float">
            <text:p>0,87619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4286" calcext:value-type="float">
            <text:p>0,944286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877238" calcext:value-type="float">
            <text:p>0,877238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2381" calcext:value-type="float">
            <text:p>0,552381</text:p>
          </table:table-cell>
          <table:table-cell office:value-type="float" office:value="0.638095" calcext:value-type="float">
            <text:p>0,638095</text:p>
          </table:table-cell>
          <table:table-cell office:value-type="float" office:value="0.722857" calcext:value-type="float">
            <text:p>0,722857</text:p>
          </table:table-cell>
          <table:table-cell office:value-type="float" office:value="0.903333" calcext:value-type="float">
            <text:p>0,903333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381" calcext:value-type="float">
            <text:p>0,94381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889381" calcext:value-type="float">
            <text:p>0,889381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78571" calcext:value-type="float">
            <text:p>0,678571</text:p>
          </table:table-cell>
          <table:table-cell office:value-type="float" office:value="0.920952" calcext:value-type="float">
            <text:p>0,920952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51905" calcext:value-type="float">
            <text:p>0,951905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18" calcext:value-type="float">
            <text:p>0,91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91905" calcext:value-type="float">
            <text:p>0,691905</text:p>
          </table:table-cell>
          <table:table-cell office:value-type="float" office:value="0.884286" calcext:value-type="float">
            <text:p>0,884286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7143" calcext:value-type="float">
            <text:p>0,947143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1519" calcext:value-type="float">
            <text:p>0,91519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28571" calcext:value-type="float">
            <text:p>0,628571</text:p>
          </table:table-cell>
          <table:table-cell office:value-type="float" office:value="0.69" calcext:value-type="float">
            <text:p>0,69</text:p>
          </table:table-cell>
          <table:table-cell office:value-type="float" office:value="0.909048" calcext:value-type="float">
            <text:p>0,909048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50476" calcext:value-type="float">
            <text:p>0,950476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1781" calcext:value-type="float">
            <text:p>0,9178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71381" calcext:value-type="float">
            <text:p>0,71381</text:p>
          </table:table-cell>
          <table:table-cell office:value-type="float" office:value="0.936667" calcext:value-type="float">
            <text:p>0,936667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9524" calcext:value-type="float">
            <text:p>0,949524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2381" calcext:value-type="float">
            <text:p>0,92381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84286" calcext:value-type="float">
            <text:p>0,684286</text:p>
          </table:table-cell>
          <table:table-cell office:value-type="float" office:value="0.930476" calcext:value-type="float">
            <text:p>0,930476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4286" calcext:value-type="float">
            <text:p>0,944286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19714" calcext:value-type="float">
            <text:p>0,919714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786667" calcext:value-type="float">
            <text:p>0,786667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9524" calcext:value-type="float">
            <text:p>0,949524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30762" calcext:value-type="float">
            <text:p>0,930762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85381" calcext:value-type="float">
            <text:p>0,85381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51429" calcext:value-type="float">
            <text:p>0,951429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37667" calcext:value-type="float">
            <text:p>0,937667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38095" calcext:value-type="float">
            <text:p>0,838095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51429" calcext:value-type="float">
            <text:p>0,951429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36095" calcext:value-type="float">
            <text:p>0,93609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02857" calcext:value-type="float">
            <text:p>0,802857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9524" calcext:value-type="float">
            <text:p>0,949524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32381" calcext:value-type="float">
            <text:p>0,932381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844762" calcext:value-type="float">
            <text:p>0,844762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51429" calcext:value-type="float">
            <text:p>0,951429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36762" calcext:value-type="float">
            <text:p>0,93676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685714" calcext:value-type="float">
            <text:p>0,685714</text:p>
          </table:table-cell>
          <table:table-cell office:value-type="float" office:value="0.942381" calcext:value-type="float">
            <text:p>0,942381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51429" calcext:value-type="float">
            <text:p>0,951429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2081" calcext:value-type="float">
            <text:p>0,92081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6619" calcext:value-type="float">
            <text:p>0,66619</text:p>
          </table:table-cell>
          <table:table-cell office:value-type="float" office:value="0.927619" calcext:value-type="float">
            <text:p>0,927619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3333" calcext:value-type="float">
            <text:p>0,943333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17524" calcext:value-type="float">
            <text:p>0,917524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48095" calcext:value-type="float">
            <text:p>0,748095</text:p>
          </table:table-cell>
          <table:table-cell office:value-type="float" office:value="0.940952" calcext:value-type="float">
            <text:p>0,940952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7619" calcext:value-type="float">
            <text:p>0,947619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27476" calcext:value-type="float">
            <text:p>0,92747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2619" calcext:value-type="float">
            <text:p>0,72619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5238" calcext:value-type="float">
            <text:p>0,945238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2619" calcext:value-type="float">
            <text:p>0,92619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03333" calcext:value-type="float">
            <text:p>0,703333</text:p>
          </table:table-cell>
          <table:table-cell office:value-type="float" office:value="0.937619" calcext:value-type="float">
            <text:p>0,937619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3333" calcext:value-type="float">
            <text:p>0,943333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2319" calcext:value-type="float">
            <text:p>0,92319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628571" calcext:value-type="float">
            <text:p>0,628571</text:p>
          </table:table-cell>
          <table:table-cell office:value-type="float" office:value="0.662381" calcext:value-type="float">
            <text:p>0,662381</text:p>
          </table:table-cell>
          <table:table-cell office:value-type="float" office:value="0.892381" calcext:value-type="float">
            <text:p>0,892381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50476" calcext:value-type="float">
            <text:p>0,950476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14333" calcext:value-type="float">
            <text:p>0,914333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80952" calcext:value-type="float">
            <text:p>0,380952</text:p>
          </table:table-cell>
          <table:table-cell office:value-type="float" office:value="0.700476" calcext:value-type="float">
            <text:p>0,700476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3333" calcext:value-type="float">
            <text:p>0,943333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24381" calcext:value-type="float">
            <text:p>0,924381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68095" calcext:value-type="float">
            <text:p>0,768095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51429" calcext:value-type="float">
            <text:p>0,951429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1" calcext:value-type="float">
            <text:p>0,931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78571" calcext:value-type="float">
            <text:p>0,778571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9048" calcext:value-type="float">
            <text:p>0,949048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181" calcext:value-type="float">
            <text:p>0,93181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7619" calcext:value-type="float">
            <text:p>0,67619</text:p>
          </table:table-cell>
          <table:table-cell office:value-type="float" office:value="0.937619" calcext:value-type="float">
            <text:p>0,937619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5238" calcext:value-type="float">
            <text:p>0,945238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20667" calcext:value-type="float">
            <text:p>0,92066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371429" calcext:value-type="float">
            <text:p>0,371429</text:p>
          </table:table-cell>
          <table:table-cell office:value-type="float" office:value="0.706667" calcext:value-type="float">
            <text:p>0,706667</text:p>
          </table:table-cell>
          <table:table-cell office:value-type="float" office:value="0.94" calcext:value-type="float">
            <text:p>0,94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50952" calcext:value-type="float">
            <text:p>0,950952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23571" calcext:value-type="float">
            <text:p>0,923571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785238" calcext:value-type="float">
            <text:p>0,785238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5714" calcext:value-type="float">
            <text:p>0,945714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2143" calcext:value-type="float">
            <text:p>0,932143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71429" calcext:value-type="float">
            <text:p>0,871429</text:p>
          </table:table-cell>
          <table:table-cell table:number-columns-repeated="3" office:value-type="float" office:value="0.942857" calcext:value-type="float">
            <text:p>0,942857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41429" calcext:value-type="float">
            <text:p>0,941429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68571" calcext:value-type="float">
            <text:p>0,868571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8571" calcext:value-type="float">
            <text:p>0,948571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41714" calcext:value-type="float">
            <text:p>0,941714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844286" calcext:value-type="float">
            <text:p>0,844286</text:p>
          </table:table-cell>
          <table:table-cell table:number-columns-repeated="2" office:value-type="float" office:value="0.942857" calcext:value-type="float">
            <text:p>0,942857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39667" calcext:value-type="float">
            <text:p>0,939667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352381" calcext:value-type="float">
            <text:p>0,352381</text:p>
          </table:table-cell>
          <table:table-cell office:value-type="float" office:value="0.788571" calcext:value-type="float">
            <text:p>0,788571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51905" calcext:value-type="float">
            <text:p>0,951905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34048" calcext:value-type="float">
            <text:p>0,934048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67619" calcext:value-type="float">
            <text:p>0,767619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3219" calcext:value-type="float">
            <text:p>0,9321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98571" calcext:value-type="float">
            <text:p>0,798571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7619" calcext:value-type="float">
            <text:p>0,947619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35571" calcext:value-type="float">
            <text:p>0,935571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78571" calcext:value-type="float">
            <text:p>0,778571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619" calcext:value-type="float">
            <text:p>0,94619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33429" calcext:value-type="float">
            <text:p>0,93342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95238" calcext:value-type="float">
            <text:p>0,795238</text:p>
          </table:table-cell>
          <table:table-cell office:value-type="float" office:value="0.943333" calcext:value-type="float">
            <text:p>0,943333</text:p>
          </table:table-cell>
          <table:table-cell table:number-columns-repeated="9" office:value-type="float" office:value="0.952381" calcext:value-type="float">
            <text:p>0,952381</text:p>
          </table:table-cell>
          <table:table-cell office:value-type="float" office:value="0.935762" calcext:value-type="float">
            <text:p>0,935762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42381" calcext:value-type="float">
            <text:p>0,842381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51905" calcext:value-type="float">
            <text:p>0,951905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40381" calcext:value-type="float">
            <text:p>0,940381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71429" calcext:value-type="float">
            <text:p>0,771429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9048" calcext:value-type="float">
            <text:p>0,949048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33" calcext:value-type="float">
            <text:p>0,93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20476" calcext:value-type="float">
            <text:p>0,820476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9524" calcext:value-type="float">
            <text:p>0,949524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37952" calcext:value-type="float">
            <text:p>0,937952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5619" calcext:value-type="float">
            <text:p>0,75619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8095" calcext:value-type="float">
            <text:p>0,948095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31381" calcext:value-type="float">
            <text:p>0,931381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419048" calcext:value-type="float">
            <text:p>0,419048</text:p>
          </table:table-cell>
          <table:table-cell office:value-type="float" office:value="0.705714" calcext:value-type="float">
            <text:p>0,705714</text:p>
          </table:table-cell>
          <table:table-cell office:value-type="float" office:value="0.934286" calcext:value-type="float">
            <text:p>0,934286</text:p>
          </table:table-cell>
          <table:table-cell office:value-type="float" office:value="0.946667" calcext:value-type="float">
            <text:p>0,946667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25333" calcext:value-type="float">
            <text:p>0,925333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80952" calcext:value-type="float">
            <text:p>0,380952</text:p>
          </table:table-cell>
          <table:table-cell office:value-type="float" office:value="0.689524" calcext:value-type="float">
            <text:p>0,689524</text:p>
          </table:table-cell>
          <table:table-cell office:value-type="float" office:value="0.915238" calcext:value-type="float">
            <text:p>0,915238</text:p>
          </table:table-cell>
          <table:table-cell office:value-type="float" office:value="0.94619" calcext:value-type="float">
            <text:p>0,94619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21762" calcext:value-type="float">
            <text:p>0,921762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63333" calcext:value-type="float">
            <text:p>0,763333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50476" calcext:value-type="float">
            <text:p>0,950476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32333" calcext:value-type="float">
            <text:p>0,932333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64286" calcext:value-type="float">
            <text:p>0,664286</text:p>
          </table:table-cell>
          <table:table-cell office:value-type="float" office:value="0.874762" calcext:value-type="float">
            <text:p>0,874762</text:p>
          </table:table-cell>
          <table:table-cell office:value-type="float" office:value="0.947143" calcext:value-type="float">
            <text:p>0,947143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15286" calcext:value-type="float">
            <text:p>0,915286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552381" calcext:value-type="float">
            <text:p>0,552381</text:p>
          </table:table-cell>
          <table:table-cell office:value-type="float" office:value="0.694286" calcext:value-type="float">
            <text:p>0,694286</text:p>
          </table:table-cell>
          <table:table-cell office:value-type="float" office:value="0.885238" calcext:value-type="float">
            <text:p>0,885238</text:p>
          </table:table-cell>
          <table:table-cell office:value-type="float" office:value="0.945238" calcext:value-type="float">
            <text:p>0,945238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19143" calcext:value-type="float">
            <text:p>0,919143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88571" calcext:value-type="float">
            <text:p>0,688571</text:p>
          </table:table-cell>
          <table:table-cell office:value-type="float" office:value="0.874286" calcext:value-type="float">
            <text:p>0,874286</text:p>
          </table:table-cell>
          <table:table-cell office:value-type="float" office:value="0.945238" calcext:value-type="float">
            <text:p>0,945238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17476" calcext:value-type="float">
            <text:p>0,917476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56667" calcext:value-type="float">
            <text:p>0,756667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8095" calcext:value-type="float">
            <text:p>0,948095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31429" calcext:value-type="float">
            <text:p>0,931429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14762" calcext:value-type="float">
            <text:p>0,814762</text:p>
          </table:table-cell>
          <table:table-cell office:value-type="float" office:value="0.945238" calcext:value-type="float">
            <text:p>0,945238</text:p>
          </table:table-cell>
          <table:table-cell table:number-columns-repeated="9" office:value-type="float" office:value="0.952381" calcext:value-type="float">
            <text:p>0,952381</text:p>
          </table:table-cell>
          <table:table-cell office:value-type="float" office:value="0.937905" calcext:value-type="float">
            <text:p>0,937905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47143" calcext:value-type="float">
            <text:p>0,847143</text:p>
          </table:table-cell>
          <table:table-cell office:value-type="float" office:value="0.95" calcext:value-type="float">
            <text:p>0,95</text:p>
          </table:table-cell>
          <table:table-cell table:number-columns-repeated="9" office:value-type="float" office:value="0.952381" calcext:value-type="float">
            <text:p>0,952381</text:p>
          </table:table-cell>
          <table:table-cell office:value-type="float" office:value="0.941619" calcext:value-type="float">
            <text:p>0,94161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72381" calcext:value-type="float">
            <text:p>0,72381</text:p>
          </table:table-cell>
          <table:table-cell office:value-type="float" office:value="0.849048" calcext:value-type="float">
            <text:p>0,849048</text:p>
          </table:table-cell>
          <table:table-cell office:value-type="float" office:value="0.945238" calcext:value-type="float">
            <text:p>0,945238</text:p>
          </table:table-cell>
          <table:table-cell table:number-columns-repeated="9" office:value-type="float" office:value="0.952381" calcext:value-type="float">
            <text:p>0,952381</text:p>
          </table:table-cell>
          <table:table-cell office:value-type="float" office:value="0.941333" calcext:value-type="float">
            <text:p>0,941333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806667" calcext:value-type="float">
            <text:p>0,806667</text:p>
          </table:table-cell>
          <table:table-cell office:value-type="float" office:value="0.944762" calcext:value-type="float">
            <text:p>0,944762</text:p>
          </table:table-cell>
          <table:table-cell table:number-columns-repeated="9" office:value-type="float" office:value="0.952381" calcext:value-type="float">
            <text:p>0,952381</text:p>
          </table:table-cell>
          <table:table-cell office:value-type="float" office:value="0.937048" calcext:value-type="float">
            <text:p>0,937048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826667" calcext:value-type="float">
            <text:p>0,826667</text:p>
          </table:table-cell>
          <table:table-cell office:value-type="float" office:value="0.944762" calcext:value-type="float">
            <text:p>0,944762</text:p>
          </table:table-cell>
          <table:table-cell table:number-columns-repeated="9" office:value-type="float" office:value="0.952381" calcext:value-type="float">
            <text:p>0,952381</text:p>
          </table:table-cell>
          <table:table-cell office:value-type="float" office:value="0.939048" calcext:value-type="float">
            <text:p>0,939048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352381" calcext:value-type="float">
            <text:p>0,352381</text:p>
          </table:table-cell>
          <table:table-cell office:value-type="float" office:value="0.697619" calcext:value-type="float">
            <text:p>0,697619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50952" calcext:value-type="float">
            <text:p>0,950952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2581" calcext:value-type="float">
            <text:p>0,92581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380952" calcext:value-type="float">
            <text:p>0,380952</text:p>
          </table:table-cell>
          <table:table-cell office:value-type="float" office:value="0.701905" calcext:value-type="float">
            <text:p>0,701905</text:p>
          </table:table-cell>
          <table:table-cell office:value-type="float" office:value="0.92381" calcext:value-type="float">
            <text:p>0,92381</text:p>
          </table:table-cell>
          <table:table-cell office:value-type="float" office:value="0.947143" calcext:value-type="float">
            <text:p>0,947143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23952" calcext:value-type="float">
            <text:p>0,923952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683333" calcext:value-type="float">
            <text:p>0,683333</text:p>
          </table:table-cell>
          <table:table-cell office:value-type="float" office:value="0.887619" calcext:value-type="float">
            <text:p>0,887619</text:p>
          </table:table-cell>
          <table:table-cell office:value-type="float" office:value="0.944762" calcext:value-type="float">
            <text:p>0,944762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18238" calcext:value-type="float">
            <text:p>0,91823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676667" calcext:value-type="float">
            <text:p>0,676667</text:p>
          </table:table-cell>
          <table:table-cell office:value-type="float" office:value="0.817619" calcext:value-type="float">
            <text:p>0,817619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8571" calcext:value-type="float">
            <text:p>0,948571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1" calcext:value-type="float">
            <text:p>0,91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56667" calcext:value-type="float">
            <text:p>0,656667</text:p>
          </table:table-cell>
          <table:table-cell office:value-type="float" office:value="0.752381" calcext:value-type="float">
            <text:p>0,752381</text:p>
          </table:table-cell>
          <table:table-cell office:value-type="float" office:value="0.911429" calcext:value-type="float">
            <text:p>0,911429</text:p>
          </table:table-cell>
          <table:table-cell office:value-type="float" office:value="0.945238" calcext:value-type="float">
            <text:p>0,945238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898" calcext:value-type="float">
            <text:p>0,898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3619" calcext:value-type="float">
            <text:p>0,63619</text:p>
          </table:table-cell>
          <table:table-cell office:value-type="float" office:value="0.722381" calcext:value-type="float">
            <text:p>0,722381</text:p>
          </table:table-cell>
          <table:table-cell office:value-type="float" office:value="0.778571" calcext:value-type="float">
            <text:p>0,778571</text:p>
          </table:table-cell>
          <table:table-cell office:value-type="float" office:value="0.933333" calcext:value-type="float">
            <text:p>0,933333</text:p>
          </table:table-cell>
          <table:table-cell office:value-type="float" office:value="0.948571" calcext:value-type="float">
            <text:p>0,948571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878095" calcext:value-type="float">
            <text:p>0,878095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685714" calcext:value-type="float">
            <text:p>0,685714</text:p>
          </table:table-cell>
          <table:table-cell office:value-type="float" office:value="0.728571" calcext:value-type="float">
            <text:p>0,728571</text:p>
          </table:table-cell>
          <table:table-cell office:value-type="float" office:value="0.870952" calcext:value-type="float">
            <text:p>0,870952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9048" calcext:value-type="float">
            <text:p>0,949048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893905" calcext:value-type="float">
            <text:p>0,893905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72381" calcext:value-type="float">
            <text:p>0,672381</text:p>
          </table:table-cell>
          <table:table-cell office:value-type="float" office:value="0.727619" calcext:value-type="float">
            <text:p>0,727619</text:p>
          </table:table-cell>
          <table:table-cell office:value-type="float" office:value="0.822381" calcext:value-type="float">
            <text:p>0,822381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7143" calcext:value-type="float">
            <text:p>0,947143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887429" calcext:value-type="float">
            <text:p>0,887429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689048" calcext:value-type="float">
            <text:p>0,689048</text:p>
          </table:table-cell>
          <table:table-cell office:value-type="float" office:value="0.728571" calcext:value-type="float">
            <text:p>0,728571</text:p>
          </table:table-cell>
          <table:table-cell office:value-type="float" office:value="0.790476" calcext:value-type="float">
            <text:p>0,790476</text:p>
          </table:table-cell>
          <table:table-cell office:value-type="float" office:value="0.932381" calcext:value-type="float">
            <text:p>0,932381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50952" calcext:value-type="float">
            <text:p>0,950952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884381" calcext:value-type="float">
            <text:p>0,884381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687143" calcext:value-type="float">
            <text:p>0,687143</text:p>
          </table:table-cell>
          <table:table-cell office:value-type="float" office:value="0.734762" calcext:value-type="float">
            <text:p>0,734762</text:p>
          </table:table-cell>
          <table:table-cell office:value-type="float" office:value="0.840952" calcext:value-type="float">
            <text:p>0,840952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619" calcext:value-type="float">
            <text:p>0,94619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890429" calcext:value-type="float">
            <text:p>0,890429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651429" calcext:value-type="float">
            <text:p>0,651429</text:p>
          </table:table-cell>
          <table:table-cell office:value-type="float" office:value="0.722381" calcext:value-type="float">
            <text:p>0,722381</text:p>
          </table:table-cell>
          <table:table-cell office:value-type="float" office:value="0.846667" calcext:value-type="float">
            <text:p>0,846667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9524" calcext:value-type="float">
            <text:p>0,949524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886524" calcext:value-type="float">
            <text:p>0,88652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390476" calcext:value-type="float">
            <text:p>0,390476</text:p>
          </table:table-cell>
          <table:table-cell office:value-type="float" office:value="0.624762" calcext:value-type="float">
            <text:p>0,624762</text:p>
          </table:table-cell>
          <table:table-cell office:value-type="float" office:value="0.729048" calcext:value-type="float">
            <text:p>0,729048</text:p>
          </table:table-cell>
          <table:table-cell office:value-type="float" office:value="0.891905" calcext:value-type="float">
            <text:p>0,891905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5238" calcext:value-type="float">
            <text:p>0,945238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889571" calcext:value-type="float">
            <text:p>0,889571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390476" calcext:value-type="float">
            <text:p>0,390476</text:p>
          </table:table-cell>
          <table:table-cell office:value-type="float" office:value="0.635714" calcext:value-type="float">
            <text:p>0,635714</text:p>
          </table:table-cell>
          <table:table-cell office:value-type="float" office:value="0.72381" calcext:value-type="float">
            <text:p>0,72381</text:p>
          </table:table-cell>
          <table:table-cell office:value-type="float" office:value="0.827143" calcext:value-type="float">
            <text:p>0,827143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9524" calcext:value-type="float">
            <text:p>0,949524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884095" calcext:value-type="float">
            <text:p>0,884095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390476" calcext:value-type="float">
            <text:p>0,390476</text:p>
          </table:table-cell>
          <table:table-cell office:value-type="float" office:value="0.687143" calcext:value-type="float">
            <text:p>0,687143</text:p>
          </table:table-cell>
          <table:table-cell office:value-type="float" office:value="0.756667" calcext:value-type="float">
            <text:p>0,756667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51429" calcext:value-type="float">
            <text:p>0,951429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04286" calcext:value-type="float">
            <text:p>0,904286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390476" calcext:value-type="float">
            <text:p>0,390476</text:p>
          </table:table-cell>
          <table:table-cell office:value-type="float" office:value="0.687619" calcext:value-type="float">
            <text:p>0,687619</text:p>
          </table:table-cell>
          <table:table-cell office:value-type="float" office:value="0.732857" calcext:value-type="float">
            <text:p>0,732857</text:p>
          </table:table-cell>
          <table:table-cell office:value-type="float" office:value="0.905714" calcext:value-type="float">
            <text:p>0,905714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9048" calcext:value-type="float">
            <text:p>0,949048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898" calcext:value-type="float">
            <text:p>0,898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705714" calcext:value-type="float">
            <text:p>0,705714</text:p>
          </table:table-cell>
          <table:table-cell office:value-type="float" office:value="0.745714" calcext:value-type="float">
            <text:p>0,745714</text:p>
          </table:table-cell>
          <table:table-cell office:value-type="float" office:value="0.921905" calcext:value-type="float">
            <text:p>0,921905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7619" calcext:value-type="float">
            <text:p>0,947619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02571" calcext:value-type="float">
            <text:p>0,902571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687619" calcext:value-type="float">
            <text:p>0,687619</text:p>
          </table:table-cell>
          <table:table-cell office:value-type="float" office:value="0.747619" calcext:value-type="float">
            <text:p>0,747619</text:p>
          </table:table-cell>
          <table:table-cell office:value-type="float" office:value="0.937619" calcext:value-type="float">
            <text:p>0,937619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5" calcext:value-type="float">
            <text:p>0,95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02762" calcext:value-type="float">
            <text:p>0,902762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25714" calcext:value-type="float">
            <text:p>0,625714</text:p>
          </table:table-cell>
          <table:table-cell office:value-type="float" office:value="0.72381" calcext:value-type="float">
            <text:p>0,72381</text:p>
          </table:table-cell>
          <table:table-cell office:value-type="float" office:value="0.851429" calcext:value-type="float">
            <text:p>0,851429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4286" calcext:value-type="float">
            <text:p>0,944286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885" calcext:value-type="float">
            <text:p>0,885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686667" calcext:value-type="float">
            <text:p>0,686667</text:p>
          </table:table-cell>
          <table:table-cell office:value-type="float" office:value="0.732381" calcext:value-type="float">
            <text:p>0,732381</text:p>
          </table:table-cell>
          <table:table-cell office:value-type="float" office:value="0.928571" calcext:value-type="float">
            <text:p>0,928571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3333" calcext:value-type="float">
            <text:p>0,943333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899571" calcext:value-type="float">
            <text:p>0,899571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580952" calcext:value-type="float">
            <text:p>0,580952</text:p>
          </table:table-cell>
          <table:table-cell office:value-type="float" office:value="0.702381" calcext:value-type="float">
            <text:p>0,702381</text:p>
          </table:table-cell>
          <table:table-cell office:value-type="float" office:value="0.888095" calcext:value-type="float">
            <text:p>0,888095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18476" calcext:value-type="float">
            <text:p>0,91847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95238" calcext:value-type="float">
            <text:p>0,695238</text:p>
          </table:table-cell>
          <table:table-cell office:value-type="float" office:value="0.920952" calcext:value-type="float">
            <text:p>0,920952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20857" calcext:value-type="float">
            <text:p>0,920857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56667" calcext:value-type="float">
            <text:p>0,756667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7143" calcext:value-type="float">
            <text:p>0,947143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29429" calcext:value-type="float">
            <text:p>0,929429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66667" calcext:value-type="float">
            <text:p>0,466667</text:p>
          </table:table-cell>
          <table:table-cell office:value-type="float" office:value="0.710952" calcext:value-type="float">
            <text:p>0,710952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7619" calcext:value-type="float">
            <text:p>0,947619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24905" calcext:value-type="float">
            <text:p>0,92490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755238" calcext:value-type="float">
            <text:p>0,755238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29238" calcext:value-type="float">
            <text:p>0,929238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495238" calcext:value-type="float">
            <text:p>0,495238</text:p>
          </table:table-cell>
          <table:table-cell office:value-type="float" office:value="0.73381" calcext:value-type="float">
            <text:p>0,73381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5" calcext:value-type="float">
            <text:p>0,95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27429" calcext:value-type="float">
            <text:p>0,927429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466667" calcext:value-type="float">
            <text:p>0,466667</text:p>
          </table:table-cell>
          <table:table-cell office:value-type="float" office:value="0.719048" calcext:value-type="float">
            <text:p>0,719048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5714" calcext:value-type="float">
            <text:p>0,945714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25524" calcext:value-type="float">
            <text:p>0,925524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466667" calcext:value-type="float">
            <text:p>0,466667</text:p>
          </table:table-cell>
          <table:table-cell office:value-type="float" office:value="0.660952" calcext:value-type="float">
            <text:p>0,660952</text:p>
          </table:table-cell>
          <table:table-cell office:value-type="float" office:value="0.942381" calcext:value-type="float">
            <text:p>0,942381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381" calcext:value-type="float">
            <text:p>0,94381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19476" calcext:value-type="float">
            <text:p>0,919476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82619" calcext:value-type="float">
            <text:p>0,82619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619" calcext:value-type="float">
            <text:p>0,94619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6286" calcext:value-type="float">
            <text:p>0,936286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78571" calcext:value-type="float">
            <text:p>0,678571</text:p>
          </table:table-cell>
          <table:table-cell office:value-type="float" office:value="0.935238" calcext:value-type="float">
            <text:p>0,935238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8571" calcext:value-type="float">
            <text:p>0,948571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20048" calcext:value-type="float">
            <text:p>0,920048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82381" calcext:value-type="float">
            <text:p>0,782381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7143" calcext:value-type="float">
            <text:p>0,947143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31048" calcext:value-type="float">
            <text:p>0,931048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12381" calcext:value-type="float">
            <text:p>0,812381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5714" calcext:value-type="float">
            <text:p>0,945714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4857" calcext:value-type="float">
            <text:p>0,934857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32857" calcext:value-type="float">
            <text:p>0,732857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7143" calcext:value-type="float">
            <text:p>0,947143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27048" calcext:value-type="float">
            <text:p>0,927048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22857" calcext:value-type="float">
            <text:p>0,822857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6" calcext:value-type="float">
            <text:p>0,93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27619" calcext:value-type="float">
            <text:p>0,827619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5238" calcext:value-type="float">
            <text:p>0,945238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6333" calcext:value-type="float">
            <text:p>0,936333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71429" calcext:value-type="float">
            <text:p>0,871429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7619" calcext:value-type="float">
            <text:p>0,947619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40952" calcext:value-type="float">
            <text:p>0,940952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843333" calcext:value-type="float">
            <text:p>0,843333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50476" calcext:value-type="float">
            <text:p>0,950476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37476" calcext:value-type="float">
            <text:p>0,937476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552381" calcext:value-type="float">
            <text:p>0,552381</text:p>
          </table:table-cell>
          <table:table-cell office:value-type="float" office:value="0.843333" calcext:value-type="float">
            <text:p>0,843333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51905" calcext:value-type="float">
            <text:p>0,951905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37619" calcext:value-type="float">
            <text:p>0,93761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552381" calcext:value-type="float">
            <text:p>0,552381</text:p>
          </table:table-cell>
          <table:table-cell office:value-type="float" office:value="0.78381" calcext:value-type="float">
            <text:p>0,78381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8095" calcext:value-type="float">
            <text:p>0,948095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2238" calcext:value-type="float">
            <text:p>0,93223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790952" calcext:value-type="float">
            <text:p>0,790952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7619" calcext:value-type="float">
            <text:p>0,947619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2905" calcext:value-type="float">
            <text:p>0,932905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72857" calcext:value-type="float">
            <text:p>0,772857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5714" calcext:value-type="float">
            <text:p>0,945714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0905" calcext:value-type="float">
            <text:p>0,930905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690476" calcext:value-type="float">
            <text:p>0,690476</text:p>
          </table:table-cell>
          <table:table-cell office:value-type="float" office:value="0.931905" calcext:value-type="float">
            <text:p>0,931905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5714" calcext:value-type="float">
            <text:p>0,945714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21571" calcext:value-type="float">
            <text:p>0,921571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361905" calcext:value-type="float">
            <text:p>0,361905</text:p>
          </table:table-cell>
          <table:table-cell office:value-type="float" office:value="0.752857" calcext:value-type="float">
            <text:p>0,752857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5238" calcext:value-type="float">
            <text:p>0,945238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28857" calcext:value-type="float">
            <text:p>0,928857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789048" calcext:value-type="float">
            <text:p>0,789048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50952" calcext:value-type="float">
            <text:p>0,950952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3048" calcext:value-type="float">
            <text:p>0,933048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48571" calcext:value-type="float">
            <text:p>0,748571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3333" calcext:value-type="float">
            <text:p>0,943333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2919" calcext:value-type="float">
            <text:p>0,92919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90476" calcext:value-type="float">
            <text:p>0,390476</text:p>
          </table:table-cell>
          <table:table-cell office:value-type="float" office:value="0.675714" calcext:value-type="float">
            <text:p>0,675714</text:p>
          </table:table-cell>
          <table:table-cell office:value-type="float" office:value="0.935238" calcext:value-type="float">
            <text:p>0,935238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3333" calcext:value-type="float">
            <text:p>0,943333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21143" calcext:value-type="float">
            <text:p>0,921143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361905" calcext:value-type="float">
            <text:p>0,361905</text:p>
          </table:table-cell>
          <table:table-cell office:value-type="float" office:value="0.645714" calcext:value-type="float">
            <text:p>0,645714</text:p>
          </table:table-cell>
          <table:table-cell office:value-type="float" office:value="0.893333" calcext:value-type="float">
            <text:p>0,893333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14095" calcext:value-type="float">
            <text:p>0,91409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361905" calcext:value-type="float">
            <text:p>0,361905</text:p>
          </table:table-cell>
          <table:table-cell office:value-type="float" office:value="0.648095" calcext:value-type="float">
            <text:p>0,648095</text:p>
          </table:table-cell>
          <table:table-cell office:value-type="float" office:value="0.819524" calcext:value-type="float">
            <text:p>0,819524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9048" calcext:value-type="float">
            <text:p>0,949048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06429" calcext:value-type="float">
            <text:p>0,906429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438095" calcext:value-type="float">
            <text:p>0,438095</text:p>
          </table:table-cell>
          <table:table-cell office:value-type="float" office:value="0.678571" calcext:value-type="float">
            <text:p>0,678571</text:p>
          </table:table-cell>
          <table:table-cell office:value-type="float" office:value="0.770952" calcext:value-type="float">
            <text:p>0,770952</text:p>
          </table:table-cell>
          <table:table-cell office:value-type="float" office:value="0.937143" calcext:value-type="float">
            <text:p>0,937143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03619" calcext:value-type="float">
            <text:p>0,903619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02381" calcext:value-type="float">
            <text:p>0,702381</text:p>
          </table:table-cell>
          <table:table-cell office:value-type="float" office:value="0.775714" calcext:value-type="float">
            <text:p>0,775714</text:p>
          </table:table-cell>
          <table:table-cell office:value-type="float" office:value="0.938571" calcext:value-type="float">
            <text:p>0,938571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5714" calcext:value-type="float">
            <text:p>0,945714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06714" calcext:value-type="float">
            <text:p>0,906714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676667" calcext:value-type="float">
            <text:p>0,676667</text:p>
          </table:table-cell>
          <table:table-cell office:value-type="float" office:value="0.748571" calcext:value-type="float">
            <text:p>0,748571</text:p>
          </table:table-cell>
          <table:table-cell office:value-type="float" office:value="0.899048" calcext:value-type="float">
            <text:p>0,899048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50476" calcext:value-type="float">
            <text:p>0,950476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897" calcext:value-type="float">
            <text:p>0,897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390476" calcext:value-type="float">
            <text:p>0,390476</text:p>
          </table:table-cell>
          <table:table-cell office:value-type="float" office:value="0.668571" calcext:value-type="float">
            <text:p>0,668571</text:p>
          </table:table-cell>
          <table:table-cell office:value-type="float" office:value="0.769048" calcext:value-type="float">
            <text:p>0,769048</text:p>
          </table:table-cell>
          <table:table-cell office:value-type="float" office:value="0.937143" calcext:value-type="float">
            <text:p>0,937143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619" calcext:value-type="float">
            <text:p>0,94619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02571" calcext:value-type="float">
            <text:p>0,902571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390476" calcext:value-type="float">
            <text:p>0,390476</text:p>
          </table:table-cell>
          <table:table-cell office:value-type="float" office:value="0.651429" calcext:value-type="float">
            <text:p>0,651429</text:p>
          </table:table-cell>
          <table:table-cell office:value-type="float" office:value="0.863333" calcext:value-type="float">
            <text:p>0,863333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9524" calcext:value-type="float">
            <text:p>0,949524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1119" calcext:value-type="float">
            <text:p>0,9111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352381" calcext:value-type="float">
            <text:p>0,352381</text:p>
          </table:table-cell>
          <table:table-cell office:value-type="float" office:value="0.583333" calcext:value-type="float">
            <text:p>0,583333</text:p>
          </table:table-cell>
          <table:table-cell office:value-type="float" office:value="0.868571" calcext:value-type="float">
            <text:p>0,868571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5714" calcext:value-type="float">
            <text:p>0,945714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05476" calcext:value-type="float">
            <text:p>0,905476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54762" calcext:value-type="float">
            <text:p>0,554762</text:p>
          </table:table-cell>
          <table:table-cell office:value-type="float" office:value="0.909048" calcext:value-type="float">
            <text:p>0,909048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5238" calcext:value-type="float">
            <text:p>0,945238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06619" calcext:value-type="float">
            <text:p>0,906619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30952" calcext:value-type="float">
            <text:p>0,530952</text:p>
          </table:table-cell>
          <table:table-cell office:value-type="float" office:value="0.815714" calcext:value-type="float">
            <text:p>0,815714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3333" calcext:value-type="float">
            <text:p>0,943333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894714" calcext:value-type="float">
            <text:p>0,894714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595238" calcext:value-type="float">
            <text:p>0,595238</text:p>
          </table:table-cell>
          <table:table-cell office:value-type="float" office:value="0.82619" calcext:value-type="float">
            <text:p>0,82619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02333" calcext:value-type="float">
            <text:p>0,902333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58571" calcext:value-type="float">
            <text:p>0,658571</text:p>
          </table:table-cell>
          <table:table-cell office:value-type="float" office:value="0.942381" calcext:value-type="float">
            <text:p>0,942381</text:p>
          </table:table-cell>
          <table:table-cell office:value-type="float" office:value="0.943333" calcext:value-type="float">
            <text:p>0,943333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21095" calcext:value-type="float">
            <text:p>0,92109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38095" calcext:value-type="float">
            <text:p>0,838095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8571" calcext:value-type="float">
            <text:p>0,948571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39619" calcext:value-type="float">
            <text:p>0,939619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72857" calcext:value-type="float">
            <text:p>0,772857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51905" calcext:value-type="float">
            <text:p>0,951905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32476" calcext:value-type="float">
            <text:p>0,932476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687619" calcext:value-type="float">
            <text:p>0,687619</text:p>
          </table:table-cell>
          <table:table-cell office:value-type="float" office:value="0.92619" calcext:value-type="float">
            <text:p>0,92619</text:p>
          </table:table-cell>
          <table:table-cell office:value-type="float" office:value="0.942857" calcext:value-type="float">
            <text:p>0,942857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22333" calcext:value-type="float">
            <text:p>0,922333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27619" calcext:value-type="float">
            <text:p>0,727619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3333" calcext:value-type="float">
            <text:p>0,943333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28048" calcext:value-type="float">
            <text:p>0,928048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98095" calcext:value-type="float">
            <text:p>0,798095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5714" calcext:value-type="float">
            <text:p>0,945714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35333" calcext:value-type="float">
            <text:p>0,935333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76667" calcext:value-type="float">
            <text:p>0,776667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3333" calcext:value-type="float">
            <text:p>0,943333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32952" calcext:value-type="float">
            <text:p>0,932952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91" calcext:value-type="float">
            <text:p>0,91</text:p>
          </table:table-cell>
          <table:table-cell office:value-type="float" office:value="0.945238" calcext:value-type="float">
            <text:p>0,945238</text:p>
          </table:table-cell>
          <table:table-cell table:number-columns-repeated="9" office:value-type="float" office:value="0.952381" calcext:value-type="float">
            <text:p>0,952381</text:p>
          </table:table-cell>
          <table:table-cell office:value-type="float" office:value="0.947429" calcext:value-type="float">
            <text:p>0,947429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647619" calcext:value-type="float">
            <text:p>0,647619</text:p>
          </table:table-cell>
          <table:table-cell office:value-type="float" office:value="0.863333" calcext:value-type="float">
            <text:p>0,863333</text:p>
          </table:table-cell>
          <table:table-cell office:value-type="float" office:value="0.946667" calcext:value-type="float">
            <text:p>0,946667</text:p>
          </table:table-cell>
          <table:table-cell table:number-columns-repeated="9" office:value-type="float" office:value="0.952381" calcext:value-type="float">
            <text:p>0,952381</text:p>
          </table:table-cell>
          <table:table-cell office:value-type="float" office:value="0.942905" calcext:value-type="float">
            <text:p>0,942905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628571" calcext:value-type="float">
            <text:p>0,628571</text:p>
          </table:table-cell>
          <table:table-cell office:value-type="float" office:value="0.841429" calcext:value-type="float">
            <text:p>0,841429</text:p>
          </table:table-cell>
          <table:table-cell office:value-type="float" office:value="0.949048" calcext:value-type="float">
            <text:p>0,949048</text:p>
          </table:table-cell>
          <table:table-cell table:number-columns-repeated="9" office:value-type="float" office:value="0.952381" calcext:value-type="float">
            <text:p>0,952381</text:p>
          </table:table-cell>
          <table:table-cell office:value-type="float" office:value="0.940952" calcext:value-type="float">
            <text:p>0,940952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542857" calcext:value-type="float">
            <text:p>0,542857</text:p>
          </table:table-cell>
          <table:table-cell office:value-type="float" office:value="0.798095" calcext:value-type="float">
            <text:p>0,798095</text:p>
          </table:table-cell>
          <table:table-cell office:value-type="float" office:value="0.94381" calcext:value-type="float">
            <text:p>0,94381</text:p>
          </table:table-cell>
          <table:table-cell table:number-columns-repeated="9" office:value-type="float" office:value="0.952381" calcext:value-type="float">
            <text:p>0,952381</text:p>
          </table:table-cell>
          <table:table-cell office:value-type="float" office:value="0.936095" calcext:value-type="float">
            <text:p>0,936095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72381" calcext:value-type="float">
            <text:p>0,72381</text:p>
          </table:table-cell>
          <table:table-cell office:value-type="float" office:value="0.802381" calcext:value-type="float">
            <text:p>0,802381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51429" calcext:value-type="float">
            <text:p>0,951429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36333" calcext:value-type="float">
            <text:p>0,936333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01905" calcext:value-type="float">
            <text:p>0,801905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7619" calcext:value-type="float">
            <text:p>0,947619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35905" calcext:value-type="float">
            <text:p>0,93590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3381" calcext:value-type="float">
            <text:p>0,73381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619" calcext:value-type="float">
            <text:p>0,94619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28952" calcext:value-type="float">
            <text:p>0,928952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816667" calcext:value-type="float">
            <text:p>0,816667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9048" calcext:value-type="float">
            <text:p>0,949048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37524" calcext:value-type="float">
            <text:p>0,937524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854762" calcext:value-type="float">
            <text:p>0,854762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41095" calcext:value-type="float">
            <text:p>0,941095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800952" calcext:value-type="float">
            <text:p>0,800952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8095" calcext:value-type="float">
            <text:p>0,948095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34905" calcext:value-type="float">
            <text:p>0,934905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34286" calcext:value-type="float">
            <text:p>0,734286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9048" calcext:value-type="float">
            <text:p>0,949048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28333" calcext:value-type="float">
            <text:p>0,928333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25714" calcext:value-type="float">
            <text:p>0,725714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8571" calcext:value-type="float">
            <text:p>0,948571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27429" calcext:value-type="float">
            <text:p>0,927429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26667" calcext:value-type="float">
            <text:p>0,826667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9048" calcext:value-type="float">
            <text:p>0,949048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37571" calcext:value-type="float">
            <text:p>0,937571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57619" calcext:value-type="float">
            <text:p>0,757619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5" calcext:value-type="float">
            <text:p>0,95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2981" calcext:value-type="float">
            <text:p>0,92981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698571" calcext:value-type="float">
            <text:p>0,698571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51905" calcext:value-type="float">
            <text:p>0,951905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24095" calcext:value-type="float">
            <text:p>0,924095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88095" calcext:value-type="float">
            <text:p>0,688095</text:p>
          </table:table-cell>
          <table:table-cell office:value-type="float" office:value="0.915238" calcext:value-type="float">
            <text:p>0,915238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5714" calcext:value-type="float">
            <text:p>0,945714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19667" calcext:value-type="float">
            <text:p>0,919667</text:p>
          </table:table-cell>
          <table:table-cell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28095" calcext:value-type="float">
            <text:p>0,728095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3333" calcext:value-type="float">
            <text:p>0,943333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27143" calcext:value-type="float">
            <text:p>0,92714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97143" calcext:value-type="float">
            <text:p>0,697143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24381" calcext:value-type="float">
            <text:p>0,924381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39048" calcext:value-type="float">
            <text:p>0,739048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27619" calcext:value-type="float">
            <text:p>0,927619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819524" calcext:value-type="float">
            <text:p>0,819524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9048" calcext:value-type="float">
            <text:p>0,949048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5905" calcext:value-type="float">
            <text:p>0,935905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867143" calcext:value-type="float">
            <text:p>0,867143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619" calcext:value-type="float">
            <text:p>0,94619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40381" calcext:value-type="float">
            <text:p>0,94038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87619" calcext:value-type="float">
            <text:p>0,87619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9048" calcext:value-type="float">
            <text:p>0,949048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41571" calcext:value-type="float">
            <text:p>0,941571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98571" calcext:value-type="float">
            <text:p>0,798571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51429" calcext:value-type="float">
            <text:p>0,951429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4048" calcext:value-type="float">
            <text:p>0,93404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8381" calcext:value-type="float">
            <text:p>0,68381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9524" calcext:value-type="float">
            <text:p>0,949524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22381" calcext:value-type="float">
            <text:p>0,922381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78381" calcext:value-type="float">
            <text:p>0,78381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4286" calcext:value-type="float">
            <text:p>0,944286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3281" calcext:value-type="float">
            <text:p>0,93281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794762" calcext:value-type="float">
            <text:p>0,794762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4286" calcext:value-type="float">
            <text:p>0,944286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33905" calcext:value-type="float">
            <text:p>0,933905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10952" calcext:value-type="float">
            <text:p>0,710952</text:p>
          </table:table-cell>
          <table:table-cell office:value-type="float" office:value="0.935714" calcext:value-type="float">
            <text:p>0,935714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5238" calcext:value-type="float">
            <text:p>0,945238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24905" calcext:value-type="float">
            <text:p>0,924905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29048" calcext:value-type="float">
            <text:p>0,629048</text:p>
          </table:table-cell>
          <table:table-cell office:value-type="float" office:value="0.870476" calcext:value-type="float">
            <text:p>0,870476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4286" calcext:value-type="float">
            <text:p>0,944286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10095" calcext:value-type="float">
            <text:p>0,910095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734762" calcext:value-type="float">
            <text:p>0,734762</text:p>
          </table:table-cell>
          <table:table-cell office:value-type="float" office:value="0.907143" calcext:value-type="float">
            <text:p>0,907143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4286" calcext:value-type="float">
            <text:p>0,944286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24333" calcext:value-type="float">
            <text:p>0,924333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390476" calcext:value-type="float">
            <text:p>0,390476</text:p>
          </table:table-cell>
          <table:table-cell office:value-type="float" office:value="0.665238" calcext:value-type="float">
            <text:p>0,665238</text:p>
          </table:table-cell>
          <table:table-cell office:value-type="float" office:value="0.891905" calcext:value-type="float">
            <text:p>0,891905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16095" calcext:value-type="float">
            <text:p>0,916095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390476" calcext:value-type="float">
            <text:p>0,390476</text:p>
          </table:table-cell>
          <table:table-cell office:value-type="float" office:value="0.682381" calcext:value-type="float">
            <text:p>0,682381</text:p>
          </table:table-cell>
          <table:table-cell office:value-type="float" office:value="0.78619" calcext:value-type="float">
            <text:p>0,78619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7143" calcext:value-type="float">
            <text:p>0,947143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06333" calcext:value-type="float">
            <text:p>0,906333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390476" calcext:value-type="float">
            <text:p>0,390476</text:p>
          </table:table-cell>
          <table:table-cell office:value-type="float" office:value="0.658095" calcext:value-type="float">
            <text:p>0,658095</text:p>
          </table:table-cell>
          <table:table-cell office:value-type="float" office:value="0.900476" calcext:value-type="float">
            <text:p>0,900476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4286" calcext:value-type="float">
            <text:p>0,944286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15048" calcext:value-type="float">
            <text:p>0,915048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47619" calcext:value-type="float">
            <text:p>0,47619</text:p>
          </table:table-cell>
          <table:table-cell office:value-type="float" office:value="0.707619" calcext:value-type="float">
            <text:p>0,707619</text:p>
          </table:table-cell>
          <table:table-cell office:value-type="float" office:value="0.915714" calcext:value-type="float">
            <text:p>0,915714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3333" calcext:value-type="float">
            <text:p>0,943333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21429" calcext:value-type="float">
            <text:p>0,921429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47619" calcext:value-type="float">
            <text:p>0,47619</text:p>
          </table:table-cell>
          <table:table-cell office:value-type="float" office:value="0.780476" calcext:value-type="float">
            <text:p>0,780476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1762" calcext:value-type="float">
            <text:p>0,931762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46667" calcext:value-type="float">
            <text:p>0,846667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3333" calcext:value-type="float">
            <text:p>0,943333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39" calcext:value-type="float">
            <text:p>0,939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79048" calcext:value-type="float">
            <text:p>0,879048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42571" calcext:value-type="float">
            <text:p>0,942571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04762" calcext:value-type="float">
            <text:p>0,804762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5" calcext:value-type="float">
            <text:p>0,95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4524" calcext:value-type="float">
            <text:p>0,934524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01429" calcext:value-type="float">
            <text:p>0,801429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9524" calcext:value-type="float">
            <text:p>0,949524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4143" calcext:value-type="float">
            <text:p>0,934143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61429" calcext:value-type="float">
            <text:p>0,761429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5238" calcext:value-type="float">
            <text:p>0,945238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29714" calcext:value-type="float">
            <text:p>0,929714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89524" calcext:value-type="float">
            <text:p>0,789524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4286" calcext:value-type="float">
            <text:p>0,944286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2429" calcext:value-type="float">
            <text:p>0,932429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4" calcext:value-type="float">
            <text:p>0,4</text:p>
          </table:table-cell>
          <table:table-cell office:value-type="float" office:value="0.763333" calcext:value-type="float">
            <text:p>0,763333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8571" calcext:value-type="float">
            <text:p>0,948571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29286" calcext:value-type="float">
            <text:p>0,929286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51905" calcext:value-type="float">
            <text:p>0,751905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50952" calcext:value-type="float">
            <text:p>0,950952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28381" calcext:value-type="float">
            <text:p>0,928381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00476" calcext:value-type="float">
            <text:p>0,800476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3762" calcext:value-type="float">
            <text:p>0,933762</text:p>
          </table:table-cell>
          <table:table-cell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15714" calcext:value-type="float">
            <text:p>0,815714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8571" calcext:value-type="float">
            <text:p>0,948571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5476" calcext:value-type="float">
            <text:p>0,935476</text:p>
          </table:table-cell>
          <table:table-cell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82381" calcext:value-type="float">
            <text:p>0,782381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8095" calcext:value-type="float">
            <text:p>0,948095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2095" calcext:value-type="float">
            <text:p>0,932095</text:p>
          </table:table-cell>
          <table:table-cell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59524" calcext:value-type="float">
            <text:p>0,759524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50952" calcext:value-type="float">
            <text:p>0,950952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29143" calcext:value-type="float">
            <text:p>0,929143</text:p>
          </table:table-cell>
          <table:table-cell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87143" calcext:value-type="float">
            <text:p>0,787143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50952" calcext:value-type="float">
            <text:p>0,950952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31905" calcext:value-type="float">
            <text:p>0,931905</text:p>
          </table:table-cell>
          <table:table-cell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819048" calcext:value-type="float">
            <text:p>0,819048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50476" calcext:value-type="float">
            <text:p>0,950476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35048" calcext:value-type="float">
            <text:p>0,935048</text:p>
          </table:table-cell>
          <table:table-cell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813333" calcext:value-type="float">
            <text:p>0,813333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9048" calcext:value-type="float">
            <text:p>0,949048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34333" calcext:value-type="float">
            <text:p>0,934333</text:p>
          </table:table-cell>
          <table:table-cell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0.352381" calcext:value-type="float">
            <text:p>0,352381</text:p>
          </table:table-cell>
          <table:table-cell office:value-type="float" office:value="0.831429" calcext:value-type="float">
            <text:p>0,831429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50952" calcext:value-type="float">
            <text:p>0,950952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36333" calcext:value-type="float">
            <text:p>0,936333</text:p>
          </table:table-cell>
          <table:table-cell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0.352381" calcext:value-type="float">
            <text:p>0,352381</text:p>
          </table:table-cell>
          <table:table-cell office:value-type="float" office:value="0.786667" calcext:value-type="float">
            <text:p>0,786667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9524" calcext:value-type="float">
            <text:p>0,949524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31714" calcext:value-type="float">
            <text:p>0,931714</text:p>
          </table:table-cell>
          <table:table-cell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861905" calcext:value-type="float">
            <text:p>0,861905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8095" calcext:value-type="float">
            <text:p>0,948095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39095" calcext:value-type="float">
            <text:p>0,939095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854286" calcext:value-type="float">
            <text:p>0,854286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51905" calcext:value-type="float">
            <text:p>0,951905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38714" calcext:value-type="float">
            <text:p>0,938714</text:p>
          </table:table-cell>
          <table:table-cell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10476" calcext:value-type="float">
            <text:p>0,710476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9048" calcext:value-type="float">
            <text:p>0,949048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24048" calcext:value-type="float">
            <text:p>0,924048</text:p>
          </table:table-cell>
          <table:table-cell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4" calcext:value-type="float">
            <text:p>0,74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381" calcext:value-type="float">
            <text:p>0,94381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27429" calcext:value-type="float">
            <text:p>0,927429</text:p>
          </table:table-cell>
          <table:table-cell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59524" calcext:value-type="float">
            <text:p>0,659524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619" calcext:value-type="float">
            <text:p>0,94619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18667" calcext:value-type="float">
            <text:p>0,918667</text:p>
          </table:table-cell>
          <table:table-cell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79048" calcext:value-type="float">
            <text:p>0,679048</text:p>
          </table:table-cell>
          <table:table-cell office:value-type="float" office:value="0.941905" calcext:value-type="float">
            <text:p>0,941905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20571" calcext:value-type="float">
            <text:p>0,920571</text:p>
          </table:table-cell>
          <table:table-cell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5619" calcext:value-type="float">
            <text:p>0,75619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3333" calcext:value-type="float">
            <text:p>0,943333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29" calcext:value-type="float">
            <text:p>0,929</text:p>
          </table:table-cell>
          <table:table-cell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88571" calcext:value-type="float">
            <text:p>0,788571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3333" calcext:value-type="float">
            <text:p>0,943333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2238" calcext:value-type="float">
            <text:p>0,932238</text:p>
          </table:table-cell>
          <table:table-cell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30952" calcext:value-type="float">
            <text:p>0,830952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50952" calcext:value-type="float">
            <text:p>0,950952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7238" calcext:value-type="float">
            <text:p>0,937238</text:p>
          </table:table-cell>
          <table:table-cell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1" calcext:value-type="float">
            <text:p>0,81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7619" calcext:value-type="float">
            <text:p>0,947619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481" calcext:value-type="float">
            <text:p>0,93481</text:p>
          </table:table-cell>
          <table:table-cell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69048" calcext:value-type="float">
            <text:p>0,769048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8095" calcext:value-type="float">
            <text:p>0,948095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0762" calcext:value-type="float">
            <text:p>0,930762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17619" calcext:value-type="float">
            <text:p>0,817619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4286" calcext:value-type="float">
            <text:p>0,944286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5238" calcext:value-type="float">
            <text:p>0,935238</text:p>
          </table:table-cell>
          <table:table-cell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99048" calcext:value-type="float">
            <text:p>0,799048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8571" calcext:value-type="float">
            <text:p>0,948571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32857" calcext:value-type="float">
            <text:p>0,932857</text:p>
          </table:table-cell>
          <table:table-cell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87619" calcext:value-type="float">
            <text:p>0,887619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5238" calcext:value-type="float">
            <text:p>0,945238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42333" calcext:value-type="float">
            <text:p>0,942333</text:p>
          </table:table-cell>
          <table:table-cell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17143" calcext:value-type="float">
            <text:p>0,817143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51905" calcext:value-type="float">
            <text:p>0,951905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35" calcext:value-type="float">
            <text:p>0,935</text:p>
          </table:table-cell>
          <table:table-cell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50476" calcext:value-type="float">
            <text:p>0,850476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50952" calcext:value-type="float">
            <text:p>0,950952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38238" calcext:value-type="float">
            <text:p>0,938238</text:p>
          </table:table-cell>
          <table:table-cell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02381" calcext:value-type="float">
            <text:p>0,802381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381" calcext:value-type="float">
            <text:p>0,94381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32714" calcext:value-type="float">
            <text:p>0,932714</text:p>
          </table:table-cell>
          <table:table-cell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74286" calcext:value-type="float">
            <text:p>0,674286</text:p>
          </table:table-cell>
          <table:table-cell office:value-type="float" office:value="0.922857" calcext:value-type="float">
            <text:p>0,922857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619" calcext:value-type="float">
            <text:p>0,94619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1719" calcext:value-type="float">
            <text:p>0,91719</text:p>
          </table:table-cell>
          <table:table-cell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85238" calcext:value-type="float">
            <text:p>0,685238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20333" calcext:value-type="float">
            <text:p>0,920333</text:p>
          </table:table-cell>
          <table:table-cell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681429" calcext:value-type="float">
            <text:p>0,681429</text:p>
          </table:table-cell>
          <table:table-cell office:value-type="float" office:value="0.933333" calcext:value-type="float">
            <text:p>0,933333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4286" calcext:value-type="float">
            <text:p>0,944286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18762" calcext:value-type="float">
            <text:p>0,918762</text:p>
          </table:table-cell>
          <table:table-cell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79048" calcext:value-type="float">
            <text:p>0,679048</text:p>
          </table:table-cell>
          <table:table-cell office:value-type="float" office:value="0.935238" calcext:value-type="float">
            <text:p>0,935238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18762" calcext:value-type="float">
            <text:p>0,918762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9" calcext:value-type="float">
            <text:p>0,79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381" calcext:value-type="float">
            <text:p>0,94381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30524" calcext:value-type="float">
            <text:p>0,930524</text:p>
          </table:table-cell>
          <table:table-cell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94286" calcext:value-type="float">
            <text:p>0,794286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8571" calcext:value-type="float">
            <text:p>0,948571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31429" calcext:value-type="float">
            <text:p>0,931429</text:p>
          </table:table-cell>
          <table:table-cell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781429" calcext:value-type="float">
            <text:p>0,781429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5238" calcext:value-type="float">
            <text:p>0,945238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2981" calcext:value-type="float">
            <text:p>0,92981</text:p>
          </table:table-cell>
          <table:table-cell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0.47619" calcext:value-type="float">
            <text:p>0,47619</text:p>
          </table:table-cell>
          <table:table-cell office:value-type="float" office:value="0.795714" calcext:value-type="float">
            <text:p>0,795714</text:p>
          </table:table-cell>
          <table:table-cell table:number-columns-repeated="6" office:value-type="float" office:value="0.942857" calcext:value-type="float">
            <text:p>0,942857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31" calcext:value-type="float">
            <text:p>0,931</text:p>
          </table:table-cell>
          <table:table-cell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0.47619" calcext:value-type="float">
            <text:p>0,47619</text:p>
          </table:table-cell>
          <table:table-cell office:value-type="float" office:value="0.78619" calcext:value-type="float">
            <text:p>0,78619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49524" calcext:value-type="float">
            <text:p>0,949524</text:p>
          </table:table-cell>
          <table:table-cell table:number-columns-repeated="3" office:value-type="float" office:value="0.952381" calcext:value-type="float">
            <text:p>0,952381</text:p>
          </table:table-cell>
          <table:table-cell office:value-type="float" office:value="0.929762" calcext:value-type="float">
            <text:p>0,929762</text:p>
          </table:table-cell>
          <table:table-cell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3381" calcext:value-type="float">
            <text:p>0,83381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381" calcext:value-type="float">
            <text:p>0,94381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34905" calcext:value-type="float">
            <text:p>0,934905</text:p>
          </table:table-cell>
          <table:table-cell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55714" calcext:value-type="float">
            <text:p>0,855714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9048" calcext:value-type="float">
            <text:p>0,949048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37619" calcext:value-type="float">
            <text:p>0,937619</text:p>
          </table:table-cell>
          <table:table-cell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14286" calcext:value-type="float">
            <text:p>0,814286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8095" calcext:value-type="float">
            <text:p>0,948095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33381" calcext:value-type="float">
            <text:p>0,933381</text:p>
          </table:table-cell>
          <table:table-cell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98571" calcext:value-type="float">
            <text:p>0,798571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3333" calcext:value-type="float">
            <text:p>0,943333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31333" calcext:value-type="float">
            <text:p>0,931333</text:p>
          </table:table-cell>
          <table:table-cell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26667" calcext:value-type="float">
            <text:p>0,726667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381" calcext:value-type="float">
            <text:p>0,94381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2419" calcext:value-type="float">
            <text:p>0,92419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713333" calcext:value-type="float">
            <text:p>0,713333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4619" calcext:value-type="float">
            <text:p>0,94619</text:p>
          </table:table-cell>
          <table:table-cell table:number-columns-repeated="3" office:value-type="float" office:value="0.952381" calcext:value-type="float">
            <text:p>0,952381</text:p>
          </table:table-cell>
          <table:table-cell office:value-type="float" office:value="0.922143" calcext:value-type="float">
            <text:p>0,922143</text:p>
          </table:table-cell>
          <table:table-cell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06667" calcext:value-type="float">
            <text:p>0,706667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4381" calcext:value-type="float">
            <text:p>0,94381</text:p>
          </table:table-cell>
          <table:table-cell table:number-columns-repeated="3" office:value-type="float" office:value="0.952381" calcext:value-type="float">
            <text:p>0,952381</text:p>
          </table:table-cell>
          <table:table-cell office:value-type="float" office:value="0.921238" calcext:value-type="float">
            <text:p>0,921238</text:p>
          </table:table-cell>
          <table:table-cell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685714" calcext:value-type="float">
            <text:p>0,685714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table:number-columns-repeated="3" office:value-type="float" office:value="0.952381" calcext:value-type="float">
            <text:p>0,952381</text:p>
          </table:table-cell>
          <table:table-cell office:value-type="float" office:value="0.919238" calcext:value-type="float">
            <text:p>0,919238</text:p>
          </table:table-cell>
          <table:table-cell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665238" calcext:value-type="float">
            <text:p>0,665238</text:p>
          </table:table-cell>
          <table:table-cell office:value-type="float" office:value="0.931905" calcext:value-type="float">
            <text:p>0,931905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9524" calcext:value-type="float">
            <text:p>0,949524</text:p>
          </table:table-cell>
          <table:table-cell table:number-columns-repeated="3" office:value-type="float" office:value="0.952381" calcext:value-type="float">
            <text:p>0,952381</text:p>
          </table:table-cell>
          <table:table-cell office:value-type="float" office:value="0.916571" calcext:value-type="float">
            <text:p>0,916571</text:p>
          </table:table-cell>
          <table:table-cell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60476" calcext:value-type="float">
            <text:p>0,760476</text:p>
          </table:table-cell>
          <table:table-cell table:number-columns-repeated="6" office:value-type="float" office:value="0.942857" calcext:value-type="float">
            <text:p>0,942857</text:p>
          </table:table-cell>
          <table:table-cell office:value-type="float" office:value="0.950476" calcext:value-type="float">
            <text:p>0,950476</text:p>
          </table:table-cell>
          <table:table-cell table:number-columns-repeated="3" office:value-type="float" office:value="0.952381" calcext:value-type="float">
            <text:p>0,952381</text:p>
          </table:table-cell>
          <table:table-cell office:value-type="float" office:value="0.927286" calcext:value-type="float">
            <text:p>0,927286</text:p>
          </table:table-cell>
          <table:table-cell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27619" calcext:value-type="float">
            <text:p>0,727619</text:p>
          </table:table-cell>
          <table:table-cell office:value-type="float" office:value="0.939524" calcext:value-type="float">
            <text:p>0,939524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50952" calcext:value-type="float">
            <text:p>0,950952</text:p>
          </table:table-cell>
          <table:table-cell table:number-columns-repeated="3" office:value-type="float" office:value="0.952381" calcext:value-type="float">
            <text:p>0,952381</text:p>
          </table:table-cell>
          <table:table-cell office:value-type="float" office:value="0.923714" calcext:value-type="float">
            <text:p>0,923714</text:p>
          </table:table-cell>
          <table:table-cell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3619" calcext:value-type="float">
            <text:p>0,73619</text:p>
          </table:table-cell>
          <table:table-cell office:value-type="float" office:value="0.941905" calcext:value-type="float">
            <text:p>0,941905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8571" calcext:value-type="float">
            <text:p>0,948571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25524" calcext:value-type="float">
            <text:p>0,925524</text:p>
          </table:table-cell>
          <table:table-cell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788095" calcext:value-type="float">
            <text:p>0,788095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8095" calcext:value-type="float">
            <text:p>0,948095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30762" calcext:value-type="float">
            <text:p>0,930762</text:p>
          </table:table-cell>
          <table:table-cell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0.352381" calcext:value-type="float">
            <text:p>0,352381</text:p>
          </table:table-cell>
          <table:table-cell office:value-type="float" office:value="0.67" calcext:value-type="float">
            <text:p>0,67</text:p>
          </table:table-cell>
          <table:table-cell office:value-type="float" office:value="0.886667" calcext:value-type="float">
            <text:p>0,886667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8571" calcext:value-type="float">
            <text:p>0,948571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13381" calcext:value-type="float">
            <text:p>0,913381</text:p>
          </table:table-cell>
          <table:table-cell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0.380952" calcext:value-type="float">
            <text:p>0,380952</text:p>
          </table:table-cell>
          <table:table-cell office:value-type="float" office:value="0.647619" calcext:value-type="float">
            <text:p>0,647619</text:p>
          </table:table-cell>
          <table:table-cell office:value-type="float" office:value="0.905714" calcext:value-type="float">
            <text:p>0,905714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4286" calcext:value-type="float">
            <text:p>0,944286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12619" calcext:value-type="float">
            <text:p>0,912619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94286" calcext:value-type="float">
            <text:p>0,694286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3333" calcext:value-type="float">
            <text:p>0,943333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20905" calcext:value-type="float">
            <text:p>0,920905</text:p>
          </table:table-cell>
          <table:table-cell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2619" calcext:value-type="float">
            <text:p>0,82619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5238" calcext:value-type="float">
            <text:p>0,945238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34286" calcext:value-type="float">
            <text:p>0,934286</text:p>
          </table:table-cell>
          <table:table-cell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0.390476" calcext:value-type="float">
            <text:p>0,390476</text:p>
          </table:table-cell>
          <table:table-cell office:value-type="float" office:value="0.802381" calcext:value-type="float">
            <text:p>0,802381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8095" calcext:value-type="float">
            <text:p>0,948095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3219" calcext:value-type="float">
            <text:p>0,93219</text:p>
          </table:table-cell>
          <table:table-cell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803333" calcext:value-type="float">
            <text:p>0,803333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9524" calcext:value-type="float">
            <text:p>0,949524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32429" calcext:value-type="float">
            <text:p>0,932429</text:p>
          </table:table-cell>
          <table:table-cell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69524" calcext:value-type="float">
            <text:p>0,769524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5238" calcext:value-type="float">
            <text:p>0,945238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28619" calcext:value-type="float">
            <text:p>0,928619</text:p>
          </table:table-cell>
          <table:table-cell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67619" calcext:value-type="float">
            <text:p>0,767619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5714" calcext:value-type="float">
            <text:p>0,945714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28476" calcext:value-type="float">
            <text:p>0,928476</text:p>
          </table:table-cell>
          <table:table-cell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0.390476" calcext:value-type="float">
            <text:p>0,390476</text:p>
          </table:table-cell>
          <table:table-cell office:value-type="float" office:value="0.804286" calcext:value-type="float">
            <text:p>0,804286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49048" calcext:value-type="float">
            <text:p>0,949048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32476" calcext:value-type="float">
            <text:p>0,932476</text:p>
          </table:table-cell>
          <table:table-cell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23333" calcext:value-type="float">
            <text:p>0,723333</text:p>
          </table:table-cell>
          <table:table-cell office:value-type="float" office:value="0.935714" calcext:value-type="float">
            <text:p>0,935714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9048" calcext:value-type="float">
            <text:p>0,949048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23667" calcext:value-type="float">
            <text:p>0,923667</text:p>
          </table:table-cell>
          <table:table-cell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90476" calcext:value-type="float">
            <text:p>0,690476</text:p>
          </table:table-cell>
          <table:table-cell office:value-type="float" office:value="0.899524" calcext:value-type="float">
            <text:p>0,899524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9524" calcext:value-type="float">
            <text:p>0,949524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1681" calcext:value-type="float">
            <text:p>0,91681</text:p>
          </table:table-cell>
          <table:table-cell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00952" calcext:value-type="float">
            <text:p>0,700952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50952" calcext:value-type="float">
            <text:p>0,950952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22333" calcext:value-type="float">
            <text:p>0,922333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67143" calcext:value-type="float">
            <text:p>0,667143</text:p>
          </table:table-cell>
          <table:table-cell office:value-type="float" office:value="0.914286" calcext:value-type="float">
            <text:p>0,914286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7143" calcext:value-type="float">
            <text:p>0,947143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15714" calcext:value-type="float">
            <text:p>0,915714</text:p>
          </table:table-cell>
          <table:table-cell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672381" calcext:value-type="float">
            <text:p>0,672381</text:p>
          </table:table-cell>
          <table:table-cell office:value-type="float" office:value="0.927619" calcext:value-type="float">
            <text:p>0,927619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17333" calcext:value-type="float">
            <text:p>0,917333</text:p>
          </table:table-cell>
          <table:table-cell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70619" calcext:value-type="float">
            <text:p>0,70619</text:p>
          </table:table-cell>
          <table:table-cell office:value-type="float" office:value="0.912381" calcext:value-type="float">
            <text:p>0,912381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50952" calcext:value-type="float">
            <text:p>0,950952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1981" calcext:value-type="float">
            <text:p>0,91981</text:p>
          </table:table-cell>
          <table:table-cell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94762" calcext:value-type="float">
            <text:p>0,794762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51905" calcext:value-type="float">
            <text:p>0,951905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3181" calcext:value-type="float">
            <text:p>0,93181</text:p>
          </table:table-cell>
          <table:table-cell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9381" calcext:value-type="float">
            <text:p>0,79381</text:p>
          </table:table-cell>
          <table:table-cell table:number-columns-repeated="5" office:value-type="float" office:value="0.942857" calcext:value-type="float">
            <text:p>0,942857</text:p>
          </table:table-cell>
          <table:table-cell office:value-type="float" office:value="0.950476" calcext:value-type="float">
            <text:p>0,950476</text:p>
          </table:table-cell>
          <table:table-cell table:number-columns-repeated="4" office:value-type="float" office:value="0.952381" calcext:value-type="float">
            <text:p>0,952381</text:p>
          </table:table-cell>
          <table:table-cell office:value-type="float" office:value="0.931571" calcext:value-type="float">
            <text:p>0,931571</text:p>
          </table:table-cell>
          <table:table-cell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28095" calcext:value-type="float">
            <text:p>0,828095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50476" calcext:value-type="float">
            <text:p>0,950476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35952" calcext:value-type="float">
            <text:p>0,935952</text:p>
          </table:table-cell>
          <table:table-cell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56667" calcext:value-type="float">
            <text:p>0,756667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49048" calcext:value-type="float">
            <text:p>0,949048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28667" calcext:value-type="float">
            <text:p>0,928667</text:p>
          </table:table-cell>
          <table:table-cell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0.438095" calcext:value-type="float">
            <text:p>0,438095</text:p>
          </table:table-cell>
          <table:table-cell office:value-type="float" office:value="0.788095" calcext:value-type="float">
            <text:p>0,788095</text:p>
          </table:table-cell>
          <table:table-cell table:number-columns-repeated="4" office:value-type="float" office:value="0.942857" calcext:value-type="float">
            <text:p>0,942857</text:p>
          </table:table-cell>
          <table:table-cell office:value-type="float" office:value="0.951429" calcext:value-type="float">
            <text:p>0,951429</text:p>
          </table:table-cell>
          <table:table-cell table:number-columns-repeated="5" office:value-type="float" office:value="0.952381" calcext:value-type="float">
            <text:p>0,952381</text:p>
          </table:table-cell>
          <table:table-cell office:value-type="float" office:value="0.932048" calcext:value-type="float">
            <text:p>0,932048</text:p>
          </table:table-cell>
          <table:table-cell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862857" calcext:value-type="float">
            <text:p>0,862857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4" calcext:value-type="float">
            <text:p>0,94</text:p>
          </table:table-cell>
          <table:table-cell>
            <draw:frame draw:z-index="0" draw:style-name="gr1" draw:text-style-name="P1" svg:width="22.348cm" svg:height="12.57cm" svg:x="0.054cm" svg:y="0cm">
              <draw:object draw:notify-on-update-of-ranges="accuracy.A2:accuracy.A301 accuracy.C1:accuracy.C1 accuracy.C2:accuracy.C301 accuracy.D1:accuracy.D1 accuracy.D2:accuracy.D301 accuracy.E1:accuracy.E1 accuracy.E2:accuracy.E301 accuracy.F1:accuracy.F1 accuracy.F2:accuracy.F301 accuracy.G1:accuracy.G1 accuracy.G2:accuracy.G301 accuracy.H1:accuracy.H1 accuracy.H2:accuracy.H301 accuracy.I1:accuracy.I1 accuracy.I2:accuracy.I301 accuracy.J1:accuracy.J1 accuracy.J2:accuracy.J301 accuracy.K1:accuracy.K1 accuracy.K2:accuracy.K301 accuracy.L1:accuracy.L1 accuracy.L2:accuracy.L301 accuracy.M1:accuracy.M1 accuracy.M2:accuracy.M301 accuracy.N1:accuracy.N1 accuracy.N2:accuracy.N3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89524" calcext:value-type="float">
            <text:p>0,889524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4286" calcext:value-type="float">
            <text:p>0,944286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43381" calcext:value-type="float">
            <text:p>0,943381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7" calcext:value-type="float">
            <text:p>0,87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619" calcext:value-type="float">
            <text:p>0,94619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41619" calcext:value-type="float">
            <text:p>0,941619</text:p>
          </table:table-cell>
          <table:table-cell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882381" calcext:value-type="float">
            <text:p>0,882381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51905" calcext:value-type="float">
            <text:p>0,951905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42476" calcext:value-type="float">
            <text:p>0,942476</text:p>
          </table:table-cell>
          <table:table-cell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3333" calcext:value-type="float">
            <text:p>0,943333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34333" calcext:value-type="float">
            <text:p>0,934333</text:p>
          </table:table-cell>
          <table:table-cell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0.666667" calcext:value-type="float">
            <text:p>0,666667</text:p>
          </table:table-cell>
          <table:table-cell office:value-type="float" office:value="0.79381" calcext:value-type="float">
            <text:p>0,79381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5714" calcext:value-type="float">
            <text:p>0,945714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33952" calcext:value-type="float">
            <text:p>0,933952</text:p>
          </table:table-cell>
          <table:table-cell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52381" calcext:value-type="float">
            <text:p>0,752381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29905" calcext:value-type="float">
            <text:p>0,929905</text:p>
          </table:table-cell>
          <table:table-cell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18095" calcext:value-type="float">
            <text:p>0,718095</text:p>
          </table:table-cell>
          <table:table-cell office:value-type="float" office:value="0.939048" calcext:value-type="float">
            <text:p>0,939048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26095" calcext:value-type="float">
            <text:p>0,926095</text:p>
          </table:table-cell>
          <table:table-cell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0.361905" calcext:value-type="float">
            <text:p>0,361905</text:p>
          </table:table-cell>
          <table:table-cell office:value-type="float" office:value="0.716667" calcext:value-type="float">
            <text:p>0,716667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5238" calcext:value-type="float">
            <text:p>0,945238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2619" calcext:value-type="float">
            <text:p>0,92619</text:p>
          </table:table-cell>
          <table:table-cell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79524" calcext:value-type="float">
            <text:p>0,779524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8095" calcext:value-type="float">
            <text:p>0,948095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32762" calcext:value-type="float">
            <text:p>0,932762</text:p>
          </table:table-cell>
          <table:table-cell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96667" calcext:value-type="float">
            <text:p>0,796667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7619" calcext:value-type="float">
            <text:p>0,947619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34429" calcext:value-type="float">
            <text:p>0,934429</text:p>
          </table:table-cell>
          <table:table-cell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84381" calcext:value-type="float">
            <text:p>0,84381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9524" calcext:value-type="float">
            <text:p>0,949524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39333" calcext:value-type="float">
            <text:p>0,939333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0.495238" calcext:value-type="float">
            <text:p>0,495238</text:p>
          </table:table-cell>
          <table:table-cell office:value-type="float" office:value="0.822381" calcext:value-type="float">
            <text:p>0,822381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5" calcext:value-type="float">
            <text:p>0,95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6286" calcext:value-type="float">
            <text:p>0,936286</text:p>
          </table:table-cell>
          <table:table-cell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65238" calcext:value-type="float">
            <text:p>0,865238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4762" calcext:value-type="float">
            <text:p>0,944762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41" calcext:value-type="float">
            <text:p>0,941</text:p>
          </table:table-cell>
          <table:table-cell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55238" calcext:value-type="float">
            <text:p>0,855238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6667" calcext:value-type="float">
            <text:p>0,946667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4019" calcext:value-type="float">
            <text:p>0,94019</text:p>
          </table:table-cell>
          <table:table-cell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59524" calcext:value-type="float">
            <text:p>0,859524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51429" calcext:value-type="float">
            <text:p>0,951429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41095" calcext:value-type="float">
            <text:p>0,941095</text:p>
          </table:table-cell>
          <table:table-cell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838095" calcext:value-type="float">
            <text:p>0,838095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4286" calcext:value-type="float">
            <text:p>0,944286</text:p>
          </table:table-cell>
          <table:table-cell table:number-columns-repeated="8" office:value-type="float" office:value="0.952381" calcext:value-type="float">
            <text:p>0,952381</text:p>
          </table:table-cell>
          <table:table-cell office:value-type="float" office:value="0.93919" calcext:value-type="float">
            <text:p>0,93919</text:p>
          </table:table-cell>
          <table:table-cell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822857" calcext:value-type="float">
            <text:p>0,822857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8571" calcext:value-type="float">
            <text:p>0,948571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37143" calcext:value-type="float">
            <text:p>0,937143</text:p>
          </table:table-cell>
          <table:table-cell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53333" calcext:value-type="float">
            <text:p>0,853333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50476" calcext:value-type="float">
            <text:p>0,950476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9429" calcext:value-type="float">
            <text:p>0,939429</text:p>
          </table:table-cell>
          <table:table-cell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55714" calcext:value-type="float">
            <text:p>0,855714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8571" calcext:value-type="float">
            <text:p>0,948571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9476" calcext:value-type="float">
            <text:p>0,939476</text:p>
          </table:table-cell>
          <table:table-cell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866667" calcext:value-type="float">
            <text:p>0,866667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9048" calcext:value-type="float">
            <text:p>0,949048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40619" calcext:value-type="float">
            <text:p>0,940619</text:p>
          </table:table-cell>
          <table:table-cell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851905" calcext:value-type="float">
            <text:p>0,851905</text:p>
          </table:table-cell>
          <table:table-cell table:number-columns-repeated="3" office:value-type="float" office:value="0.942857" calcext:value-type="float">
            <text:p>0,942857</text:p>
          </table:table-cell>
          <table:table-cell office:value-type="float" office:value="0.948571" calcext:value-type="float">
            <text:p>0,948571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39095" calcext:value-type="float">
            <text:p>0,939095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34286" calcext:value-type="float">
            <text:p>0,734286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3333" calcext:value-type="float">
            <text:p>0,943333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27762" calcext:value-type="float">
            <text:p>0,927762</text:p>
          </table:table-cell>
          <table:table-cell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09524" calcext:value-type="float">
            <text:p>0,609524</text:p>
          </table:table-cell>
          <table:table-cell office:value-type="float" office:value="0.741429" calcext:value-type="float">
            <text:p>0,741429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7619" calcext:value-type="float">
            <text:p>0,947619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28905" calcext:value-type="float">
            <text:p>0,928905</text:p>
          </table:table-cell>
          <table:table-cell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709048" calcext:value-type="float">
            <text:p>0,709048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8571" calcext:value-type="float">
            <text:p>0,948571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25762" calcext:value-type="float">
            <text:p>0,925762</text:p>
          </table:table-cell>
          <table:table-cell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4381" calcext:value-type="float">
            <text:p>0,64381</text:p>
          </table:table-cell>
          <table:table-cell office:value-type="float" office:value="0.92" calcext:value-type="float">
            <text:p>0,92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3333" calcext:value-type="float">
            <text:p>0,943333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16429" calcext:value-type="float">
            <text:p>0,916429</text:p>
          </table:table-cell>
          <table:table-cell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0.514286" calcext:value-type="float">
            <text:p>0,514286</text:p>
          </table:table-cell>
          <table:table-cell office:value-type="float" office:value="0.649048" calcext:value-type="float">
            <text:p>0,649048</text:p>
          </table:table-cell>
          <table:table-cell office:value-type="float" office:value="0.849524" calcext:value-type="float">
            <text:p>0,849524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50476" calcext:value-type="float">
            <text:p>0,950476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09667" calcext:value-type="float">
            <text:p>0,909667</text:p>
          </table:table-cell>
          <table:table-cell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619048" calcext:value-type="float">
            <text:p>0,619048</text:p>
          </table:table-cell>
          <table:table-cell office:value-type="float" office:value="0.657143" calcext:value-type="float">
            <text:p>0,657143</text:p>
          </table:table-cell>
          <table:table-cell office:value-type="float" office:value="0.770476" calcext:value-type="float">
            <text:p>0,770476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51905" calcext:value-type="float">
            <text:p>0,951905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02714" calcext:value-type="float">
            <text:p>0,902714</text:p>
          </table:table-cell>
          <table:table-cell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40476" calcext:value-type="float">
            <text:p>0,640476</text:p>
          </table:table-cell>
          <table:table-cell office:value-type="float" office:value="0.854286" calcext:value-type="float">
            <text:p>0,854286</text:p>
          </table:table-cell>
          <table:table-cell table:number-columns-repeated="2" office:value-type="float" office:value="0.942857" calcext:value-type="float">
            <text:p>0,942857</text:p>
          </table:table-cell>
          <table:table-cell table:number-columns-repeated="7" office:value-type="float" office:value="0.952381" calcext:value-type="float">
            <text:p>0,952381</text:p>
          </table:table-cell>
          <table:table-cell office:value-type="float" office:value="0.909476" calcext:value-type="float">
            <text:p>0,909476</text:p>
          </table:table-cell>
          <table:table-cell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42381" calcext:value-type="float">
            <text:p>0,642381</text:p>
          </table:table-cell>
          <table:table-cell office:value-type="float" office:value="0.822381" calcext:value-type="float">
            <text:p>0,822381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50952" calcext:value-type="float">
            <text:p>0,950952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06333" calcext:value-type="float">
            <text:p>0,906333</text:p>
          </table:table-cell>
          <table:table-cell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49048" calcext:value-type="float">
            <text:p>0,649048</text:p>
          </table:table-cell>
          <table:table-cell office:value-type="float" office:value="0.839524" calcext:value-type="float">
            <text:p>0,839524</text:p>
          </table:table-cell>
          <table:table-cell office:value-type="float" office:value="0.94" calcext:value-type="float">
            <text:p>0,94</text:p>
          </table:table-cell>
          <table:table-cell office:value-type="float" office:value="0.942857" calcext:value-type="float">
            <text:p>0,942857</text:p>
          </table:table-cell>
          <table:table-cell office:value-type="float" office:value="0.947143" calcext:value-type="float">
            <text:p>0,947143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08048" calcext:value-type="float">
            <text:p>0,908048</text:p>
          </table:table-cell>
          <table:table-cell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0.333333" calcext:value-type="float">
            <text:p>0,333333</text:p>
          </table:table-cell>
          <table:table-cell office:value-type="float" office:value="0.669048" calcext:value-type="float">
            <text:p>0,669048</text:p>
          </table:table-cell>
          <table:table-cell office:value-type="float" office:value="0.871905" calcext:value-type="float">
            <text:p>0,871905</text:p>
          </table:table-cell>
          <table:table-cell table:number-columns-repeated="2" office:value-type="float" office:value="0.942857" calcext:value-type="float">
            <text:p>0,942857</text:p>
          </table:table-cell>
          <table:table-cell office:value-type="float" office:value="0.949048" calcext:value-type="float">
            <text:p>0,949048</text:p>
          </table:table-cell>
          <table:table-cell table:number-columns-repeated="6" office:value-type="float" office:value="0.952381" calcext:value-type="float">
            <text:p>0,952381</text:p>
          </table:table-cell>
          <table:table-cell office:value-type="float" office:value="0.913762" calcext:value-type="float">
            <text:p>0,91376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ščic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ščice_20_1" draw:display-name="Puščic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8">00.00.0000</text:date>, <text:time>00:00:00</text:time></text:p>
        </style:region-right>
      </style:header>
      <style:header-left style:display="false"/>
      <style:header-first style:display="false"/>
      <style:footer>
        <text:p>Stran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8T16:54:51.785987948</dc:date>
    <meta:editing-duration>PT47S</meta:editing-duration>
    <meta:editing-cycles>1</meta:editing-cycles>
    <meta:document-statistic meta:table-count="1" meta:cell-count="4214" meta:object-count="1"/>
    <meta:generator>LibreOffice/7.6.4.1$Linux_X86_64 LibreOffice_project/60$Build-1</meta:generator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47cm" svg:y="3.247cm" style:legend-expansion="high" chart:style-name="ch2"/>
        <chart:plot-area chart:style-name="ch3" table:cell-range-address="accuracy.A2:accuracy.A301 accuracy.C1:accuracy.N301" chart:data-source-has-labels="both" svg:x="1.457cm" svg:y="0.251cm" svg:width="17.567cm" svg:height="11.088cm">
          <chart:coordinate-region svg:x="2.184cm" svg:y="0.451cm" svg:width="16.84cm" svg:height="9.964cm"/>
          <chart:axis chart:dimension="x" chart:name="primary-x" chart:style-name="ch4" chartooo:axis-type="auto">
            <chartooo:date-scale/>
            <chart:title svg:x="9.415cm" svg:y="11.59cm" chart:style-name="ch5">
              <text:p>generacija</text:p>
            </chart:title>
            <chart:categories table:cell-range-address="accuracy.A2:accuracy.A301"/>
          </chart:axis>
          <chart:axis chart:dimension="y" chart:name="primary-y" chart:style-name="ch4">
            <chart:title svg:x="0.451cm" svg:y="6.368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301" chart:label-cell-address="accuracy.C1:accuracy.C1" chart:class="chart:line">
            <chart:data-point chart:repeated="300"/>
          </chart:series>
          <chart:series chart:style-name="ch9" chart:values-cell-range-address="accuracy.D2:accuracy.D301" chart:label-cell-address="accuracy.D1:accuracy.D1" chart:class="chart:line">
            <chart:data-point chart:repeated="300"/>
          </chart:series>
          <chart:series chart:style-name="ch10" chart:values-cell-range-address="accuracy.E2:accuracy.E301" chart:label-cell-address="accuracy.E1:accuracy.E1" chart:class="chart:line">
            <chart:data-point chart:repeated="300"/>
          </chart:series>
          <chart:series chart:style-name="ch11" chart:values-cell-range-address="accuracy.F2:accuracy.F301" chart:label-cell-address="accuracy.F1:accuracy.F1" chart:class="chart:line">
            <chart:data-point chart:repeated="300"/>
          </chart:series>
          <chart:series chart:style-name="ch12" chart:values-cell-range-address="accuracy.G2:accuracy.G301" chart:label-cell-address="accuracy.G1:accuracy.G1" chart:class="chart:line">
            <chart:data-point chart:repeated="300"/>
          </chart:series>
          <chart:series chart:style-name="ch13" chart:values-cell-range-address="accuracy.H2:accuracy.H301" chart:label-cell-address="accuracy.H1:accuracy.H1" chart:class="chart:line">
            <chart:data-point chart:repeated="300"/>
          </chart:series>
          <chart:series chart:style-name="ch14" chart:values-cell-range-address="accuracy.I2:accuracy.I301" chart:label-cell-address="accuracy.I1:accuracy.I1" chart:class="chart:line">
            <chart:data-point chart:repeated="300"/>
          </chart:series>
          <chart:series chart:style-name="ch15" chart:values-cell-range-address="accuracy.J2:accuracy.J301" chart:label-cell-address="accuracy.J1:accuracy.J1" chart:class="chart:line">
            <chart:data-point chart:repeated="300"/>
          </chart:series>
          <chart:series chart:style-name="ch16" chart:values-cell-range-address="accuracy.K2:accuracy.K301" chart:label-cell-address="accuracy.K1:accuracy.K1" chart:class="chart:line">
            <chart:data-point chart:repeated="300"/>
          </chart:series>
          <chart:series chart:style-name="ch17" chart:values-cell-range-address="accuracy.L2:accuracy.L301" chart:label-cell-address="accuracy.L1:accuracy.L1" chart:class="chart:line">
            <chart:data-point chart:repeated="300"/>
          </chart:series>
          <chart:series chart:style-name="ch18" chart:values-cell-range-address="accuracy.M2:accuracy.M301" chart:label-cell-address="accuracy.M1:accuracy.M1" chart:class="chart:line">
            <chart:data-point chart:repeated="300"/>
          </chart:series>
          <chart:series chart:style-name="ch19" chart:values-cell-range-address="accuracy.N2:accuracy.N301" chart:label-cell-address="accuracy.N1:accuracy.N1" chart:class="chart:line">
            <chart:data-point chart:repeated="3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Najboljši</text:p>
                <draw:g>
                  <svg:desc>accuracy.M1:accuracy.M1</svg:desc>
                </draw:g>
              </table:table-cell>
              <table:table-cell office:value-type="string">
                <text:p>Povprečj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301</svg:desc>
                </draw:g>
              </table:table-cell>
              <table:table-cell office:value-type="float" office:value="0.130476">
                <text:p>0.130476</text:p>
                <draw:g>
                  <svg:desc>accuracy.C2:accuracy.C301</svg:desc>
                </draw:g>
              </table:table-cell>
              <table:table-cell office:value-type="float" office:value="0.332857">
                <text:p>0.332857</text:p>
                <draw:g>
                  <svg:desc>accuracy.D2:accuracy.D301</svg:desc>
                </draw:g>
              </table:table-cell>
              <table:table-cell office:value-type="float" office:value="0.333333">
                <text:p>0.333333</text:p>
                <draw:g>
                  <svg:desc>accuracy.E2:accuracy.E301</svg:desc>
                </draw:g>
              </table:table-cell>
              <table:table-cell office:value-type="float" office:value="0.333333">
                <text:p>0.333333</text:p>
                <draw:g>
                  <svg:desc>accuracy.F2:accuracy.F301</svg:desc>
                </draw:g>
              </table:table-cell>
              <table:table-cell office:value-type="float" office:value="0.333333">
                <text:p>0.333333</text:p>
                <draw:g>
                  <svg:desc>accuracy.G2:accuracy.G301</svg:desc>
                </draw:g>
              </table:table-cell>
              <table:table-cell office:value-type="float" office:value="0.333333">
                <text:p>0.333333</text:p>
                <draw:g>
                  <svg:desc>accuracy.H2:accuracy.H301</svg:desc>
                </draw:g>
              </table:table-cell>
              <table:table-cell office:value-type="float" office:value="0.333333">
                <text:p>0.333333</text:p>
                <draw:g>
                  <svg:desc>accuracy.I2:accuracy.I301</svg:desc>
                </draw:g>
              </table:table-cell>
              <table:table-cell office:value-type="float" office:value="0.333333">
                <text:p>0.333333</text:p>
                <draw:g>
                  <svg:desc>accuracy.J2:accuracy.J301</svg:desc>
                </draw:g>
              </table:table-cell>
              <table:table-cell office:value-type="float" office:value="0.334286">
                <text:p>0.334286</text:p>
                <draw:g>
                  <svg:desc>accuracy.K2:accuracy.K301</svg:desc>
                </draw:g>
              </table:table-cell>
              <table:table-cell office:value-type="float" office:value="0.53">
                <text:p>0.53</text:p>
                <draw:g>
                  <svg:desc>accuracy.L2:accuracy.L301</svg:desc>
                </draw:g>
              </table:table-cell>
              <table:table-cell office:value-type="float" office:value="0.666667">
                <text:p>0.666667</text:p>
                <draw:g>
                  <svg:desc>accuracy.M2:accuracy.M301</svg:desc>
                </draw:g>
              </table:table-cell>
              <table:table-cell office:value-type="float" office:value="0.332762">
                <text:p>0.332762</text:p>
                <draw:g>
                  <svg:desc>accuracy.N2:accuracy.N3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250476">
                <text:p>0.250476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85714">
                <text:p>0.385714</text:p>
              </table:table-cell>
              <table:table-cell office:value-type="float" office:value="0.615238">
                <text:p>0.615238</text:p>
              </table:table-cell>
              <table:table-cell office:value-type="float" office:value="0.666667">
                <text:p>0.666667</text:p>
              </table:table-cell>
              <table:table-cell office:value-type="float" office:value="0.358476">
                <text:p>0.358476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55714">
                <text:p>0.255714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6667">
                <text:p>0.336667</text:p>
              </table:table-cell>
              <table:table-cell office:value-type="float" office:value="0.466667">
                <text:p>0.466667</text:p>
              </table:table-cell>
              <table:table-cell office:value-type="float" office:value="0.651905">
                <text:p>0.651905</text:p>
              </table:table-cell>
              <table:table-cell office:value-type="float" office:value="0.666667">
                <text:p>0.666667</text:p>
              </table:table-cell>
              <table:table-cell office:value-type="float" office:value="0.371095">
                <text:p>0.37109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17143">
                <text:p>0.31714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71429">
                <text:p>0.371429</text:p>
              </table:table-cell>
              <table:table-cell office:value-type="float" office:value="0.564762">
                <text:p>0.564762</text:p>
              </table:table-cell>
              <table:table-cell office:value-type="float" office:value="0.665238">
                <text:p>0.665238</text:p>
              </table:table-cell>
              <table:table-cell office:value-type="float" office:value="0.666667">
                <text:p>0.666667</text:p>
              </table:table-cell>
              <table:table-cell office:value-type="float" office:value="0.391857">
                <text:p>0.39185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0619">
                <text:p>0.30619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7143">
                <text:p>0.337143</text:p>
              </table:table-cell>
              <table:table-cell office:value-type="float" office:value="0.439048">
                <text:p>0.439048</text:p>
              </table:table-cell>
              <table:table-cell office:value-type="float" office:value="0.637619">
                <text:p>0.63761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405333">
                <text:p>0.405333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282857">
                <text:p>0.282857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94286">
                <text:p>0.394286</text:p>
              </table:table-cell>
              <table:table-cell office:value-type="float" office:value="0.573333">
                <text:p>0.573333</text:p>
              </table:table-cell>
              <table:table-cell office:value-type="float" office:value="0.664286">
                <text:p>0.664286</text:p>
              </table:table-cell>
              <table:table-cell office:value-type="float" office:value="0.674762">
                <text:p>0.674762</text:p>
              </table:table-cell>
              <table:table-cell office:value-type="float" office:value="0.828571">
                <text:p>0.828571</text:p>
              </table:table-cell>
              <table:table-cell office:value-type="float" office:value="0.425619">
                <text:p>0.425619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99048">
                <text:p>0.299048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427619">
                <text:p>0.427619</text:p>
              </table:table-cell>
              <table:table-cell office:value-type="float" office:value="0.594762">
                <text:p>0.594762</text:p>
              </table:table-cell>
              <table:table-cell office:value-type="float" office:value="0.666667">
                <text:p>0.666667</text:p>
              </table:table-cell>
              <table:table-cell office:value-type="float" office:value="0.682857">
                <text:p>0.682857</text:p>
              </table:table-cell>
              <table:table-cell office:value-type="float" office:value="0.828571">
                <text:p>0.828571</text:p>
              </table:table-cell>
              <table:table-cell office:value-type="float" office:value="0.433762">
                <text:p>0.43376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31">
                <text:p>0.31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407143">
                <text:p>0.407143</text:p>
              </table:table-cell>
              <table:table-cell office:value-type="float" office:value="0.62381">
                <text:p>0.62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722857">
                <text:p>0.72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439714">
                <text:p>0.43971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274762">
                <text:p>0.274762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4286">
                <text:p>0.334286</text:p>
              </table:table-cell>
              <table:table-cell office:value-type="float" office:value="0.448095">
                <text:p>0.448095</text:p>
              </table:table-cell>
              <table:table-cell office:value-type="float" office:value="0.632381">
                <text:p>0.632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742381">
                <text:p>0.74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44319">
                <text:p>0.44319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27">
                <text:p>0.27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401429">
                <text:p>0.401429</text:p>
              </table:table-cell>
              <table:table-cell office:value-type="float" office:value="0.587143">
                <text:p>0.587143</text:p>
              </table:table-cell>
              <table:table-cell office:value-type="float" office:value="0.663333">
                <text:p>0.663333</text:p>
              </table:table-cell>
              <table:table-cell office:value-type="float" office:value="0.666667">
                <text:p>0.666667</text:p>
              </table:table-cell>
              <table:table-cell office:value-type="float" office:value="0.765238">
                <text:p>0.76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468714">
                <text:p>0.46871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08095">
                <text:p>0.308095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1429">
                <text:p>0.341429</text:p>
              </table:table-cell>
              <table:table-cell office:value-type="float" office:value="0.482381">
                <text:p>0.482381</text:p>
              </table:table-cell>
              <table:table-cell office:value-type="float" office:value="0.599048">
                <text:p>0.599048</text:p>
              </table:table-cell>
              <table:table-cell office:value-type="float" office:value="0.660476">
                <text:p>0.660476</text:p>
              </table:table-cell>
              <table:table-cell office:value-type="float" office:value="0.666667">
                <text:p>0.666667</text:p>
              </table:table-cell>
              <table:table-cell office:value-type="float" office:value="0.777143">
                <text:p>0.77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483524">
                <text:p>0.483524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322857">
                <text:p>0.322857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5238">
                <text:p>0.335238</text:p>
              </table:table-cell>
              <table:table-cell office:value-type="float" office:value="0.40381">
                <text:p>0.40381</text:p>
              </table:table-cell>
              <table:table-cell office:value-type="float" office:value="0.548571">
                <text:p>0.548571</text:p>
              </table:table-cell>
              <table:table-cell office:value-type="float" office:value="0.648095">
                <text:p>0.64809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98571">
                <text:p>0.79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505714">
                <text:p>0.50571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330476">
                <text:p>0.330476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1429">
                <text:p>0.341429</text:p>
              </table:table-cell>
              <table:table-cell office:value-type="float" office:value="0.427143">
                <text:p>0.427143</text:p>
              </table:table-cell>
              <table:table-cell office:value-type="float" office:value="0.58619">
                <text:p>0.58619</text:p>
              </table:table-cell>
              <table:table-cell office:value-type="float" office:value="0.660952">
                <text:p>0.66095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85381">
                <text:p>0.85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332381">
                <text:p>0.332381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5">
                <text:p>0.35</text:p>
              </table:table-cell>
              <table:table-cell office:value-type="float" office:value="0.505714">
                <text:p>0.505714</text:p>
              </table:table-cell>
              <table:table-cell office:value-type="float" office:value="0.622381">
                <text:p>0.622381</text:p>
              </table:table-cell>
              <table:table-cell office:value-type="float" office:value="0.664286">
                <text:p>0.664286</text:p>
              </table:table-cell>
              <table:table-cell office:value-type="float" office:value="0.666667">
                <text:p>0.666667</text:p>
              </table:table-cell>
              <table:table-cell office:value-type="float" office:value="0.673333">
                <text:p>0.673333</text:p>
              </table:table-cell>
              <table:table-cell office:value-type="float" office:value="0.885238">
                <text:p>0.88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536667">
                <text:p>0.53666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9381">
                <text:p>0.39381</text:p>
              </table:table-cell>
              <table:table-cell office:value-type="float" office:value="0.570476">
                <text:p>0.570476</text:p>
              </table:table-cell>
              <table:table-cell office:value-type="float" office:value="0.652857">
                <text:p>0.65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7619">
                <text:p>0.687619</text:p>
              </table:table-cell>
              <table:table-cell office:value-type="float" office:value="0.901905">
                <text:p>0.90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554">
                <text:p>0.55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330476">
                <text:p>0.330476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90476">
                <text:p>0.390476</text:p>
              </table:table-cell>
              <table:table-cell office:value-type="float" office:value="0.559524">
                <text:p>0.559524</text:p>
              </table:table-cell>
              <table:table-cell office:value-type="float" office:value="0.661429">
                <text:p>0.66142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5238">
                <text:p>0.685238</text:p>
              </table:table-cell>
              <table:table-cell office:value-type="float" office:value="0.892857">
                <text:p>0.89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552">
                <text:p>0.552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15714">
                <text:p>0.315714</text:p>
              </table:table-cell>
              <table:table-cell office:value-type="float" office:value="0.333333">
                <text:p>0.333333</text:p>
              </table:table-cell>
              <table:table-cell office:value-type="float" office:value="0.339524">
                <text:p>0.339524</text:p>
              </table:table-cell>
              <table:table-cell office:value-type="float" office:value="0.482857">
                <text:p>0.482857</text:p>
              </table:table-cell>
              <table:table-cell office:value-type="float" office:value="0.637619">
                <text:p>0.63761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4762">
                <text:p>0.704762</text:p>
              </table:table-cell>
              <table:table-cell office:value-type="float" office:value="0.91">
                <text:p>0.91</text:p>
              </table:table-cell>
              <table:table-cell office:value-type="float" office:value="0.942857">
                <text:p>0.942857</text:p>
              </table:table-cell>
              <table:table-cell office:value-type="float" office:value="0.572381">
                <text:p>0.57238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98571">
                <text:p>0.398571</text:p>
              </table:table-cell>
              <table:table-cell office:value-type="float" office:value="0.577619">
                <text:p>0.577619</text:p>
              </table:table-cell>
              <table:table-cell office:value-type="float" office:value="0.663333">
                <text:p>0.66333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9048">
                <text:p>0.669048</text:p>
              </table:table-cell>
              <table:table-cell office:value-type="float" office:value="0.877619">
                <text:p>0.87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551952">
                <text:p>0.55195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89524">
                <text:p>0.389524</text:p>
              </table:table-cell>
              <table:table-cell office:value-type="float" office:value="0.545238">
                <text:p>0.545238</text:p>
              </table:table-cell>
              <table:table-cell office:value-type="float" office:value="0.65">
                <text:p>0.6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0952">
                <text:p>0.670952</text:p>
              </table:table-cell>
              <table:table-cell office:value-type="float" office:value="0.878095">
                <text:p>0.87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546714">
                <text:p>0.54671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1905">
                <text:p>0.341905</text:p>
              </table:table-cell>
              <table:table-cell office:value-type="float" office:value="0.474762">
                <text:p>0.474762</text:p>
              </table:table-cell>
              <table:table-cell office:value-type="float" office:value="0.629048">
                <text:p>0.629048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1429">
                <text:p>0.671429</text:p>
              </table:table-cell>
              <table:table-cell office:value-type="float" office:value="0.89">
                <text:p>0.89</text:p>
              </table:table-cell>
              <table:table-cell office:value-type="float" office:value="0.942857">
                <text:p>0.942857</text:p>
              </table:table-cell>
              <table:table-cell office:value-type="float" office:value="0.534048">
                <text:p>0.534048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7619">
                <text:p>0.337619</text:p>
              </table:table-cell>
              <table:table-cell office:value-type="float" office:value="0.402381">
                <text:p>0.402381</text:p>
              </table:table-cell>
              <table:table-cell office:value-type="float" office:value="0.575238">
                <text:p>0.575238</text:p>
              </table:table-cell>
              <table:table-cell office:value-type="float" office:value="0.662857">
                <text:p>0.66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2857">
                <text:p>0.682857</text:p>
              </table:table-cell>
              <table:table-cell office:value-type="float" office:value="0.910476">
                <text:p>0.91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557143">
                <text:p>0.55714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4619">
                <text:p>0.34619</text:p>
              </table:table-cell>
              <table:table-cell office:value-type="float" office:value="0.500952">
                <text:p>0.500952</text:p>
              </table:table-cell>
              <table:table-cell office:value-type="float" office:value="0.630476">
                <text:p>0.63047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18571">
                <text:p>0.718571</text:p>
              </table:table-cell>
              <table:table-cell office:value-type="float" office:value="0.92619">
                <text:p>0.92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578905">
                <text:p>0.578905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5714">
                <text:p>0.335714</text:p>
              </table:table-cell>
              <table:table-cell office:value-type="float" office:value="0.411905">
                <text:p>0.411905</text:p>
              </table:table-cell>
              <table:table-cell office:value-type="float" office:value="0.614286">
                <text:p>0.61428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64762">
                <text:p>0.76476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573619">
                <text:p>0.57361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333333">
                <text:p>0.333333</text:p>
              </table:table-cell>
              <table:table-cell office:value-type="float" office:value="0.333333">
                <text:p>0.333333</text:p>
              </table:table-cell>
              <table:table-cell office:value-type="float" office:value="0.36381">
                <text:p>0.36381</text:p>
              </table:table-cell>
              <table:table-cell office:value-type="float" office:value="0.530476">
                <text:p>0.530476</text:p>
              </table:table-cell>
              <table:table-cell office:value-type="float" office:value="0.651905">
                <text:p>0.651905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87143">
                <text:p>0.78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594286">
                <text:p>0.594286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333333">
                <text:p>0.333333</text:p>
              </table:table-cell>
              <table:table-cell office:value-type="float" office:value="0.335238">
                <text:p>0.335238</text:p>
              </table:table-cell>
              <table:table-cell office:value-type="float" office:value="0.470476">
                <text:p>0.470476</text:p>
              </table:table-cell>
              <table:table-cell office:value-type="float" office:value="0.627143">
                <text:p>0.627143</text:p>
              </table:table-cell>
              <table:table-cell office:value-type="float" office:value="0.664762">
                <text:p>0.664762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80476">
                <text:p>0.680476</text:p>
              </table:table-cell>
              <table:table-cell office:value-type="float" office:value="0.846667">
                <text:p>0.84666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623476">
                <text:p>0.623476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333333">
                <text:p>0.333333</text:p>
              </table:table-cell>
              <table:table-cell office:value-type="float" office:value="0.348571">
                <text:p>0.348571</text:p>
              </table:table-cell>
              <table:table-cell office:value-type="float" office:value="0.536667">
                <text:p>0.536667</text:p>
              </table:table-cell>
              <table:table-cell office:value-type="float" office:value="0.650476">
                <text:p>0.65047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44762">
                <text:p>0.744762</text:p>
              </table:table-cell>
              <table:table-cell office:value-type="float" office:value="0.888571">
                <text:p>0.888571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644667">
                <text:p>0.64466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333333">
                <text:p>0.333333</text:p>
              </table:table-cell>
              <table:table-cell office:value-type="float" office:value="0.417143">
                <text:p>0.417143</text:p>
              </table:table-cell>
              <table:table-cell office:value-type="float" office:value="0.627143">
                <text:p>0.62714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2381">
                <text:p>0.672381</text:p>
              </table:table-cell>
              <table:table-cell office:value-type="float" office:value="0.78381">
                <text:p>0.78381</text:p>
              </table:table-cell>
              <table:table-cell office:value-type="float" office:value="0.890952">
                <text:p>0.890952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667">
                <text:p>0.66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340476">
                <text:p>0.340476</text:p>
              </table:table-cell>
              <table:table-cell office:value-type="float" office:value="0.532857">
                <text:p>0.532857</text:p>
              </table:table-cell>
              <table:table-cell office:value-type="float" office:value="0.662381">
                <text:p>0.662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7143">
                <text:p>0.667143</text:p>
              </table:table-cell>
              <table:table-cell office:value-type="float" office:value="0.752381">
                <text:p>0.752381</text:p>
              </table:table-cell>
              <table:table-cell office:value-type="float" office:value="0.802381">
                <text:p>0.802381</text:p>
              </table:table-cell>
              <table:table-cell office:value-type="float" office:value="0.920952">
                <text:p>0.920952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695857">
                <text:p>0.69585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344286">
                <text:p>0.344286</text:p>
              </table:table-cell>
              <table:table-cell office:value-type="float" office:value="0.558095">
                <text:p>0.558095</text:p>
              </table:table-cell>
              <table:table-cell office:value-type="float" office:value="0.663333">
                <text:p>0.66333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12857">
                <text:p>0.712857</text:p>
              </table:table-cell>
              <table:table-cell office:value-type="float" office:value="0.798095">
                <text:p>0.798095</text:p>
              </table:table-cell>
              <table:table-cell office:value-type="float" office:value="0.912857">
                <text:p>0.912857</text:p>
              </table:table-cell>
              <table:table-cell office:value-type="float" office:value="0.94619">
                <text:p>0.94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693571">
                <text:p>0.693571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40619">
                <text:p>0.40619</text:p>
              </table:table-cell>
              <table:table-cell office:value-type="float" office:value="0.647619">
                <text:p>0.647619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1905">
                <text:p>0.671905</text:p>
              </table:table-cell>
              <table:table-cell office:value-type="float" office:value="0.771905">
                <text:p>0.771905</text:p>
              </table:table-cell>
              <table:table-cell office:value-type="float" office:value="0.839524">
                <text:p>0.83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722952">
                <text:p>0.72295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377619">
                <text:p>0.377619</text:p>
              </table:table-cell>
              <table:table-cell office:value-type="float" office:value="0.652857">
                <text:p>0.65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7143">
                <text:p>0.677143</text:p>
              </table:table-cell>
              <table:table-cell office:value-type="float" office:value="0.76619">
                <text:p>0.76619</text:p>
              </table:table-cell>
              <table:table-cell office:value-type="float" office:value="0.804286">
                <text:p>0.804286</text:p>
              </table:table-cell>
              <table:table-cell office:value-type="float" office:value="0.939048">
                <text:p>0.939048</text:p>
              </table:table-cell>
              <table:table-cell office:value-type="float" office:value="0.95">
                <text:p>0.95</text:p>
              </table:table-cell>
              <table:table-cell office:value-type="float" office:value="0.952381">
                <text:p>0.952381</text:p>
              </table:table-cell>
              <table:table-cell office:value-type="float" office:value="0.716714">
                <text:p>0.71671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45381">
                <text:p>0.45381</text:p>
              </table:table-cell>
              <table:table-cell office:value-type="float" office:value="0.663333">
                <text:p>0.663333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700476">
                <text:p>0.700476</text:p>
              </table:table-cell>
              <table:table-cell office:value-type="float" office:value="0.78381">
                <text:p>0.78381</text:p>
              </table:table-cell>
              <table:table-cell office:value-type="float" office:value="0.841429">
                <text:p>0.84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905">
                <text:p>0.95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733762">
                <text:p>0.73376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513333">
                <text:p>0.513333</text:p>
              </table:table-cell>
              <table:table-cell office:value-type="float" office:value="0.664286">
                <text:p>0.664286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2381">
                <text:p>0.672381</text:p>
              </table:table-cell>
              <table:table-cell office:value-type="float" office:value="0.712857">
                <text:p>0.712857</text:p>
              </table:table-cell>
              <table:table-cell office:value-type="float" office:value="0.767143">
                <text:p>0.767143</text:p>
              </table:table-cell>
              <table:table-cell office:value-type="float" office:value="0.847143">
                <text:p>0.84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740571">
                <text:p>0.74057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535714">
                <text:p>0.53571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9524">
                <text:p>0.679524</text:p>
              </table:table-cell>
              <table:table-cell office:value-type="float" office:value="0.733333">
                <text:p>0.733333</text:p>
              </table:table-cell>
              <table:table-cell office:value-type="float" office:value="0.781429">
                <text:p>0.781429</text:p>
              </table:table-cell>
              <table:table-cell office:value-type="float" office:value="0.877143">
                <text:p>0.87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429">
                <text:p>0.951429</text:p>
              </table:table-cell>
              <table:table-cell office:value-type="float" office:value="0.952381">
                <text:p>0.952381</text:p>
              </table:table-cell>
              <table:table-cell office:value-type="float" office:value="0.750143">
                <text:p>0.750143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628571">
                <text:p>0.62857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78571">
                <text:p>0.678571</text:p>
              </table:table-cell>
              <table:table-cell office:value-type="float" office:value="0.72381">
                <text:p>0.72381</text:p>
              </table:table-cell>
              <table:table-cell office:value-type="float" office:value="0.770952">
                <text:p>0.770952</text:p>
              </table:table-cell>
              <table:table-cell office:value-type="float" office:value="0.81">
                <text:p>0.81</text:p>
              </table:table-cell>
              <table:table-cell office:value-type="float" office:value="0.933333">
                <text:p>0.933333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777571">
                <text:p>0.777571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648571">
                <text:p>0.648571</text:p>
              </table:table-cell>
              <table:table-cell office:value-type="float" office:value="0.666667">
                <text:p>0.666667</text:p>
              </table:table-cell>
              <table:table-cell office:value-type="float" office:value="0.667619">
                <text:p>0.667619</text:p>
              </table:table-cell>
              <table:table-cell office:value-type="float" office:value="0.722857">
                <text:p>0.722857</text:p>
              </table:table-cell>
              <table:table-cell office:value-type="float" office:value="0.76619">
                <text:p>0.76619</text:p>
              </table:table-cell>
              <table:table-cell office:value-type="float" office:value="0.82619">
                <text:p>0.82619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095">
                <text:p>0.94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08048">
                <text:p>0.808048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79524">
                <text:p>0.579524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94286">
                <text:p>0.694286</text:p>
              </table:table-cell>
              <table:table-cell office:value-type="float" office:value="0.751429">
                <text:p>0.751429</text:p>
              </table:table-cell>
              <table:table-cell office:value-type="float" office:value="0.831905">
                <text:p>0.831905</text:p>
              </table:table-cell>
              <table:table-cell office:value-type="float" office:value="0.940476">
                <text:p>0.94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797714">
                <text:p>0.79771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572857">
                <text:p>0.57285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6667">
                <text:p>0.666667</text:p>
              </table:table-cell>
              <table:table-cell office:value-type="float" office:value="0.667619">
                <text:p>0.667619</text:p>
              </table:table-cell>
              <table:table-cell office:value-type="float" office:value="0.722381">
                <text:p>0.722381</text:p>
              </table:table-cell>
              <table:table-cell office:value-type="float" office:value="0.81381">
                <text:p>0.81381</text:p>
              </table:table-cell>
              <table:table-cell office:value-type="float" office:value="0.935714">
                <text:p>0.93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5">
                <text:p>0.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789095">
                <text:p>0.789095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593333">
                <text:p>0.593333</text:p>
              </table:table-cell>
              <table:table-cell office:value-type="float" office:value="0.666667">
                <text:p>0.666667</text:p>
              </table:table-cell>
              <table:table-cell office:value-type="float" office:value="0.688571">
                <text:p>0.688571</text:p>
              </table:table-cell>
              <table:table-cell office:value-type="float" office:value="0.740476">
                <text:p>0.740476</text:p>
              </table:table-cell>
              <table:table-cell office:value-type="float" office:value="0.860952">
                <text:p>0.86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28714">
                <text:p>0.82871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630476">
                <text:p>0.630476</text:p>
              </table:table-cell>
              <table:table-cell office:value-type="float" office:value="0.666667">
                <text:p>0.666667</text:p>
              </table:table-cell>
              <table:table-cell office:value-type="float" office:value="0.689524">
                <text:p>0.689524</text:p>
              </table:table-cell>
              <table:table-cell office:value-type="float" office:value="0.775238">
                <text:p>0.775238</text:p>
              </table:table-cell>
              <table:table-cell office:value-type="float" office:value="0.888571">
                <text:p>0.88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3919">
                <text:p>0.83919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647143">
                <text:p>0.647143</text:p>
              </table:table-cell>
              <table:table-cell office:value-type="float" office:value="0.666667">
                <text:p>0.666667</text:p>
              </table:table-cell>
              <table:table-cell office:value-type="float" office:value="0.742857">
                <text:p>0.742857</text:p>
              </table:table-cell>
              <table:table-cell office:value-type="float" office:value="0.839524">
                <text:p>0.83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58429">
                <text:p>0.85842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66381">
                <text:p>0.66381</text:p>
              </table:table-cell>
              <table:table-cell office:value-type="float" office:value="0.666667">
                <text:p>0.666667</text:p>
              </table:table-cell>
              <table:table-cell office:value-type="float" office:value="0.760476">
                <text:p>0.760476</text:p>
              </table:table-cell>
              <table:table-cell office:value-type="float" office:value="0.900476">
                <text:p>0.90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19">
                <text:p>0.94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68048">
                <text:p>0.868048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664286">
                <text:p>0.664286</text:p>
              </table:table-cell>
              <table:table-cell office:value-type="float" office:value="0.71381">
                <text:p>0.71381</text:p>
              </table:table-cell>
              <table:table-cell office:value-type="float" office:value="0.86381">
                <text:p>0.86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87857">
                <text:p>0.88785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53333">
                <text:p>0.653333</text:p>
              </table:table-cell>
              <table:table-cell office:value-type="float" office:value="0.670952">
                <text:p>0.670952</text:p>
              </table:table-cell>
              <table:table-cell office:value-type="float" office:value="0.819524">
                <text:p>0.81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77429">
                <text:p>0.87742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648095">
                <text:p>0.648095</text:p>
              </table:table-cell>
              <table:table-cell office:value-type="float" office:value="0.697143">
                <text:p>0.697143</text:p>
              </table:table-cell>
              <table:table-cell office:value-type="float" office:value="0.922857">
                <text:p>0.92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095">
                <text:p>0.94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9019">
                <text:p>0.8901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61905">
                <text:p>0.661905</text:p>
              </table:table-cell>
              <table:table-cell office:value-type="float" office:value="0.794762">
                <text:p>0.79476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714">
                <text:p>0.94571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3095">
                <text:p>0.90309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638095">
                <text:p>0.638095</text:p>
              </table:table-cell>
              <table:table-cell office:value-type="float" office:value="0.751429">
                <text:p>0.751429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95667">
                <text:p>0.89566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562857">
                <text:p>0.562857</text:p>
              </table:table-cell>
              <table:table-cell office:value-type="float" office:value="0.703333">
                <text:p>0.703333</text:p>
              </table:table-cell>
              <table:table-cell office:value-type="float" office:value="0.87619">
                <text:p>0.8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77238">
                <text:p>0.877238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638095">
                <text:p>0.638095</text:p>
              </table:table-cell>
              <table:table-cell office:value-type="float" office:value="0.722857">
                <text:p>0.722857</text:p>
              </table:table-cell>
              <table:table-cell office:value-type="float" office:value="0.903333">
                <text:p>0.90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81">
                <text:p>0.94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89381">
                <text:p>0.889381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678571">
                <text:p>0.678571</text:p>
              </table:table-cell>
              <table:table-cell office:value-type="float" office:value="0.920952">
                <text:p>0.92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905">
                <text:p>0.95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8">
                <text:p>0.91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691905">
                <text:p>0.691905</text:p>
              </table:table-cell>
              <table:table-cell office:value-type="float" office:value="0.884286">
                <text:p>0.88428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143">
                <text:p>0.94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519">
                <text:p>0.9151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9">
                <text:p>0.69</text:p>
              </table:table-cell>
              <table:table-cell office:value-type="float" office:value="0.909048">
                <text:p>0.90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476">
                <text:p>0.9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781">
                <text:p>0.9178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71381">
                <text:p>0.71381</text:p>
              </table:table-cell>
              <table:table-cell office:value-type="float" office:value="0.936667">
                <text:p>0.93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381">
                <text:p>0.92381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84286">
                <text:p>0.684286</text:p>
              </table:table-cell>
              <table:table-cell office:value-type="float" office:value="0.930476">
                <text:p>0.93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9714">
                <text:p>0.919714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786667">
                <text:p>0.78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0762">
                <text:p>0.930762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85381">
                <text:p>0.85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429">
                <text:p>0.95142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7667">
                <text:p>0.93766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838095">
                <text:p>0.83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429">
                <text:p>0.95142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6095">
                <text:p>0.936095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802857">
                <text:p>0.80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381">
                <text:p>0.932381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844762">
                <text:p>0.84476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429">
                <text:p>0.95142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6762">
                <text:p>0.93676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685714">
                <text:p>0.685714</text:p>
              </table:table-cell>
              <table:table-cell office:value-type="float" office:value="0.942381">
                <text:p>0.94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429">
                <text:p>0.95142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081">
                <text:p>0.9208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66619">
                <text:p>0.66619</text:p>
              </table:table-cell>
              <table:table-cell office:value-type="float" office:value="0.927619">
                <text:p>0.92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7524">
                <text:p>0.91752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748095">
                <text:p>0.748095</text:p>
              </table:table-cell>
              <table:table-cell office:value-type="float" office:value="0.940952">
                <text:p>0.9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7476">
                <text:p>0.92747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72619">
                <text:p>0.72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619">
                <text:p>0.92619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703333">
                <text:p>0.703333</text:p>
              </table:table-cell>
              <table:table-cell office:value-type="float" office:value="0.937619">
                <text:p>0.93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319">
                <text:p>0.92319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62381">
                <text:p>0.662381</text:p>
              </table:table-cell>
              <table:table-cell office:value-type="float" office:value="0.892381">
                <text:p>0.89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476">
                <text:p>0.9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4333">
                <text:p>0.914333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700476">
                <text:p>0.70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4381">
                <text:p>0.924381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768095">
                <text:p>0.76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429">
                <text:p>0.95142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778571">
                <text:p>0.77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181">
                <text:p>0.93181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67619">
                <text:p>0.67619</text:p>
              </table:table-cell>
              <table:table-cell office:value-type="float" office:value="0.937619">
                <text:p>0.93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0667">
                <text:p>0.92066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706667">
                <text:p>0.706667</text:p>
              </table:table-cell>
              <table:table-cell office:value-type="float" office:value="0.94">
                <text:p>0.9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3571">
                <text:p>0.923571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785238">
                <text:p>0.78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714">
                <text:p>0.94571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143">
                <text:p>0.93214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871429">
                <text:p>0.87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1429">
                <text:p>0.94142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868571">
                <text:p>0.86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1714">
                <text:p>0.941714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844286">
                <text:p>0.84428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9667">
                <text:p>0.93966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788571">
                <text:p>0.78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905">
                <text:p>0.95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4048">
                <text:p>0.934048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767619">
                <text:p>0.76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19">
                <text:p>0.9321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798571">
                <text:p>0.79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5571">
                <text:p>0.93557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778571">
                <text:p>0.77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19">
                <text:p>0.94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3429">
                <text:p>0.93342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795238">
                <text:p>0.795238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5762">
                <text:p>0.935762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842381">
                <text:p>0.84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905">
                <text:p>0.95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0381">
                <text:p>0.94038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71429">
                <text:p>0.77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3">
                <text:p>0.93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820476">
                <text:p>0.82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7952">
                <text:p>0.937952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75619">
                <text:p>0.75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095">
                <text:p>0.94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1381">
                <text:p>0.93138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705714">
                <text:p>0.705714</text:p>
              </table:table-cell>
              <table:table-cell office:value-type="float" office:value="0.934286">
                <text:p>0.934286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5333">
                <text:p>0.925333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89524">
                <text:p>0.689524</text:p>
              </table:table-cell>
              <table:table-cell office:value-type="float" office:value="0.915238">
                <text:p>0.915238</text:p>
              </table:table-cell>
              <table:table-cell office:value-type="float" office:value="0.94619">
                <text:p>0.94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1762">
                <text:p>0.921762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763333">
                <text:p>0.76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476">
                <text:p>0.9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333">
                <text:p>0.932333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664286">
                <text:p>0.664286</text:p>
              </table:table-cell>
              <table:table-cell office:value-type="float" office:value="0.874762">
                <text:p>0.874762</text:p>
              </table:table-cell>
              <table:table-cell office:value-type="float" office:value="0.947143">
                <text:p>0.94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5286">
                <text:p>0.91528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94286">
                <text:p>0.694286</text:p>
              </table:table-cell>
              <table:table-cell office:value-type="float" office:value="0.885238">
                <text:p>0.885238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9143">
                <text:p>0.91914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88571">
                <text:p>0.688571</text:p>
              </table:table-cell>
              <table:table-cell office:value-type="float" office:value="0.874286">
                <text:p>0.874286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7476">
                <text:p>0.917476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756667">
                <text:p>0.75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095">
                <text:p>0.94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1429">
                <text:p>0.93142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814762">
                <text:p>0.814762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7905">
                <text:p>0.937905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847143">
                <text:p>0.847143</text:p>
              </table:table-cell>
              <table:table-cell office:value-type="float" office:value="0.95">
                <text:p>0.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1619">
                <text:p>0.94161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849048">
                <text:p>0.849048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1333">
                <text:p>0.941333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806667">
                <text:p>0.80666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7048">
                <text:p>0.93704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826667">
                <text:p>0.82666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9048">
                <text:p>0.93904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97619">
                <text:p>0.69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581">
                <text:p>0.92581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701905">
                <text:p>0.701905</text:p>
              </table:table-cell>
              <table:table-cell office:value-type="float" office:value="0.92381">
                <text:p>0.92381</text:p>
              </table:table-cell>
              <table:table-cell office:value-type="float" office:value="0.947143">
                <text:p>0.94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3952">
                <text:p>0.923952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683333">
                <text:p>0.683333</text:p>
              </table:table-cell>
              <table:table-cell office:value-type="float" office:value="0.887619">
                <text:p>0.887619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8238">
                <text:p>0.91823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76667">
                <text:p>0.676667</text:p>
              </table:table-cell>
              <table:table-cell office:value-type="float" office:value="0.817619">
                <text:p>0.81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">
                <text:p>0.91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656667">
                <text:p>0.656667</text:p>
              </table:table-cell>
              <table:table-cell office:value-type="float" office:value="0.752381">
                <text:p>0.752381</text:p>
              </table:table-cell>
              <table:table-cell office:value-type="float" office:value="0.911429">
                <text:p>0.911429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63619">
                <text:p>0.63619</text:p>
              </table:table-cell>
              <table:table-cell office:value-type="float" office:value="0.722381">
                <text:p>0.722381</text:p>
              </table:table-cell>
              <table:table-cell office:value-type="float" office:value="0.778571">
                <text:p>0.778571</text:p>
              </table:table-cell>
              <table:table-cell office:value-type="float" office:value="0.933333">
                <text:p>0.933333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78095">
                <text:p>0.878095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685714">
                <text:p>0.685714</text:p>
              </table:table-cell>
              <table:table-cell office:value-type="float" office:value="0.728571">
                <text:p>0.728571</text:p>
              </table:table-cell>
              <table:table-cell office:value-type="float" office:value="0.870952">
                <text:p>0.87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93905">
                <text:p>0.893905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72381">
                <text:p>0.672381</text:p>
              </table:table-cell>
              <table:table-cell office:value-type="float" office:value="0.727619">
                <text:p>0.727619</text:p>
              </table:table-cell>
              <table:table-cell office:value-type="float" office:value="0.822381">
                <text:p>0.82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143">
                <text:p>0.94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87429">
                <text:p>0.887429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89048">
                <text:p>0.689048</text:p>
              </table:table-cell>
              <table:table-cell office:value-type="float" office:value="0.728571">
                <text:p>0.728571</text:p>
              </table:table-cell>
              <table:table-cell office:value-type="float" office:value="0.790476">
                <text:p>0.790476</text:p>
              </table:table-cell>
              <table:table-cell office:value-type="float" office:value="0.932381">
                <text:p>0.93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84381">
                <text:p>0.884381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687143">
                <text:p>0.687143</text:p>
              </table:table-cell>
              <table:table-cell office:value-type="float" office:value="0.734762">
                <text:p>0.734762</text:p>
              </table:table-cell>
              <table:table-cell office:value-type="float" office:value="0.840952">
                <text:p>0.84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19">
                <text:p>0.94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90429">
                <text:p>0.890429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651429">
                <text:p>0.651429</text:p>
              </table:table-cell>
              <table:table-cell office:value-type="float" office:value="0.722381">
                <text:p>0.722381</text:p>
              </table:table-cell>
              <table:table-cell office:value-type="float" office:value="0.846667">
                <text:p>0.84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86524">
                <text:p>0.88652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24762">
                <text:p>0.624762</text:p>
              </table:table-cell>
              <table:table-cell office:value-type="float" office:value="0.729048">
                <text:p>0.729048</text:p>
              </table:table-cell>
              <table:table-cell office:value-type="float" office:value="0.891905">
                <text:p>0.89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89571">
                <text:p>0.889571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635714">
                <text:p>0.635714</text:p>
              </table:table-cell>
              <table:table-cell office:value-type="float" office:value="0.72381">
                <text:p>0.72381</text:p>
              </table:table-cell>
              <table:table-cell office:value-type="float" office:value="0.827143">
                <text:p>0.82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84095">
                <text:p>0.884095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87143">
                <text:p>0.687143</text:p>
              </table:table-cell>
              <table:table-cell office:value-type="float" office:value="0.756667">
                <text:p>0.75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429">
                <text:p>0.95142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4286">
                <text:p>0.904286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687619">
                <text:p>0.687619</text:p>
              </table:table-cell>
              <table:table-cell office:value-type="float" office:value="0.732857">
                <text:p>0.732857</text:p>
              </table:table-cell>
              <table:table-cell office:value-type="float" office:value="0.905714">
                <text:p>0.90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98">
                <text:p>0.898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705714">
                <text:p>0.705714</text:p>
              </table:table-cell>
              <table:table-cell office:value-type="float" office:value="0.745714">
                <text:p>0.745714</text:p>
              </table:table-cell>
              <table:table-cell office:value-type="float" office:value="0.921905">
                <text:p>0.92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2571">
                <text:p>0.902571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687619">
                <text:p>0.687619</text:p>
              </table:table-cell>
              <table:table-cell office:value-type="float" office:value="0.747619">
                <text:p>0.747619</text:p>
              </table:table-cell>
              <table:table-cell office:value-type="float" office:value="0.937619">
                <text:p>0.93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5">
                <text:p>0.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2762">
                <text:p>0.902762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625714">
                <text:p>0.625714</text:p>
              </table:table-cell>
              <table:table-cell office:value-type="float" office:value="0.72381">
                <text:p>0.72381</text:p>
              </table:table-cell>
              <table:table-cell office:value-type="float" office:value="0.851429">
                <text:p>0.85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85">
                <text:p>0.885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686667">
                <text:p>0.686667</text:p>
              </table:table-cell>
              <table:table-cell office:value-type="float" office:value="0.732381">
                <text:p>0.732381</text:p>
              </table:table-cell>
              <table:table-cell office:value-type="float" office:value="0.928571">
                <text:p>0.92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99571">
                <text:p>0.899571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702381">
                <text:p>0.702381</text:p>
              </table:table-cell>
              <table:table-cell office:value-type="float" office:value="0.888095">
                <text:p>0.88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8476">
                <text:p>0.91847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695238">
                <text:p>0.695238</text:p>
              </table:table-cell>
              <table:table-cell office:value-type="float" office:value="0.920952">
                <text:p>0.92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0857">
                <text:p>0.92085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756667">
                <text:p>0.75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143">
                <text:p>0.94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9429">
                <text:p>0.92942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710952">
                <text:p>0.71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4905">
                <text:p>0.92490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755238">
                <text:p>0.75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9238">
                <text:p>0.929238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73381">
                <text:p>0.73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">
                <text:p>0.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7429">
                <text:p>0.92742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719048">
                <text:p>0.71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714">
                <text:p>0.94571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5524">
                <text:p>0.925524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60952">
                <text:p>0.660952</text:p>
              </table:table-cell>
              <table:table-cell office:value-type="float" office:value="0.942381">
                <text:p>0.94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81">
                <text:p>0.94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9476">
                <text:p>0.919476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82619">
                <text:p>0.82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19">
                <text:p>0.94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6286">
                <text:p>0.936286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78571">
                <text:p>0.678571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0048">
                <text:p>0.920048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782381">
                <text:p>0.78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143">
                <text:p>0.94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1048">
                <text:p>0.93104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812381">
                <text:p>0.81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714">
                <text:p>0.94571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4857">
                <text:p>0.93485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732857">
                <text:p>0.73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143">
                <text:p>0.94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7048">
                <text:p>0.92704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822857">
                <text:p>0.82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6">
                <text:p>0.93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827619">
                <text:p>0.82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6333">
                <text:p>0.936333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871429">
                <text:p>0.87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0952">
                <text:p>0.940952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843333">
                <text:p>0.84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476">
                <text:p>0.9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7476">
                <text:p>0.937476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843333">
                <text:p>0.84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905">
                <text:p>0.95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7619">
                <text:p>0.93761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78381">
                <text:p>0.78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095">
                <text:p>0.94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238">
                <text:p>0.93223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790952">
                <text:p>0.79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905">
                <text:p>0.932905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772857">
                <text:p>0.77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714">
                <text:p>0.94571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0905">
                <text:p>0.930905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690476">
                <text:p>0.690476</text:p>
              </table:table-cell>
              <table:table-cell office:value-type="float" office:value="0.931905">
                <text:p>0.93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714">
                <text:p>0.94571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1571">
                <text:p>0.921571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752857">
                <text:p>0.75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8857">
                <text:p>0.92885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789048">
                <text:p>0.78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3048">
                <text:p>0.93304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748571">
                <text:p>0.74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919">
                <text:p>0.92919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675714">
                <text:p>0.675714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1143">
                <text:p>0.921143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645714">
                <text:p>0.645714</text:p>
              </table:table-cell>
              <table:table-cell office:value-type="float" office:value="0.893333">
                <text:p>0.89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4095">
                <text:p>0.91409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648095">
                <text:p>0.648095</text:p>
              </table:table-cell>
              <table:table-cell office:value-type="float" office:value="0.819524">
                <text:p>0.81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6429">
                <text:p>0.906429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678571">
                <text:p>0.678571</text:p>
              </table:table-cell>
              <table:table-cell office:value-type="float" office:value="0.770952">
                <text:p>0.770952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3619">
                <text:p>0.903619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702381">
                <text:p>0.702381</text:p>
              </table:table-cell>
              <table:table-cell office:value-type="float" office:value="0.775714">
                <text:p>0.775714</text:p>
              </table:table-cell>
              <table:table-cell office:value-type="float" office:value="0.938571">
                <text:p>0.93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714">
                <text:p>0.94571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6714">
                <text:p>0.906714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676667">
                <text:p>0.676667</text:p>
              </table:table-cell>
              <table:table-cell office:value-type="float" office:value="0.748571">
                <text:p>0.748571</text:p>
              </table:table-cell>
              <table:table-cell office:value-type="float" office:value="0.899048">
                <text:p>0.89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476">
                <text:p>0.9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97">
                <text:p>0.89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668571">
                <text:p>0.668571</text:p>
              </table:table-cell>
              <table:table-cell office:value-type="float" office:value="0.769048">
                <text:p>0.769048</text:p>
              </table:table-cell>
              <table:table-cell office:value-type="float" office:value="0.937143">
                <text:p>0.93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19">
                <text:p>0.94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2571">
                <text:p>0.902571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651429">
                <text:p>0.651429</text:p>
              </table:table-cell>
              <table:table-cell office:value-type="float" office:value="0.863333">
                <text:p>0.86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119">
                <text:p>0.9111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583333">
                <text:p>0.583333</text:p>
              </table:table-cell>
              <table:table-cell office:value-type="float" office:value="0.868571">
                <text:p>0.86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714">
                <text:p>0.94571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5476">
                <text:p>0.905476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554762">
                <text:p>0.554762</text:p>
              </table:table-cell>
              <table:table-cell office:value-type="float" office:value="0.909048">
                <text:p>0.90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6619">
                <text:p>0.906619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530952">
                <text:p>0.530952</text:p>
              </table:table-cell>
              <table:table-cell office:value-type="float" office:value="0.815714">
                <text:p>0.81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894714">
                <text:p>0.89471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595238">
                <text:p>0.595238</text:p>
              </table:table-cell>
              <table:table-cell office:value-type="float" office:value="0.82619">
                <text:p>0.82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2333">
                <text:p>0.902333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58571">
                <text:p>0.658571</text:p>
              </table:table-cell>
              <table:table-cell office:value-type="float" office:value="0.942381">
                <text:p>0.942381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1095">
                <text:p>0.92109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838095">
                <text:p>0.83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9619">
                <text:p>0.939619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772857">
                <text:p>0.77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905">
                <text:p>0.95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476">
                <text:p>0.932476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687619">
                <text:p>0.687619</text:p>
              </table:table-cell>
              <table:table-cell office:value-type="float" office:value="0.92619">
                <text:p>0.92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2333">
                <text:p>0.922333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727619">
                <text:p>0.72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8048">
                <text:p>0.928048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798095">
                <text:p>0.79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714">
                <text:p>0.94571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5333">
                <text:p>0.935333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776667">
                <text:p>0.77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952">
                <text:p>0.932952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91">
                <text:p>0.91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7429">
                <text:p>0.947429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863333">
                <text:p>0.863333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2905">
                <text:p>0.942905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841429">
                <text:p>0.841429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0952">
                <text:p>0.940952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798095">
                <text:p>0.798095</text:p>
              </table:table-cell>
              <table:table-cell office:value-type="float" office:value="0.94381">
                <text:p>0.94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6095">
                <text:p>0.936095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802381">
                <text:p>0.80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429">
                <text:p>0.95142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6333">
                <text:p>0.936333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801905">
                <text:p>0.80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5905">
                <text:p>0.93590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73381">
                <text:p>0.73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19">
                <text:p>0.94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8952">
                <text:p>0.928952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816667">
                <text:p>0.81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7524">
                <text:p>0.937524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854762">
                <text:p>0.85476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1095">
                <text:p>0.941095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800952">
                <text:p>0.80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095">
                <text:p>0.94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4905">
                <text:p>0.934905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734286">
                <text:p>0.73428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8333">
                <text:p>0.928333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725714">
                <text:p>0.72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7429">
                <text:p>0.927429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826667">
                <text:p>0.82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7571">
                <text:p>0.937571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757619">
                <text:p>0.75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">
                <text:p>0.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981">
                <text:p>0.92981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698571">
                <text:p>0.69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905">
                <text:p>0.95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4095">
                <text:p>0.924095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688095">
                <text:p>0.688095</text:p>
              </table:table-cell>
              <table:table-cell office:value-type="float" office:value="0.915238">
                <text:p>0.91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714">
                <text:p>0.94571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9667">
                <text:p>0.919667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728095">
                <text:p>0.72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7143">
                <text:p>0.92714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697143">
                <text:p>0.69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4381">
                <text:p>0.924381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739048">
                <text:p>0.7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7619">
                <text:p>0.927619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819524">
                <text:p>0.81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5905">
                <text:p>0.935905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867143">
                <text:p>0.86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19">
                <text:p>0.94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0381">
                <text:p>0.94038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87619">
                <text:p>0.8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1571">
                <text:p>0.94157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798571">
                <text:p>0.79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429">
                <text:p>0.95142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4048">
                <text:p>0.93404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68381">
                <text:p>0.68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2381">
                <text:p>0.922381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78381">
                <text:p>0.78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81">
                <text:p>0.93281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794762">
                <text:p>0.79476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3905">
                <text:p>0.933905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710952">
                <text:p>0.710952</text:p>
              </table:table-cell>
              <table:table-cell office:value-type="float" office:value="0.935714">
                <text:p>0.93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4905">
                <text:p>0.924905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629048">
                <text:p>0.629048</text:p>
              </table:table-cell>
              <table:table-cell office:value-type="float" office:value="0.870476">
                <text:p>0.87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0095">
                <text:p>0.910095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734762">
                <text:p>0.734762</text:p>
              </table:table-cell>
              <table:table-cell office:value-type="float" office:value="0.907143">
                <text:p>0.90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4333">
                <text:p>0.924333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65238">
                <text:p>0.665238</text:p>
              </table:table-cell>
              <table:table-cell office:value-type="float" office:value="0.891905">
                <text:p>0.89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6095">
                <text:p>0.916095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682381">
                <text:p>0.682381</text:p>
              </table:table-cell>
              <table:table-cell office:value-type="float" office:value="0.78619">
                <text:p>0.78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143">
                <text:p>0.94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6333">
                <text:p>0.906333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658095">
                <text:p>0.658095</text:p>
              </table:table-cell>
              <table:table-cell office:value-type="float" office:value="0.900476">
                <text:p>0.90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5048">
                <text:p>0.915048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707619">
                <text:p>0.707619</text:p>
              </table:table-cell>
              <table:table-cell office:value-type="float" office:value="0.915714">
                <text:p>0.91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1429">
                <text:p>0.921429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780476">
                <text:p>0.78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1762">
                <text:p>0.931762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846667">
                <text:p>0.84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9">
                <text:p>0.939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879048">
                <text:p>0.87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2571">
                <text:p>0.942571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804762">
                <text:p>0.80476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">
                <text:p>0.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4524">
                <text:p>0.934524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801429">
                <text:p>0.80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4143">
                <text:p>0.934143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761429">
                <text:p>0.76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9714">
                <text:p>0.929714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789524">
                <text:p>0.78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429">
                <text:p>0.932429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763333">
                <text:p>0.76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9286">
                <text:p>0.929286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751905">
                <text:p>0.75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8381">
                <text:p>0.92838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800476">
                <text:p>0.80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3762">
                <text:p>0.933762</text:p>
              </table:table-cell>
            </table:table-row>
            <table:table-row>
              <table:table-cell office:value-type="float" office:value="201">
                <text:p>201</text:p>
              </table:table-cell>
              <table:table-cell office:value-type="float" office:value="0.815714">
                <text:p>0.81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5476">
                <text:p>0.935476</text:p>
              </table:table-cell>
            </table:table-row>
            <table:table-row>
              <table:table-cell office:value-type="float" office:value="202">
                <text:p>202</text:p>
              </table:table-cell>
              <table:table-cell office:value-type="float" office:value="0.782381">
                <text:p>0.78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095">
                <text:p>0.94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095">
                <text:p>0.932095</text:p>
              </table:table-cell>
            </table:table-row>
            <table:table-row>
              <table:table-cell office:value-type="float" office:value="203">
                <text:p>203</text:p>
              </table:table-cell>
              <table:table-cell office:value-type="float" office:value="0.759524">
                <text:p>0.75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9143">
                <text:p>0.929143</text:p>
              </table:table-cell>
            </table:table-row>
            <table:table-row>
              <table:table-cell office:value-type="float" office:value="204">
                <text:p>204</text:p>
              </table:table-cell>
              <table:table-cell office:value-type="float" office:value="0.787143">
                <text:p>0.78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1905">
                <text:p>0.931905</text:p>
              </table:table-cell>
            </table:table-row>
            <table:table-row>
              <table:table-cell office:value-type="float" office:value="205">
                <text:p>205</text:p>
              </table:table-cell>
              <table:table-cell office:value-type="float" office:value="0.819048">
                <text:p>0.81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476">
                <text:p>0.9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5048">
                <text:p>0.935048</text:p>
              </table:table-cell>
            </table:table-row>
            <table:table-row>
              <table:table-cell office:value-type="float" office:value="206">
                <text:p>206</text:p>
              </table:table-cell>
              <table:table-cell office:value-type="float" office:value="0.813333">
                <text:p>0.81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4333">
                <text:p>0.934333</text:p>
              </table:table-cell>
            </table:table-row>
            <table:table-row>
              <table:table-cell office:value-type="float" office:value="207">
                <text:p>207</text:p>
              </table:table-cell>
              <table:table-cell office:value-type="float" office:value="0.831429">
                <text:p>0.83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6333">
                <text:p>0.936333</text:p>
              </table:table-cell>
            </table:table-row>
            <table:table-row>
              <table:table-cell office:value-type="float" office:value="208">
                <text:p>208</text:p>
              </table:table-cell>
              <table:table-cell office:value-type="float" office:value="0.786667">
                <text:p>0.78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1714">
                <text:p>0.931714</text:p>
              </table:table-cell>
            </table:table-row>
            <table:table-row>
              <table:table-cell office:value-type="float" office:value="209">
                <text:p>209</text:p>
              </table:table-cell>
              <table:table-cell office:value-type="float" office:value="0.861905">
                <text:p>0.86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095">
                <text:p>0.94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9095">
                <text:p>0.93909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854286">
                <text:p>0.85428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905">
                <text:p>0.95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8714">
                <text:p>0.938714</text:p>
              </table:table-cell>
            </table:table-row>
            <table:table-row>
              <table:table-cell office:value-type="float" office:value="211">
                <text:p>211</text:p>
              </table:table-cell>
              <table:table-cell office:value-type="float" office:value="0.710476">
                <text:p>0.71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4048">
                <text:p>0.924048</text:p>
              </table:table-cell>
            </table:table-row>
            <table:table-row>
              <table:table-cell office:value-type="float" office:value="212">
                <text:p>212</text:p>
              </table:table-cell>
              <table:table-cell office:value-type="float" office:value="0.74">
                <text:p>0.7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81">
                <text:p>0.94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7429">
                <text:p>0.927429</text:p>
              </table:table-cell>
            </table:table-row>
            <table:table-row>
              <table:table-cell office:value-type="float" office:value="213">
                <text:p>213</text:p>
              </table:table-cell>
              <table:table-cell office:value-type="float" office:value="0.659524">
                <text:p>0.65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19">
                <text:p>0.94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8667">
                <text:p>0.918667</text:p>
              </table:table-cell>
            </table:table-row>
            <table:table-row>
              <table:table-cell office:value-type="float" office:value="214">
                <text:p>214</text:p>
              </table:table-cell>
              <table:table-cell office:value-type="float" office:value="0.679048">
                <text:p>0.679048</text:p>
              </table:table-cell>
              <table:table-cell office:value-type="float" office:value="0.941905">
                <text:p>0.94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0571">
                <text:p>0.920571</text:p>
              </table:table-cell>
            </table:table-row>
            <table:table-row>
              <table:table-cell office:value-type="float" office:value="215">
                <text:p>215</text:p>
              </table:table-cell>
              <table:table-cell office:value-type="float" office:value="0.75619">
                <text:p>0.75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9">
                <text:p>0.929</text:p>
              </table:table-cell>
            </table:table-row>
            <table:table-row>
              <table:table-cell office:value-type="float" office:value="216">
                <text:p>216</text:p>
              </table:table-cell>
              <table:table-cell office:value-type="float" office:value="0.788571">
                <text:p>0.78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238">
                <text:p>0.932238</text:p>
              </table:table-cell>
            </table:table-row>
            <table:table-row>
              <table:table-cell office:value-type="float" office:value="217">
                <text:p>217</text:p>
              </table:table-cell>
              <table:table-cell office:value-type="float" office:value="0.830952">
                <text:p>0.83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7238">
                <text:p>0.937238</text:p>
              </table:table-cell>
            </table:table-row>
            <table:table-row>
              <table:table-cell office:value-type="float" office:value="218">
                <text:p>218</text:p>
              </table:table-cell>
              <table:table-cell office:value-type="float" office:value="0.81">
                <text:p>0.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481">
                <text:p>0.93481</text:p>
              </table:table-cell>
            </table:table-row>
            <table:table-row>
              <table:table-cell office:value-type="float" office:value="219">
                <text:p>219</text:p>
              </table:table-cell>
              <table:table-cell office:value-type="float" office:value="0.769048">
                <text:p>0.76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095">
                <text:p>0.94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0762">
                <text:p>0.93076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817619">
                <text:p>0.81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5238">
                <text:p>0.935238</text:p>
              </table:table-cell>
            </table:table-row>
            <table:table-row>
              <table:table-cell office:value-type="float" office:value="221">
                <text:p>221</text:p>
              </table:table-cell>
              <table:table-cell office:value-type="float" office:value="0.799048">
                <text:p>0.79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857">
                <text:p>0.932857</text:p>
              </table:table-cell>
            </table:table-row>
            <table:table-row>
              <table:table-cell office:value-type="float" office:value="222">
                <text:p>222</text:p>
              </table:table-cell>
              <table:table-cell office:value-type="float" office:value="0.887619">
                <text:p>0.88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2333">
                <text:p>0.942333</text:p>
              </table:table-cell>
            </table:table-row>
            <table:table-row>
              <table:table-cell office:value-type="float" office:value="223">
                <text:p>223</text:p>
              </table:table-cell>
              <table:table-cell office:value-type="float" office:value="0.817143">
                <text:p>0.81714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905">
                <text:p>0.95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5">
                <text:p>0.935</text:p>
              </table:table-cell>
            </table:table-row>
            <table:table-row>
              <table:table-cell office:value-type="float" office:value="224">
                <text:p>224</text:p>
              </table:table-cell>
              <table:table-cell office:value-type="float" office:value="0.850476">
                <text:p>0.85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8238">
                <text:p>0.93823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802381">
                <text:p>0.80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81">
                <text:p>0.94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714">
                <text:p>0.932714</text:p>
              </table:table-cell>
            </table:table-row>
            <table:table-row>
              <table:table-cell office:value-type="float" office:value="226">
                <text:p>226</text:p>
              </table:table-cell>
              <table:table-cell office:value-type="float" office:value="0.674286">
                <text:p>0.674286</text:p>
              </table:table-cell>
              <table:table-cell office:value-type="float" office:value="0.922857">
                <text:p>0.92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19">
                <text:p>0.94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719">
                <text:p>0.91719</text:p>
              </table:table-cell>
            </table:table-row>
            <table:table-row>
              <table:table-cell office:value-type="float" office:value="227">
                <text:p>227</text:p>
              </table:table-cell>
              <table:table-cell office:value-type="float" office:value="0.685238">
                <text:p>0.68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0333">
                <text:p>0.920333</text:p>
              </table:table-cell>
            </table:table-row>
            <table:table-row>
              <table:table-cell office:value-type="float" office:value="228">
                <text:p>228</text:p>
              </table:table-cell>
              <table:table-cell office:value-type="float" office:value="0.681429">
                <text:p>0.681429</text:p>
              </table:table-cell>
              <table:table-cell office:value-type="float" office:value="0.933333">
                <text:p>0.93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8762">
                <text:p>0.918762</text:p>
              </table:table-cell>
            </table:table-row>
            <table:table-row>
              <table:table-cell office:value-type="float" office:value="229">
                <text:p>229</text:p>
              </table:table-cell>
              <table:table-cell office:value-type="float" office:value="0.679048">
                <text:p>0.679048</text:p>
              </table:table-cell>
              <table:table-cell office:value-type="float" office:value="0.935238">
                <text:p>0.93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8762">
                <text:p>0.918762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79">
                <text:p>0.7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81">
                <text:p>0.94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0524">
                <text:p>0.930524</text:p>
              </table:table-cell>
            </table:table-row>
            <table:table-row>
              <table:table-cell office:value-type="float" office:value="231">
                <text:p>231</text:p>
              </table:table-cell>
              <table:table-cell office:value-type="float" office:value="0.794286">
                <text:p>0.79428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1429">
                <text:p>0.931429</text:p>
              </table:table-cell>
            </table:table-row>
            <table:table-row>
              <table:table-cell office:value-type="float" office:value="232">
                <text:p>232</text:p>
              </table:table-cell>
              <table:table-cell office:value-type="float" office:value="0.781429">
                <text:p>0.78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981">
                <text:p>0.92981</text:p>
              </table:table-cell>
            </table:table-row>
            <table:table-row>
              <table:table-cell office:value-type="float" office:value="233">
                <text:p>233</text:p>
              </table:table-cell>
              <table:table-cell office:value-type="float" office:value="0.795714">
                <text:p>0.79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1">
                <text:p>0.931</text:p>
              </table:table-cell>
            </table:table-row>
            <table:table-row>
              <table:table-cell office:value-type="float" office:value="234">
                <text:p>234</text:p>
              </table:table-cell>
              <table:table-cell office:value-type="float" office:value="0.78619">
                <text:p>0.78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9762">
                <text:p>0.929762</text:p>
              </table:table-cell>
            </table:table-row>
            <table:table-row>
              <table:table-cell office:value-type="float" office:value="235">
                <text:p>235</text:p>
              </table:table-cell>
              <table:table-cell office:value-type="float" office:value="0.83381">
                <text:p>0.83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81">
                <text:p>0.94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4905">
                <text:p>0.934905</text:p>
              </table:table-cell>
            </table:table-row>
            <table:table-row>
              <table:table-cell office:value-type="float" office:value="236">
                <text:p>236</text:p>
              </table:table-cell>
              <table:table-cell office:value-type="float" office:value="0.855714">
                <text:p>0.85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7619">
                <text:p>0.937619</text:p>
              </table:table-cell>
            </table:table-row>
            <table:table-row>
              <table:table-cell office:value-type="float" office:value="237">
                <text:p>237</text:p>
              </table:table-cell>
              <table:table-cell office:value-type="float" office:value="0.814286">
                <text:p>0.81428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095">
                <text:p>0.94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3381">
                <text:p>0.933381</text:p>
              </table:table-cell>
            </table:table-row>
            <table:table-row>
              <table:table-cell office:value-type="float" office:value="238">
                <text:p>238</text:p>
              </table:table-cell>
              <table:table-cell office:value-type="float" office:value="0.798571">
                <text:p>0.79857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1333">
                <text:p>0.931333</text:p>
              </table:table-cell>
            </table:table-row>
            <table:table-row>
              <table:table-cell office:value-type="float" office:value="239">
                <text:p>239</text:p>
              </table:table-cell>
              <table:table-cell office:value-type="float" office:value="0.726667">
                <text:p>0.72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81">
                <text:p>0.94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419">
                <text:p>0.92419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713333">
                <text:p>0.71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19">
                <text:p>0.94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2143">
                <text:p>0.922143</text:p>
              </table:table-cell>
            </table:table-row>
            <table:table-row>
              <table:table-cell office:value-type="float" office:value="241">
                <text:p>241</text:p>
              </table:table-cell>
              <table:table-cell office:value-type="float" office:value="0.706667">
                <text:p>0.70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81">
                <text:p>0.94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1238">
                <text:p>0.921238</text:p>
              </table:table-cell>
            </table:table-row>
            <table:table-row>
              <table:table-cell office:value-type="float" office:value="242">
                <text:p>242</text:p>
              </table:table-cell>
              <table:table-cell office:value-type="float" office:value="0.685714">
                <text:p>0.68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9238">
                <text:p>0.919238</text:p>
              </table:table-cell>
            </table:table-row>
            <table:table-row>
              <table:table-cell office:value-type="float" office:value="243">
                <text:p>243</text:p>
              </table:table-cell>
              <table:table-cell office:value-type="float" office:value="0.665238">
                <text:p>0.665238</text:p>
              </table:table-cell>
              <table:table-cell office:value-type="float" office:value="0.931905">
                <text:p>0.93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6571">
                <text:p>0.916571</text:p>
              </table:table-cell>
            </table:table-row>
            <table:table-row>
              <table:table-cell office:value-type="float" office:value="244">
                <text:p>244</text:p>
              </table:table-cell>
              <table:table-cell office:value-type="float" office:value="0.760476">
                <text:p>0.76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476">
                <text:p>0.9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7286">
                <text:p>0.927286</text:p>
              </table:table-cell>
            </table:table-row>
            <table:table-row>
              <table:table-cell office:value-type="float" office:value="245">
                <text:p>245</text:p>
              </table:table-cell>
              <table:table-cell office:value-type="float" office:value="0.727619">
                <text:p>0.727619</text:p>
              </table:table-cell>
              <table:table-cell office:value-type="float" office:value="0.939524">
                <text:p>0.93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3714">
                <text:p>0.923714</text:p>
              </table:table-cell>
            </table:table-row>
            <table:table-row>
              <table:table-cell office:value-type="float" office:value="246">
                <text:p>246</text:p>
              </table:table-cell>
              <table:table-cell office:value-type="float" office:value="0.73619">
                <text:p>0.73619</text:p>
              </table:table-cell>
              <table:table-cell office:value-type="float" office:value="0.941905">
                <text:p>0.94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5524">
                <text:p>0.925524</text:p>
              </table:table-cell>
            </table:table-row>
            <table:table-row>
              <table:table-cell office:value-type="float" office:value="247">
                <text:p>247</text:p>
              </table:table-cell>
              <table:table-cell office:value-type="float" office:value="0.788095">
                <text:p>0.78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095">
                <text:p>0.94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0762">
                <text:p>0.930762</text:p>
              </table:table-cell>
            </table:table-row>
            <table:table-row>
              <table:table-cell office:value-type="float" office:value="248">
                <text:p>248</text:p>
              </table:table-cell>
              <table:table-cell office:value-type="float" office:value="0.67">
                <text:p>0.67</text:p>
              </table:table-cell>
              <table:table-cell office:value-type="float" office:value="0.886667">
                <text:p>0.88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3381">
                <text:p>0.913381</text:p>
              </table:table-cell>
            </table:table-row>
            <table:table-row>
              <table:table-cell office:value-type="float" office:value="249">
                <text:p>249</text:p>
              </table:table-cell>
              <table:table-cell office:value-type="float" office:value="0.647619">
                <text:p>0.647619</text:p>
              </table:table-cell>
              <table:table-cell office:value-type="float" office:value="0.905714">
                <text:p>0.90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2619">
                <text:p>0.91261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694286">
                <text:p>0.69428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0905">
                <text:p>0.920905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0.82619">
                <text:p>0.82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4286">
                <text:p>0.934286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0.802381">
                <text:p>0.80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095">
                <text:p>0.94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19">
                <text:p>0.93219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0.803333">
                <text:p>0.80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429">
                <text:p>0.932429</text:p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0.769524">
                <text:p>0.76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8619">
                <text:p>0.928619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0.767619">
                <text:p>0.76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714">
                <text:p>0.94571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8476">
                <text:p>0.928476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0.804286">
                <text:p>0.80428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476">
                <text:p>0.932476</text:p>
              </table:table-cell>
            </table:table-row>
            <table:table-row>
              <table:table-cell office:value-type="float" office:value="257">
                <text:p>257</text:p>
              </table:table-cell>
              <table:table-cell office:value-type="float" office:value="0.723333">
                <text:p>0.723333</text:p>
              </table:table-cell>
              <table:table-cell office:value-type="float" office:value="0.935714">
                <text:p>0.93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3667">
                <text:p>0.923667</text:p>
              </table:table-cell>
            </table:table-row>
            <table:table-row>
              <table:table-cell office:value-type="float" office:value="258">
                <text:p>258</text:p>
              </table:table-cell>
              <table:table-cell office:value-type="float" office:value="0.690476">
                <text:p>0.690476</text:p>
              </table:table-cell>
              <table:table-cell office:value-type="float" office:value="0.899524">
                <text:p>0.89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681">
                <text:p>0.91681</text:p>
              </table:table-cell>
            </table:table-row>
            <table:table-row>
              <table:table-cell office:value-type="float" office:value="259">
                <text:p>259</text:p>
              </table:table-cell>
              <table:table-cell office:value-type="float" office:value="0.700952">
                <text:p>0.70095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2333">
                <text:p>0.92233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667143">
                <text:p>0.667143</text:p>
              </table:table-cell>
              <table:table-cell office:value-type="float" office:value="0.914286">
                <text:p>0.91428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143">
                <text:p>0.94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5714">
                <text:p>0.915714</text:p>
              </table:table-cell>
            </table:table-row>
            <table:table-row>
              <table:table-cell office:value-type="float" office:value="261">
                <text:p>261</text:p>
              </table:table-cell>
              <table:table-cell office:value-type="float" office:value="0.672381">
                <text:p>0.672381</text:p>
              </table:table-cell>
              <table:table-cell office:value-type="float" office:value="0.927619">
                <text:p>0.92761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7333">
                <text:p>0.917333</text:p>
              </table:table-cell>
            </table:table-row>
            <table:table-row>
              <table:table-cell office:value-type="float" office:value="262">
                <text:p>262</text:p>
              </table:table-cell>
              <table:table-cell office:value-type="float" office:value="0.70619">
                <text:p>0.70619</text:p>
              </table:table-cell>
              <table:table-cell office:value-type="float" office:value="0.912381">
                <text:p>0.91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981">
                <text:p>0.91981</text:p>
              </table:table-cell>
            </table:table-row>
            <table:table-row>
              <table:table-cell office:value-type="float" office:value="263">
                <text:p>263</text:p>
              </table:table-cell>
              <table:table-cell office:value-type="float" office:value="0.794762">
                <text:p>0.79476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905">
                <text:p>0.95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181">
                <text:p>0.93181</text:p>
              </table:table-cell>
            </table:table-row>
            <table:table-row>
              <table:table-cell office:value-type="float" office:value="264">
                <text:p>264</text:p>
              </table:table-cell>
              <table:table-cell office:value-type="float" office:value="0.79381">
                <text:p>0.79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476">
                <text:p>0.9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1571">
                <text:p>0.931571</text:p>
              </table:table-cell>
            </table:table-row>
            <table:table-row>
              <table:table-cell office:value-type="float" office:value="265">
                <text:p>265</text:p>
              </table:table-cell>
              <table:table-cell office:value-type="float" office:value="0.828095">
                <text:p>0.82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476">
                <text:p>0.9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5952">
                <text:p>0.935952</text:p>
              </table:table-cell>
            </table:table-row>
            <table:table-row>
              <table:table-cell office:value-type="float" office:value="266">
                <text:p>266</text:p>
              </table:table-cell>
              <table:table-cell office:value-type="float" office:value="0.756667">
                <text:p>0.75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8667">
                <text:p>0.928667</text:p>
              </table:table-cell>
            </table:table-row>
            <table:table-row>
              <table:table-cell office:value-type="float" office:value="267">
                <text:p>267</text:p>
              </table:table-cell>
              <table:table-cell office:value-type="float" office:value="0.788095">
                <text:p>0.78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429">
                <text:p>0.95142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048">
                <text:p>0.932048</text:p>
              </table:table-cell>
            </table:table-row>
            <table:table-row>
              <table:table-cell office:value-type="float" office:value="268">
                <text:p>268</text:p>
              </table:table-cell>
              <table:table-cell office:value-type="float" office:value="0.862857">
                <text:p>0.86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">
                <text:p>0.94</text:p>
              </table:table-cell>
            </table:table-row>
            <table:table-row>
              <table:table-cell office:value-type="float" office:value="269">
                <text:p>269</text:p>
              </table:table-cell>
              <table:table-cell office:value-type="float" office:value="0.889524">
                <text:p>0.88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3381">
                <text:p>0.943381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87">
                <text:p>0.8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19">
                <text:p>0.94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1619">
                <text:p>0.941619</text:p>
              </table:table-cell>
            </table:table-row>
            <table:table-row>
              <table:table-cell office:value-type="float" office:value="271">
                <text:p>271</text:p>
              </table:table-cell>
              <table:table-cell office:value-type="float" office:value="0.882381">
                <text:p>0.88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905">
                <text:p>0.95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2476">
                <text:p>0.942476</text:p>
              </table:table-cell>
            </table:table-row>
            <table:table-row>
              <table:table-cell office:value-type="float" office:value="272">
                <text:p>272</text:p>
              </table:table-cell>
              <table:table-cell office:value-type="float" office:value="0.8">
                <text:p>0.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4333">
                <text:p>0.934333</text:p>
              </table:table-cell>
            </table:table-row>
            <table:table-row>
              <table:table-cell office:value-type="float" office:value="273">
                <text:p>273</text:p>
              </table:table-cell>
              <table:table-cell office:value-type="float" office:value="0.79381">
                <text:p>0.79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714">
                <text:p>0.94571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3952">
                <text:p>0.933952</text:p>
              </table:table-cell>
            </table:table-row>
            <table:table-row>
              <table:table-cell office:value-type="float" office:value="274">
                <text:p>274</text:p>
              </table:table-cell>
              <table:table-cell office:value-type="float" office:value="0.752381">
                <text:p>0.75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9905">
                <text:p>0.929905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718095">
                <text:p>0.718095</text:p>
              </table:table-cell>
              <table:table-cell office:value-type="float" office:value="0.939048">
                <text:p>0.93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6095">
                <text:p>0.926095</text:p>
              </table:table-cell>
            </table:table-row>
            <table:table-row>
              <table:table-cell office:value-type="float" office:value="276">
                <text:p>276</text:p>
              </table:table-cell>
              <table:table-cell office:value-type="float" office:value="0.716667">
                <text:p>0.71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5238">
                <text:p>0.94523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619">
                <text:p>0.92619</text:p>
              </table:table-cell>
            </table:table-row>
            <table:table-row>
              <table:table-cell office:value-type="float" office:value="277">
                <text:p>277</text:p>
              </table:table-cell>
              <table:table-cell office:value-type="float" office:value="0.779524">
                <text:p>0.77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095">
                <text:p>0.9480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2762">
                <text:p>0.932762</text:p>
              </table:table-cell>
            </table:table-row>
            <table:table-row>
              <table:table-cell office:value-type="float" office:value="278">
                <text:p>278</text:p>
              </table:table-cell>
              <table:table-cell office:value-type="float" office:value="0.796667">
                <text:p>0.79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4429">
                <text:p>0.934429</text:p>
              </table:table-cell>
            </table:table-row>
            <table:table-row>
              <table:table-cell office:value-type="float" office:value="279">
                <text:p>279</text:p>
              </table:table-cell>
              <table:table-cell office:value-type="float" office:value="0.84381">
                <text:p>0.84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524">
                <text:p>0.949524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9333">
                <text:p>0.939333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822381">
                <text:p>0.82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">
                <text:p>0.9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6286">
                <text:p>0.936286</text:p>
              </table:table-cell>
            </table:table-row>
            <table:table-row>
              <table:table-cell office:value-type="float" office:value="281">
                <text:p>281</text:p>
              </table:table-cell>
              <table:table-cell office:value-type="float" office:value="0.865238">
                <text:p>0.86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762">
                <text:p>0.94476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1">
                <text:p>0.941</text:p>
              </table:table-cell>
            </table:table-row>
            <table:table-row>
              <table:table-cell office:value-type="float" office:value="282">
                <text:p>282</text:p>
              </table:table-cell>
              <table:table-cell office:value-type="float" office:value="0.855238">
                <text:p>0.85523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6667">
                <text:p>0.94666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019">
                <text:p>0.94019</text:p>
              </table:table-cell>
            </table:table-row>
            <table:table-row>
              <table:table-cell office:value-type="float" office:value="283">
                <text:p>283</text:p>
              </table:table-cell>
              <table:table-cell office:value-type="float" office:value="0.859524">
                <text:p>0.85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429">
                <text:p>0.95142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1095">
                <text:p>0.941095</text:p>
              </table:table-cell>
            </table:table-row>
            <table:table-row>
              <table:table-cell office:value-type="float" office:value="284">
                <text:p>284</text:p>
              </table:table-cell>
              <table:table-cell office:value-type="float" office:value="0.838095">
                <text:p>0.83809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4286">
                <text:p>0.94428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919">
                <text:p>0.93919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0.822857">
                <text:p>0.82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7143">
                <text:p>0.937143</text:p>
              </table:table-cell>
            </table:table-row>
            <table:table-row>
              <table:table-cell office:value-type="float" office:value="286">
                <text:p>286</text:p>
              </table:table-cell>
              <table:table-cell office:value-type="float" office:value="0.853333">
                <text:p>0.853333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476">
                <text:p>0.9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9429">
                <text:p>0.939429</text:p>
              </table:table-cell>
            </table:table-row>
            <table:table-row>
              <table:table-cell office:value-type="float" office:value="287">
                <text:p>287</text:p>
              </table:table-cell>
              <table:table-cell office:value-type="float" office:value="0.855714">
                <text:p>0.85571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9476">
                <text:p>0.939476</text:p>
              </table:table-cell>
            </table:table-row>
            <table:table-row>
              <table:table-cell office:value-type="float" office:value="288">
                <text:p>288</text:p>
              </table:table-cell>
              <table:table-cell office:value-type="float" office:value="0.866667">
                <text:p>0.86666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40619">
                <text:p>0.940619</text:p>
              </table:table-cell>
            </table:table-row>
            <table:table-row>
              <table:table-cell office:value-type="float" office:value="289">
                <text:p>289</text:p>
              </table:table-cell>
              <table:table-cell office:value-type="float" office:value="0.851905">
                <text:p>0.85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39095">
                <text:p>0.93909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734286">
                <text:p>0.73428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7762">
                <text:p>0.927762</text:p>
              </table:table-cell>
            </table:table-row>
            <table:table-row>
              <table:table-cell office:value-type="float" office:value="291">
                <text:p>291</text:p>
              </table:table-cell>
              <table:table-cell office:value-type="float" office:value="0.741429">
                <text:p>0.741429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619">
                <text:p>0.947619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8905">
                <text:p>0.928905</text:p>
              </table:table-cell>
            </table:table-row>
            <table:table-row>
              <table:table-cell office:value-type="float" office:value="292">
                <text:p>292</text:p>
              </table:table-cell>
              <table:table-cell office:value-type="float" office:value="0.709048">
                <text:p>0.709048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8571">
                <text:p>0.94857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25762">
                <text:p>0.925762</text:p>
              </table:table-cell>
            </table:table-row>
            <table:table-row>
              <table:table-cell office:value-type="float" office:value="293">
                <text:p>293</text:p>
              </table:table-cell>
              <table:table-cell office:value-type="float" office:value="0.64381">
                <text:p>0.64381</text:p>
              </table:table-cell>
              <table:table-cell office:value-type="float" office:value="0.92">
                <text:p>0.92</text:p>
              </table:table-cell>
              <table:table-cell office:value-type="float" office:value="0.942857">
                <text:p>0.942857</text:p>
              </table:table-cell>
              <table:table-cell office:value-type="float" office:value="0.943333">
                <text:p>0.94333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6429">
                <text:p>0.916429</text:p>
              </table:table-cell>
            </table:table-row>
            <table:table-row>
              <table:table-cell office:value-type="float" office:value="294">
                <text:p>294</text:p>
              </table:table-cell>
              <table:table-cell office:value-type="float" office:value="0.649048">
                <text:p>0.649048</text:p>
              </table:table-cell>
              <table:table-cell office:value-type="float" office:value="0.849524">
                <text:p>0.84952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476">
                <text:p>0.950476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9667">
                <text:p>0.909667</text:p>
              </table:table-cell>
            </table:table-row>
            <table:table-row>
              <table:table-cell office:value-type="float" office:value="295">
                <text:p>295</text:p>
              </table:table-cell>
              <table:table-cell office:value-type="float" office:value="0.657143">
                <text:p>0.657143</text:p>
              </table:table-cell>
              <table:table-cell office:value-type="float" office:value="0.770476">
                <text:p>0.77047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1905">
                <text:p>0.951905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2714">
                <text:p>0.902714</text:p>
              </table:table-cell>
            </table:table-row>
            <table:table-row>
              <table:table-cell office:value-type="float" office:value="296">
                <text:p>296</text:p>
              </table:table-cell>
              <table:table-cell office:value-type="float" office:value="0.640476">
                <text:p>0.640476</text:p>
              </table:table-cell>
              <table:table-cell office:value-type="float" office:value="0.854286">
                <text:p>0.854286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9476">
                <text:p>0.909476</text:p>
              </table:table-cell>
            </table:table-row>
            <table:table-row>
              <table:table-cell office:value-type="float" office:value="297">
                <text:p>297</text:p>
              </table:table-cell>
              <table:table-cell office:value-type="float" office:value="0.642381">
                <text:p>0.642381</text:p>
              </table:table-cell>
              <table:table-cell office:value-type="float" office:value="0.822381">
                <text:p>0.822381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50952">
                <text:p>0.950952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6333">
                <text:p>0.906333</text:p>
              </table:table-cell>
            </table:table-row>
            <table:table-row>
              <table:table-cell office:value-type="float" office:value="298">
                <text:p>298</text:p>
              </table:table-cell>
              <table:table-cell office:value-type="float" office:value="0.649048">
                <text:p>0.649048</text:p>
              </table:table-cell>
              <table:table-cell office:value-type="float" office:value="0.839524">
                <text:p>0.839524</text:p>
              </table:table-cell>
              <table:table-cell office:value-type="float" office:value="0.94">
                <text:p>0.94</text:p>
              </table:table-cell>
              <table:table-cell office:value-type="float" office:value="0.942857">
                <text:p>0.942857</text:p>
              </table:table-cell>
              <table:table-cell office:value-type="float" office:value="0.947143">
                <text:p>0.947143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08048">
                <text:p>0.908048</text:p>
              </table:table-cell>
            </table:table-row>
            <table:table-row>
              <table:table-cell office:value-type="float" office:value="299">
                <text:p>299</text:p>
              </table:table-cell>
              <table:table-cell office:value-type="float" office:value="0.669048">
                <text:p>0.669048</text:p>
              </table:table-cell>
              <table:table-cell office:value-type="float" office:value="0.871905">
                <text:p>0.871905</text:p>
              </table:table-cell>
              <table:table-cell office:value-type="float" office:value="0.942857">
                <text:p>0.942857</text:p>
              </table:table-cell>
              <table:table-cell office:value-type="float" office:value="0.942857">
                <text:p>0.942857</text:p>
              </table:table-cell>
              <table:table-cell office:value-type="float" office:value="0.949048">
                <text:p>0.949048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52381">
                <text:p>0.952381</text:p>
              </table:table-cell>
              <table:table-cell office:value-type="float" office:value="0.913762">
                <text:p>0.9137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